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119cm"/>
    </style:style>
    <style:style style:name="co2" style:family="table-column">
      <style:table-column-properties fo:break-before="auto" style:column-width="8.292cm"/>
    </style:style>
    <style:style style:name="co3" style:family="table-column">
      <style:table-column-properties fo:break-before="auto" style:column-width="30.843cm"/>
    </style:style>
    <style:style style:name="co4" style:family="table-column">
      <style:table-column-properties fo:break-before="auto" style:column-width="8.075cm"/>
    </style:style>
    <style:style style:name="co5" style:family="table-column">
      <style:table-column-properties fo:break-before="auto" style:column-width="9.162cm"/>
    </style:style>
    <style:style style:name="co6" style:family="table-column">
      <style:table-column-properties fo:break-before="auto" style:column-width="16.462cm"/>
    </style:style>
    <style:style style:name="co7" style:family="table-column">
      <style:table-column-properties fo:break-before="auto" style:column-width="4.193cm"/>
    </style:style>
    <style:style style:name="co8" style:family="table-column">
      <style:table-column-properties fo:break-before="auto" style:column-width="2.267cm"/>
    </style:style>
    <style:style style:name="co9" style:family="table-column">
      <style:table-column-properties fo:break-before="auto" style:column-width="5.156cm"/>
    </style:style>
    <style:style style:name="co10" style:family="table-column">
      <style:table-column-properties fo:break-before="auto" style:column-width="13.046cm"/>
    </style:style>
    <style:style style:name="co11" style:family="table-column">
      <style:table-column-properties fo:break-before="auto" style:column-width="11.275cm"/>
    </style:style>
    <style:style style:name="co12" style:family="table-column">
      <style:table-column-properties fo:break-before="auto" style:column-width="12.548cm"/>
    </style:style>
    <style:style style:name="co13" style:family="table-column">
      <style:table-column-properties fo:break-before="auto" style:column-width="11.12cm"/>
    </style:style>
    <style:style style:name="co14" style:family="table-column">
      <style:table-column-properties fo:break-before="auto" style:column-width="18.792cm"/>
    </style:style>
    <style:style style:name="ro1" style:family="table-row">
      <style:table-row-properties style:row-height="0.958cm" fo:break-before="auto" style:use-optimal-row-height="false"/>
    </style:style>
    <style:style style:name="ro2" style:family="table-row">
      <style:table-row-properties style:row-height="2.258cm" fo:break-before="auto" style:use-optimal-row-height="false"/>
    </style:style>
    <style:style style:name="ro3" style:family="table-row">
      <style:table-row-properties style:row-height="1.81cm" fo:break-before="auto" style:use-optimal-row-height="true"/>
    </style:style>
    <style:style style:name="ro4" style:family="table-row">
      <style:table-row-properties style:row-height="2.399cm" fo:break-before="auto" style:use-optimal-row-height="true"/>
    </style:style>
    <style:style style:name="ro5" style:family="table-row">
      <style:table-row-properties style:row-height="0.684cm" fo:break-before="auto" style:use-optimal-row-height="true"/>
    </style:style>
    <style:style style:name="ro6" style:family="table-row">
      <style:table-row-properties style:row-height="0.43cm" fo:break-before="auto" style:use-optimal-row-height="true"/>
    </style:style>
    <style:style style:name="ro7" style:family="table-row">
      <style:table-row-properties style:row-height="1.577cm" fo:break-before="auto" style:use-optimal-row-height="false"/>
    </style:style>
    <style:style style:name="ro8" style:family="table-row">
      <style:table-row-properties style:row-height="2.939cm" fo:break-before="auto" style:use-optimal-row-height="false"/>
    </style:style>
    <style:style style:name="ro9" style:family="table-row">
      <style:table-row-properties style:row-height="7.364cm" fo:break-before="auto" style:use-optimal-row-height="false"/>
    </style:style>
    <style:style style:name="ro10" style:family="table-row">
      <style:table-row-properties style:row-height="11.882cm" fo:break-before="auto" style:use-optimal-row-height="false"/>
    </style:style>
    <style:style style:name="ro11" style:family="table-row">
      <style:table-row-properties style:row-height="7.001cm" fo:break-before="auto" style:use-optimal-row-height="false"/>
    </style:style>
    <style:style style:name="ro12" style:family="table-row">
      <style:table-row-properties style:row-height="2.117cm" fo:break-before="auto" style:use-optimal-row-height="true"/>
    </style:style>
    <style:style style:name="ro13" style:family="table-row">
      <style:table-row-properties style:row-height="0.5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cm"/>
      <style:text-properties fo:font-size="16pt" fo:font-weight="bold" style:font-size-asian="16pt" style:font-weight-asian="bold" style:font-size-complex="16pt" style:font-weight-complex="bold"/>
    </style:style>
    <style:style style:name="ce2" style:family="table-cell" style:parent-style-name="Default">
      <style:table-cell-properties style:text-align-source="fix" style:repeat-content="false"/>
      <style:paragraph-properties fo:text-align="start" fo:margin-left="0cm"/>
      <style:text-properties fo:font-size="16pt" fo:font-weight="bold" style:font-size-asian="16pt" style:font-weight-asian="bold" style:font-size-complex="16pt" style:font-weight-complex="bold"/>
    </style:style>
    <style:style style:name="ce3" style:family="table-cell" style:parent-style-name="Default">
      <style:table-cell-properties fo:wrap-option="wrap"/>
      <style:text-properties fo:font-size="16pt" style:font-size-asian="16pt" style:font-size-complex="16pt"/>
    </style:style>
    <style:style style:name="ce4" style:family="table-cell" style:parent-style-name="Default">
      <style:table-cell-properties fo:wrap-option="wrap"/>
      <style:text-properties fo:font-size="16pt" fo:font-weight="bold" style:font-size-asian="16pt" style:font-weight-asian="bold" style:font-size-complex="16pt" style:font-weight-complex="bold"/>
    </style:style>
    <style:style style:name="ce5" style:family="table-cell" style:parent-style-name="Default">
      <style:text-properties fo:font-size="16pt" style:font-size-asian="16pt" style:font-size-complex="16pt"/>
    </style:style>
    <style:style style:name="ce6" style:family="table-cell" style:parent-style-name="Default">
      <style:text-properties style:font-name="Arial1" fo:font-size="15pt" style:font-size-asian="15pt" style:font-size-complex="15pt"/>
    </style:style>
    <style:style style:name="ce7" style:family="table-cell" style:parent-style-name="Default">
      <style:table-cell-properties fo:wrap-option="wrap"/>
      <style:text-properties style:use-window-font-color="true" style:text-outline="false" style:text-line-through-style="none" style:font-name="Arial1" fo:font-size="15pt" fo:language="en" fo:country="NZ" fo:font-style="normal" fo:text-shadow="none" style:text-underline-style="none" fo:font-weight="normal" style:text-underline-mode="continuous" style:text-overline-mode="continuous" style:text-line-through-mode="continuous" style:font-name-asian="Arial Unicode MS" style:font-size-asian="15pt" style:language-asian="zh" style:country-asian="CN" style:font-style-asian="normal" style:font-weight-asian="normal" style:font-size-complex="15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fo:font-size="15pt" style:font-size-asian="15pt" style:font-size-complex="15pt"/>
    </style:style>
    <style:style style:name="ce9" style:family="table-cell" style:parent-style-name="Default">
      <style:table-cell-properties fo:border-bottom="0.088cm solid #ffffff" fo:background-color="#000000" style:text-align-source="fix" style:repeat-content="false" fo:wrap-option="wrap" fo:border-left="none" fo:border-right="none" fo:border-top="0.088cm solid #ffffff" style:vertical-align="middle"/>
      <style:paragraph-properties fo:text-align="start" fo:margin-left="0.423cm"/>
      <style:text-properties fo:color="#ffff00" fo:font-size="13pt" fo:font-weight="bold" style:font-size-asian="13pt" style:font-weight-asian="bold" style:font-size-complex="13pt" style:font-weight-complex="bold"/>
    </style:style>
    <style:style style:name="ce10" style:family="table-cell" style:parent-style-name="Default">
      <style:table-cell-properties fo:border-bottom="0.088cm solid #ffffff" fo:background-color="#000000" style:text-align-source="fix" style:repeat-content="false" fo:wrap-option="wrap" fo:border-left="none" fo:border-right="none" fo:border-top="0.088cm solid #ffffff" style:vertical-align="middle"/>
      <style:paragraph-properties fo:text-align="start" fo:margin-left="0.423cm"/>
      <style:text-properties fo:color="#ffff00" style:font-name="Arial" fo:font-size="13pt" fo:font-weight="bold" style:font-name-asian="Arial Unicode MS" style:font-size-asian="13pt" style:font-weight-asian="bold" style:font-name-complex="Arial Unicode MS" style:font-size-complex="13pt" style:font-weight-complex="bold"/>
    </style:style>
    <style:style style:name="ce11" style:family="table-cell" style:parent-style-name="Default">
      <style:table-cell-properties fo:border-bottom="0.088cm solid #ffffff" fo:background-color="#000000" style:text-align-source="fix" style:repeat-content="false" fo:wrap-option="wrap" fo:border-left="none" fo:border-right="none" fo:border-top="0.088cm solid #ffffff" style:vertical-align="middle"/>
      <style:paragraph-properties fo:text-align="start" fo:margin-left="0.423cm"/>
      <style:text-properties fo:color="#ffff00" style:font-name="Arial" fo:font-size="13pt" fo:font-style="normal" fo:font-weight="bold" style:font-name-asian="Arial Unicode MS" style:font-size-asian="13pt" style:font-style-asian="normal" style:font-weight-asian="bold" style:font-name-complex="Arial Unicode MS" style:font-size-complex="13pt" style:font-style-complex="normal" style:font-weight-complex="bold"/>
    </style:style>
    <style:style style:name="ce12" style:family="table-cell" style:parent-style-name="Default">
      <style:table-cell-properties style:text-align-source="fix" style:repeat-content="false" fo:background-color="transparent"/>
      <style:paragraph-properties fo:text-align="center" fo:margin-left="0cm"/>
      <style:text-properties fo:color="#000000" fo:font-size="13pt" fo:font-weight="bold" style:font-size-asian="13pt" style:font-weight-asian="bold" style:font-size-complex="13pt" style:font-weight-complex="bold"/>
    </style:style>
    <style:style style:name="ce13" style:family="table-cell" style:parent-style-name="Default">
      <style:table-cell-properties fo:border-bottom="0.088cm solid #ffffff" fo:background-color="#ffff00" style:text-align-source="fix" style:repeat-content="false" fo:border-left="none" fo:border-right="none" fo:border-top="none" style:vertical-align="middle"/>
      <style:paragraph-properties fo:text-align="center" fo:margin-left="0cm"/>
      <style:text-properties fo:color="#0000ff" fo:font-size="18pt" fo:font-style="normal" style:text-underline-style="none" fo:font-weight="bold" style:font-size-asian="18pt" style:font-style-asian="normal" style:font-weight-asian="bold" style:font-size-complex="18pt" style:font-style-complex="normal" style:font-weight-complex="bold"/>
    </style:style>
    <style:style style:name="ce14" style:family="table-cell" style:parent-style-name="Default">
      <style:table-cell-properties fo:background-color="#0000ff" style:text-align-source="fix" style:repeat-content="false" fo:wrap-option="wrap" fo:border="none" style:vertical-align="top"/>
      <style:paragraph-properties fo:text-align="center" fo:margin-left="0cm"/>
      <style:text-properties fo:color="#ffff00" fo:font-size="16pt" fo:font-style="italic" style:text-underline-style="none" fo:font-weight="normal" style:font-size-asian="16pt" style:font-style-asian="italic" style:font-weight-asian="normal" style:font-size-complex="16pt" style:font-style-complex="italic" style:font-weight-complex="normal"/>
    </style:style>
    <style:style style:name="ce15" style:family="table-cell" style:parent-style-name="Default">
      <style:table-cell-properties fo:background-color="#b2b2b2" style:text-align-source="fix" style:repeat-content="false" fo:wrap-option="wrap" fo:border="none" style:vertical-align="top"/>
      <style:paragraph-properties fo:text-align="start" fo:margin-left="0.212cm"/>
      <style:text-properties fo:color="#0000cc" fo:font-size="12pt" fo:font-style="normal"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ackground-color="#ffffff" style:text-align-source="fix" style:repeat-content="false" fo:wrap-option="wrap" fo:border="0.002cm solid #000000" style:vertical-align="top"/>
      <style:paragraph-properties fo:text-align="start" fo:margin-left="0.212cm"/>
      <style:text-properties fo:color="#000000" fo:font-size="10pt" style:text-underline-style="none" fo:font-weight="bold" style:font-size-asian="10pt" style:font-weight-asian="bold" style:font-size-complex="10pt" style:font-weight-complex="bold"/>
    </style:style>
    <style:style style:name="ce17" style:family="table-cell" style:parent-style-name="Default">
      <style:table-cell-properties style:text-align-source="fix" style:repeat-content="false" fo:wrap-option="wrap" fo:border="0.002cm solid #000000" style:vertical-align="top"/>
      <style:paragraph-properties fo:text-align="start" fo:margin-left="0.212cm"/>
    </style:style>
    <style:style style:name="ce18" style:family="table-cell" style:parent-style-name="Default">
      <style:table-cell-properties fo:background-color="#b2b2b2" style:text-align-source="fix" style:repeat-content="false" fo:wrap-option="wrap" fo:border="none" style:vertical-align="top"/>
      <style:paragraph-properties fo:text-align="start" fo:margin-left="0.212cm"/>
      <style:text-properties fo:color="#0000cc" fo:font-size="12pt" style:text-underline-style="none" fo:font-weight="bold" style:font-size-asian="12pt" style:font-weight-asian="bold" style:font-size-complex="12pt" style:font-weight-complex="bold"/>
    </style:style>
    <style:style style:name="ce19" style:family="table-cell" style:parent-style-name="Default">
      <style:table-cell-properties fo:background-color="#b2b2b2" style:text-align-source="fix" style:repeat-content="false" fo:wrap-option="wrap" fo:border="none" style:vertical-align="top"/>
      <style:paragraph-properties fo:text-align="start" fo:margin-left="0.212cm"/>
      <style:text-properties fo:color="#0000cc" fo:font-size="12pt" fo:font-style="italic" style:text-underline-style="none" fo:font-weight="bold" style:font-size-asian="12pt" style:font-style-asian="italic" style:font-weight-asian="bold" style:font-size-complex="12pt" style:font-style-complex="italic" style:font-weight-complex="bold"/>
    </style:style>
    <style:style style:name="ce20" style:family="table-cell" style:parent-style-name="Default">
      <style:table-cell-properties fo:wrap-option="wrap" style:vertical-align="top"/>
      <style:text-properties fo:color="#000000" fo:font-size="15pt" style:font-size-asian="15pt" style:font-size-complex="15pt"/>
    </style:style>
    <style:style style:name="ce21" style:family="table-cell" style:parent-style-name="Default">
      <style:table-cell-properties fo:background-color="#ffffff" style:text-align-source="fix" style:repeat-content="false" fo:wrap-option="wrap" fo:border="0.002cm solid #000000" style:vertical-align="top"/>
      <style:paragraph-properties fo:text-align="start" fo:margin-left="0.212cm"/>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ce22" style:family="table-cell" style:parent-style-name="Default">
      <style:table-cell-properties fo:background-color="#b2b2b2" style:text-align-source="fix" style:repeat-content="false" fo:wrap-option="wrap" fo:border="none" style:vertical-align="top"/>
      <style:paragraph-properties fo:text-align="start" fo:margin-left="0.212cm"/>
      <style:text-properties fo:color="#0000cc" fo:font-size="12pt" fo:font-style="italic" style:text-underline-style="none" fo:font-weight="normal" style:font-size-asian="12pt" style:font-style-asian="italic" style:font-weight-asian="normal" style:font-size-complex="12pt" style:font-style-complex="italic" style:font-weight-complex="normal"/>
    </style:style>
    <style:style style:name="ce23" style:family="table-cell" style:parent-style-name="Default">
      <style:table-cell-properties style:text-align-source="fix" style:repeat-content="false" fo:wrap-option="wrap"/>
      <style:paragraph-properties fo:text-align="start" fo:margin-left="0.212cm"/>
    </style:style>
    <style:style style:name="ce24" style:family="table-cell" style:parent-style-name="Default">
      <style:table-cell-properties style:text-align-source="fix" style:repeat-content="false" fo:wrap-option="wrap" style:vertical-align="top"/>
      <style:paragraph-properties fo:text-align="start" fo:margin-left="0.212cm"/>
    </style:style>
    <style:style style:name="T1" style:family="text">
      <style:text-properties style:font-name="Arial" style:font-name-asian="Arial Unicode MS" style:font-name-complex="Arial Unicode MS"/>
    </style:style>
    <style:style style:name="T2" style:family="text">
      <style:text-properties fo:color="#808080" style:font-name="Arial" fo:font-style="italic" style:font-name-asian="Arial Unicode MS" style:font-style-asian="italic" style:font-name-complex="Arial Unicode MS" style:font-style-complex="italic"/>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7"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fo:font-style="normal" style:font-style-asian="normal" style:font-style-complex="normal"/>
    </style:style>
  </office:automatic-styles>
  <office:body>
    <office:spreadsheet>
      <table:table table:name="DEV_NOTES" table:style-name="ta1" table:print="false">
        <table:table-column table:style-name="co1" table:default-cell-style-name="ce1"/>
        <table:table-column table:style-name="co2" table:default-cell-style-name="ce3"/>
        <table:table-column table:style-name="co3" table:default-cell-style-name="ce5"/>
        <table:table-column table:style-name="co1" table:number-columns-repeated="3" table:default-cell-style-name="ce5"/>
        <table:table-column table:style-name="co1" table:number-columns-repeated="1018" table:default-cell-style-name="Default"/>
        <table:table-row table:style-name="ro1">
          <table:table-cell table:number-columns-repeated="1024"/>
        </table:table-row>
        <table:table-row table:style-name="ro1">
          <table:table-cell table:style-name="ce2" office:value-type="string">
            <text:p>TECH STACK</text:p>
          </table:table-cell>
          <table:table-cell table:number-columns-repeated="1023"/>
        </table:table-row>
        <table:table-row table:style-name="ro1">
          <table:table-cell office:value-type="string">
            <text:p>Front End</text:p>
          </table:table-cell>
          <table:table-cell office:value-type="string">
            <text:p>Tauri + any .js framework</text:p>
          </table:table-cell>
          <table:table-cell office:value-type="string">
            <text:p>Electron (Chromium engine)</text:p>
          </table:table-cell>
          <table:table-cell table:number-columns-repeated="1021"/>
        </table:table-row>
        <table:table-row table:style-name="ro1">
          <table:table-cell office:value-type="string">
            <text:p>Back End</text:p>
          </table:table-cell>
          <table:table-cell office:value-type="string">
            <text:p><text:s/>'main.rs'</text:p>
          </table:table-cell>
          <table:table-cell table:number-columns-repeated="1022"/>
        </table:table-row>
        <table:table-row table:style-name="ro1">
          <table:table-cell office:value-type="string">
            <text:p>Dependencies</text:p>
          </table:table-cell>
          <table:table-cell table:style-name="ce4" office:value-type="string">
            <text:p>Rust, Node.js</text:p>
          </table:table-cell>
          <table:table-cell table:number-columns-repeated="1022"/>
        </table:table-row>
        <table:table-row table:style-name="ro2">
          <table:table-cell/>
          <table:table-cell office:value-type="string">
            <text:p>Define coded in RUST that can be invoked from front end</text:p>
          </table:table-cell>
          <table:table-cell table:number-columns-repeated="1022"/>
        </table:table-row>
        <table:table-row table:style-name="ro1">
          <table:table-cell/>
          <table:table-cell office:value-type="string">
            <text:p>'</text:p>
          </table:table-cell>
          <table:table-cell table:number-columns-repeated="1022"/>
        </table:table-row>
        <table:table-row table:style-name="ro1" table:number-rows-repeated="2">
          <table:table-cell table:number-columns-repeated="1024"/>
        </table:table-row>
        <table:table-row table:style-name="ro1">
          <table:table-cell office:value-type="string">
            <text:p>SERVER: </text:p>
          </table:table-cell>
          <table:table-cell office:value-type="string">
            <text:p>RENDER.COM</text:p>
          </table:table-cell>
          <table:table-cell table:number-columns-repeated="1022"/>
        </table:table-row>
        <table:table-row table:style-name="ro1">
          <table:table-cell office:value-type="string">
            <text:p>Endpoints</text:p>
          </table:table-cell>
          <table:table-cell office:value-type="string">
            <text:p>player.obie.bar</text:p>
          </table:table-cell>
          <table:table-cell office:value-type="string">
            <text:p>https://outside-obie-videojukebox.onrender.com/player.html</text:p>
          </table:table-cell>
          <table:table-cell table:number-columns-repeated="1021"/>
        </table:table-row>
        <table:table-row table:style-name="ro1">
          <table:table-cell/>
          <table:table-cell office:value-type="string">
            <text:p>jukebox.obie.bar</text:p>
          </table:table-cell>
          <table:table-cell office:value-type="string">
            <text:p>https://outside-obie-videojukebox.onrender.com/</text:p>
          </table:table-cell>
          <table:table-cell table:number-columns-repeated="1021"/>
        </table:table-row>
        <table:table-row table:style-name="ro1">
          <table:table-cell/>
          <table:table-cell office:value-type="string">
            <text:p>admin.obie.bar</text:p>
          </table:table-cell>
          <table:table-cell office:value-type="string">
            <text:p>https://outside-obie-videojukebox.onrender.com/admin.html</text:p>
          </table:table-cell>
          <table:table-cell table:number-columns-repeated="1021"/>
        </table:table-row>
        <table:table-row table:style-name="ro1">
          <table:table-cell/>
          <table:table-cell office:value-type="string">
            <text:p>obie.bar</text:p>
          </table:table-cell>
          <table:table-cell office:value-type="string">
            <text:p>https://outside-obie-videojukebox.onrender.com/touch-ui.html</text:p>
          </table:table-cell>
          <table:table-cell table:number-columns-repeated="1021"/>
        </table:table-row>
        <table:table-row table:style-name="ro1">
          <table:table-cell table:number-columns-repeated="1024"/>
        </table:table-row>
        <table:table-row table:style-name="ro1">
          <table:table-cell office:value-type="string">
            <text:p>OBIE WEBSITE:</text:p>
          </table:table-cell>
          <table:table-cell office:value-type="string">
            <text:p>player.obie.bar</text:p>
          </table:table-cell>
          <table:table-cell office:value-type="string">
            <text:p>https://outside-obie-videojukebox.onrender.com/player.html</text:p>
          </table:table-cell>
          <table:table-cell table:number-columns-repeated="1021"/>
        </table:table-row>
        <table:table-row table:style-name="ro1">
          <table:table-cell/>
          <table:table-cell office:value-type="string">
            <text:p>jukebox.obie.bar</text:p>
          </table:table-cell>
          <table:table-cell office:value-type="string">
            <text:p>https://outside-obie-videojukebox.onrender.com/</text:p>
          </table:table-cell>
          <table:table-cell table:number-columns-repeated="1021"/>
        </table:table-row>
        <table:table-row table:style-name="ro1">
          <table:table-cell/>
          <table:table-cell office:value-type="string">
            <text:p>admin.obie.bar</text:p>
          </table:table-cell>
          <table:table-cell office:value-type="string">
            <text:p>https://outside-obie-videojukebox.onrender.com/admin.html</text:p>
          </table:table-cell>
          <table:table-cell table:number-columns-repeated="1021"/>
        </table:table-row>
        <table:table-row table:style-name="ro1" table:number-rows-repeated="3">
          <table:table-cell table:number-columns-repeated="1024"/>
        </table:table-row>
        <table:table-row table:style-name="ro1">
          <table:table-cell table:style-name="ce2" office:value-type="string">
            <text:p>DATABASE</text:p>
          </table:table-cell>
          <table:table-cell table:number-columns-repeated="1023"/>
        </table:table-row>
        <table:table-row table:style-name="ro1">
          <table:table-cell office:value-type="string">
            <text:p>Parameters</text:p>
          </table:table-cell>
          <table:table-cell office:value-type="string">
            <text:p>Index</text:p>
          </table:table-cell>
          <table:table-cell table:style-name="ce6" office:value-type="string">
            <text:p>This is a sequential Count of all database entries, starting at 1</text:p>
          </table:table-cell>
          <table:table-cell table:number-columns-repeated="1021"/>
        </table:table-row>
        <table:table-row table:style-name="ro1">
          <table:table-cell/>
          <table:table-cell office:value-type="string">
            <text:p>VideoID</text:p>
          </table:table-cell>
          <table:table-cell table:style-name="ce6" office:value-type="string">
            <text:p>Unique YouTube Music Identifier</text:p>
          </table:table-cell>
          <table:table-cell table:number-columns-repeated="1021"/>
        </table:table-row>
        <table:table-row table:style-name="ro1">
          <table:table-cell/>
          <table:table-cell office:value-type="string">
            <text:p>Year</text:p>
          </table:table-cell>
          <table:table-cell table:style-name="ce6" office:value-type="string">
            <text:p>Year of Music Video Release</text:p>
          </table:table-cell>
          <table:table-cell table:number-columns-repeated="1021"/>
        </table:table-row>
        <table:table-row table:style-name="ro1">
          <table:table-cell/>
          <table:table-cell office:value-type="string">
            <text:p>Artist</text:p>
          </table:table-cell>
          <table:table-cell table:style-name="ce6" office:value-type="string">
            <text:p>Artist Name</text:p>
          </table:table-cell>
          <table:table-cell table:number-columns-repeated="1021"/>
        </table:table-row>
        <table:table-row table:style-name="ro1">
          <table:table-cell/>
          <table:table-cell office:value-type="string">
            <text:p>SongTitle</text:p>
          </table:table-cell>
          <table:table-cell table:style-name="ce6" office:value-type="string">
            <text:p>Song Title</text:p>
          </table:table-cell>
          <table:table-cell table:number-columns-repeated="1021"/>
        </table:table-row>
        <table:table-row table:style-name="ro3">
          <table:table-cell/>
          <table:table-cell office:value-type="string">
            <text:p>ArtistID</text:p>
          </table:table-cell>
          <table:table-cell table:style-name="ce7" office:value-type="string">
            <text:p>a unique identifier for each artist, assigned aplhabetically &amp; sequentially starting at '1', and incrementing in steps of 1, only if the "Artist" parameter is different from the previous element (i.e. when the "Artist" parameter changes from it's previous value, the assigned "ArtistID" increments by 1.</text:p>
          </table:table-cell>
          <table:table-cell table:number-columns-repeated="1021"/>
        </table:table-row>
        <table:table-row table:style-name="ro4">
          <table:table-cell/>
          <table:table-cell office:value-type="string">
            <text:p>SongID</text:p>
          </table:table-cell>
          <table:table-cell table:style-name="ce7" office:value-type="string">
            <text:p>a Sequential Index of each song by a given artist, calculated by adding 1 to the ArtistID for each song, incrementing in steps of 1 for subsequent songs by the same artist (i.e. when the "ArtistID" parameter != "ArtistID" of the previous elements, the assigned "SongID"="[("ArtistID"*100)+1]". Conversely, when the "ArtistID" parameter =="ArtistID" of the previous element, The assigned "SongID" increments by 1; e.g. "SongID"="[(previous element "SongID" value)+1]"</text:p>
          </table:table-cell>
          <table:table-cell table:number-columns-repeated="1021"/>
        </table:table-row>
        <table:table-row table:style-name="ro1">
          <table:table-cell/>
          <table:table-cell office:value-type="string">
            <text:p>ThumbnailURL</text:p>
          </table:table-cell>
          <table:table-cell table:style-name="ce6" office:value-type="string">
            <text:p>The URL of the associated VideoID Thumbnail</text:p>
          </table:table-cell>
          <table:table-cell table:number-columns-repeated="1021"/>
        </table:table-row>
        <table:table-row table:style-name="ro1">
          <table:table-cell/>
          <table:table-cell office:value-type="string">
            <text:p>Genres</text:p>
          </table:table-cell>
          <table:table-cell table:style-name="ce6" office:value-type="string">
            <text:p>ALL of the associated genres from the source.json data</text:p>
          </table:table-cell>
          <table:table-cell table:number-columns-repeated="1021"/>
        </table:table-row>
        <table:table-row table:style-name="ro1">
          <table:table-cell/>
          <table:table-cell office:value-type="string">
            <text:p>Genre </text:p>
          </table:table-cell>
          <table:table-cell table:style-name="ce7" office:value-type="string">
            <text:p>A single defining genre from the user-prescribed Genre_Categories</text:p>
          </table:table-cell>
          <table:table-cell table:number-columns-repeated="1021"/>
        </table:table-row>
        <table:table-row table:style-name="ro1">
          <table:table-cell/>
          <table:table-cell office:value-type="string">
            <text:p>PlayCount</text:p>
          </table:table-cell>
          <table:table-cell table:style-name="ce6" office:value-type="string">
            <text:p>Value from source data, otherwise set to '0'</text:p>
          </table:table-cell>
          <table:table-cell table:number-columns-repeated="1021"/>
        </table:table-row>
        <table:table-row table:style-name="ro1">
          <table:table-cell/>
          <table:table-cell office:value-type="string">
            <text:p>Validated</text:p>
          </table:table-cell>
          <table:table-cell table:style-name="ce8" office:value-type="string">
            <text:p>A flag, indicating whether the VideoID endpoint displays a valid video (not removed, hidden, or otherwise unavailable</text:p>
          </table:table-cell>
          <table:table-cell table:number-columns-repeated="1021"/>
        </table:table-row>
        <table:table-row table:style-name="ro1" table:number-rows-repeated="2">
          <table:table-cell table:number-columns-repeated="2"/>
          <table:table-cell table:style-name="ce8"/>
          <table:table-cell table:number-columns-repeated="1021"/>
        </table:table-row>
        <table:table-row table:style-name="ro1" table:number-rows-repeated="1048539">
          <table:table-cell table:number-columns-repeated="1024"/>
        </table:table-row>
        <table:table-row table:style-name="ro1">
          <table:table-cell table:number-columns-repeated="1024"/>
        </table:table-row>
      </table:table>
      <table:table table:name="MAIN_WINDOW_UI~UX" table:style-name="ta1" table:print="false">
        <table:table-column table:style-name="co4" table:default-cell-style-name="ce1"/>
        <table:table-column table:style-name="co5" table:default-cell-style-name="ce3"/>
        <table:table-column table:style-name="co6" table:default-cell-style-name="ce5"/>
        <table:table-column table:style-name="co7" table:number-columns-repeated="3" table:default-cell-style-name="Default"/>
        <table:table-row table:style-name="ro5">
          <table:table-cell table:number-columns-repeated="6"/>
        </table:table-row>
        <table:table-row table:style-name="ro5">
          <table:table-cell table:style-name="ce2" office:value-type="string">
            <text:p>UI / UX Flow </text:p>
          </table:table-cell>
          <table:table-cell table:number-columns-repeated="5"/>
        </table:table-row>
        <table:table-row table:style-name="ro5">
          <table:table-cell office:value-type="string">
            <text:p>GRID DISPLAY VARIANTS</text:p>
          </table:table-cell>
          <table:table-cell table:style-name="ce4" office:value-type="string">
            <text:p>All Jukebox Videos</text:p>
          </table:table-cell>
          <table:table-cell office:value-type="string">
            <text:p>Displays entire database </text:p>
          </table:table-cell>
          <table:table-cell table:number-columns-repeated="3"/>
        </table:table-row>
        <table:table-row table:style-name="ro5">
          <table:table-cell/>
          <table:table-cell table:style-name="ce4" office:value-type="string">
            <text:p>Videos by Genre</text:p>
          </table:table-cell>
          <table:table-cell office:value-type="string">
            <text:p>Displays only videos with the selected Genre tag</text:p>
          </table:table-cell>
          <table:table-cell table:number-columns-repeated="3"/>
        </table:table-row>
        <table:table-row table:style-name="ro5">
          <table:table-cell/>
          <table:table-cell table:style-name="ce4" office:value-type="string">
            <text:p>Videos by Playlist</text:p>
          </table:table-cell>
          <table:table-cell office:value-type="string">
            <text:p>Displays only videos with the selected Genre tag</text:p>
          </table:table-cell>
          <table:table-cell table:number-columns-repeated="3"/>
        </table:table-row>
        <table:table-row table:style-name="ro5">
          <table:table-cell/>
          <table:table-cell table:style-name="ce4" office:value-type="string">
            <text:p>Videos by Search String</text:p>
          </table:table-cell>
          <table:table-cell office:value-type="string">
            <text:p>Displays all videos with artist / song matching search string (updates dynamically as text &gt;3 characters is entered by user)</text:p>
          </table:table-cell>
          <table:table-cell table:number-columns-repeated="3"/>
        </table:table-row>
        <table:table-row table:style-name="ro5">
          <table:table-cell/>
          <table:table-cell table:style-name="ce4" office:value-type="string">
            <text:p>Videos by Artist</text:p>
          </table:table-cell>
          <table:table-cell table:number-columns-repeated="4"/>
        </table:table-row>
        <table:table-row table:style-name="ro5" table:number-rows-repeated="2">
          <table:table-cell table:number-columns-repeated="6"/>
        </table:table-row>
        <table:table-row table:style-name="ro5">
          <table:table-cell office:value-type="string">
            <text:p>BROWSING OPTIONS</text:p>
          </table:table-cell>
          <table:table-cell office:value-type="string">
            <text:p>Browse ALL videos (Alphabetically)</text:p>
          </table:table-cell>
          <table:table-cell table:number-columns-repeated="4"/>
        </table:table-row>
        <table:table-row table:style-name="ro5">
          <table:table-cell/>
          <table:table-cell office:value-type="string">
            <text:p>player.obie.bar</text:p>
          </table:table-cell>
          <table:table-cell table:number-columns-repeated="4"/>
        </table:table-row>
        <table:table-row table:style-name="ro5">
          <table:table-cell/>
          <table:table-cell office:value-type="string">
            <text:p>jukebox.obie.bar</text:p>
          </table:table-cell>
          <table:table-cell table:number-columns-repeated="4"/>
        </table:table-row>
        <table:table-row table:style-name="ro5">
          <table:table-cell/>
          <table:table-cell office:value-type="string">
            <text:p>admin.obie.bar</text:p>
          </table:table-cell>
          <table:table-cell table:number-columns-repeated="4"/>
        </table:table-row>
        <table:table-row table:style-name="ro5">
          <table:table-cell/>
          <table:table-cell office:value-type="string">
            <text:p>obie.bar</text:p>
          </table:table-cell>
          <table:table-cell table:number-columns-repeated="4"/>
        </table:table-row>
        <table:table-row table:style-name="ro5">
          <table:table-cell table:number-columns-repeated="6"/>
        </table:table-row>
        <table:table-row table:style-name="ro5">
          <table:table-cell office:value-type="string">
            <text:p>SEARCH OPTIONS</text:p>
          </table:table-cell>
          <table:table-cell office:value-type="string">
            <text:p>Search <text:s/>ALL videos (Alphabetically)</text:p>
          </table:table-cell>
          <table:table-cell office:value-type="string">
            <text:p>Search ICON (Magnifying Glass icon)</text:p>
          </table:table-cell>
          <table:table-cell table:style-name="ce5" office:value-type="string">
            <text:p>Search ICON (Magnifying Glass icon)</text:p>
          </table:table-cell>
          <table:table-cell table:number-columns-repeated="2"/>
        </table:table-row>
        <table:table-row table:style-name="ro5">
          <table:table-cell/>
          <table:table-cell office:value-type="string">
            <text:p>Search by ARTIST</text:p>
          </table:table-cell>
          <table:table-cell table:number-columns-repeated="4"/>
        </table:table-row>
        <table:table-row table:style-name="ro5">
          <table:table-cell/>
          <table:table-cell office:value-type="string">
            <text:p>Search by GENRE</text:p>
          </table:table-cell>
          <table:table-cell table:number-columns-repeated="4"/>
        </table:table-row>
        <table:table-row table:style-name="ro5" table:number-rows-repeated="2">
          <table:table-cell table:number-columns-repeated="6"/>
        </table:table-row>
        <table:table-row table:style-name="ro5">
          <table:table-cell office:value-type="string">
            <text:p><text:s/></text:p>
          </table:table-cell>
          <table:table-cell table:number-columns-repeated="5"/>
        </table:table-row>
        <table:table-row table:style-name="ro6" table:number-rows-repeated="3">
          <table:table-cell table:style-name="Default" table:number-columns-repeated="3"/>
          <table:table-cell table:number-columns-repeated="3"/>
        </table:table-row>
        <table:table-row table:style-name="ro6">
          <table:table-cell table:style-name="Default" table:number-columns-repeated="2"/>
          <table:table-cell table:style-name="Default" office:value-type="string">
            <text:p>QWERTYUIO</text:p>
          </table:table-cell>
          <table:table-cell table:number-columns-repeated="3"/>
        </table:table-row>
        <table:table-row table:style-name="ro6">
          <table:table-cell table:style-name="Default" table:number-columns-repeated="2"/>
          <table:table-cell table:style-name="Default" office:value-type="string">
            <text:p>ASDFGHJKP</text:p>
          </table:table-cell>
          <table:table-cell table:number-columns-repeated="3"/>
        </table:table-row>
        <table:table-row table:style-name="ro6">
          <table:table-cell table:style-name="Default" table:number-columns-repeated="2"/>
          <table:table-cell table:style-name="Default" office:value-type="string">
            <text:p>ZXCVBNML</text:p>
          </table:table-cell>
          <table:table-cell table:number-columns-repeated="3"/>
        </table:table-row>
        <table:table-row table:style-name="ro6">
          <table:table-cell table:style-name="Default" table:number-columns-repeated="3"/>
          <table:table-cell table:number-columns-repeated="3"/>
        </table:table-row>
        <table:table-row table:style-name="ro6">
          <table:table-cell table:style-name="Default"/>
          <table:table-cell table:style-name="Default" office:value-type="string">
            <text:p>Search <text:s/>ALL videos (Alphabetically)</text:p>
          </table:table-cell>
          <table:table-cell table:style-name="Default"/>
          <table:table-cell table:number-columns-repeated="3"/>
        </table:table-row>
      </table:table>
      <table:table table:name="ADMIN_WINDOW_UI~UX" table:style-name="ta1" table:print="false">
        <table:table-column table:style-name="co4" table:default-cell-style-name="ce1"/>
        <table:table-column table:style-name="co5" table:default-cell-style-name="ce3"/>
        <table:table-column table:style-name="co6" table:default-cell-style-name="ce5"/>
        <table:table-column table:style-name="co7" table:number-columns-repeated="3" table:default-cell-style-name="Default"/>
        <table:table-row table:style-name="ro5">
          <table:table-cell table:number-columns-repeated="6"/>
        </table:table-row>
        <table:table-row table:style-name="ro5">
          <table:table-cell table:style-name="ce2" office:value-type="string">
            <text:p>Administrator Settings </text:p>
          </table:table-cell>
          <table:table-cell table:number-columns-repeated="5"/>
        </table:table-row>
        <table:table-row table:style-name="ro5">
          <table:table-cell office:value-type="string">
            <text:p>GRID DISPLAY</text:p>
          </table:table-cell>
          <table:table-cell table:style-name="ce4"/>
          <table:table-cell table:number-columns-repeated="4"/>
        </table:table-row>
        <table:table-row table:style-name="ro5" table:number-rows-repeated="4">
          <table:table-cell/>
          <table:table-cell table:style-name="ce4"/>
          <table:table-cell table:number-columns-repeated="4"/>
        </table:table-row>
        <table:table-row table:style-name="ro5" table:number-rows-repeated="2">
          <table:table-cell table:number-columns-repeated="6"/>
        </table:table-row>
        <table:table-row table:style-name="ro5">
          <table:table-cell office:value-type="string">
            <text:p>BROWSING OPTIONS</text:p>
          </table:table-cell>
          <table:table-cell office:value-type="string">
            <text:p>Allow …</text:p>
          </table:table-cell>
          <table:table-cell table:number-columns-repeated="4"/>
        </table:table-row>
        <table:table-row table:style-name="ro5" table:number-rows-repeated="5">
          <table:table-cell table:number-columns-repeated="6"/>
        </table:table-row>
        <table:table-row table:style-name="ro5">
          <table:table-cell office:value-type="string">
            <text:p>JUKEBOX MODE</text:p>
          </table:table-cell>
          <table:table-cell office:value-type="string">
            <text:p>Free Play</text:p>
          </table:table-cell>
          <table:table-cell table:number-columns-repeated="4"/>
        </table:table-row>
        <table:table-row table:style-name="ro5">
          <table:table-cell/>
          <table:table-cell office:value-type="string">
            <text:p>Credit Play </text:p>
          </table:table-cell>
          <table:table-cell table:number-columns-repeated="4"/>
        </table:table-row>
        <table:table-row table:style-name="ro5">
          <table:table-cell table:number-columns-repeated="6"/>
        </table:table-row>
        <table:table-row table:style-name="ro5">
          <table:table-cell office:value-type="string">
            <text:p>BACKGROUND MUSIC</text:p>
          </table:table-cell>
          <table:table-cell office:value-type="string">
            <text:p>From Selected Playlist</text:p>
          </table:table-cell>
          <table:table-cell table:number-columns-repeated="4"/>
        </table:table-row>
        <table:table-row table:style-name="ro5">
          <table:table-cell/>
          <table:table-cell office:value-type="string">
            <text:p>Random Order On/Off</text:p>
          </table:table-cell>
          <table:table-cell table:number-columns-repeated="4"/>
        </table:table-row>
        <table:table-row table:style-name="ro5">
          <table:table-cell table:number-columns-repeated="6"/>
        </table:table-row>
        <table:table-row table:style-name="ro5">
          <table:table-cell office:value-type="string">
            <text:p>ONSCREEN AD's</text:p>
          </table:table-cell>
          <table:table-cell office:value-type="string">
            <text:p>PLAY <text:s/>after [x] idle seconds </text:p>
          </table:table-cell>
          <table:table-cell table:style-name="Default"/>
          <table:table-cell table:number-columns-repeated="3"/>
        </table:table-row>
        <table:table-row table:style-name="ro5">
          <table:table-cell/>
          <table:table-cell office:value-type="string">
            <text:p>Credit Play </text:p>
          </table:table-cell>
          <table:table-cell table:style-name="Default"/>
          <table:table-cell table:number-columns-repeated="3"/>
        </table:table-row>
        <table:table-row table:style-name="ro5">
          <table:table-cell table:number-columns-repeated="2"/>
          <table:table-cell table:style-name="Default"/>
          <table:table-cell table:number-columns-repeated="3"/>
        </table:table-row>
        <table:table-row table:style-name="ro5">
          <table:table-cell office:value-type="string">
            <text:p>BACKGROUND MUSIC</text:p>
          </table:table-cell>
          <table:table-cell office:value-type="string">
            <text:p>From Selected Playlist</text:p>
          </table:table-cell>
          <table:table-cell table:style-name="Default"/>
          <table:table-cell table:number-columns-repeated="3"/>
        </table:table-row>
        <table:table-row table:style-name="ro5">
          <table:table-cell/>
          <table:table-cell office:value-type="string">
            <text:p>Random Order On/Off</text:p>
          </table:table-cell>
          <table:table-cell table:style-name="Default"/>
          <table:table-cell table:number-columns-repeated="3"/>
        </table:table-row>
      </table:table>
      <table:table table:name="SCRIPTS FOR FUNCTIONS" table:style-name="ta1" table:print="false">
        <table:table-column table:style-name="co9" table:default-cell-style-name="ce1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8" table:number-columns-repeated="1015" table:default-cell-style-name="Default"/>
        <table:table-row table:style-name="ro7">
          <table:table-cell table:style-name="ce9" office:value-type="string">
            <text:p>SCRIPT FILENAME</text:p>
          </table:table-cell>
          <table:table-cell table:style-name="ce13" office:value-type="string">
            <text:p>playlist_to_xml_ytdlp.py</text:p>
          </table:table-cell>
          <table:table-cell table:style-name="ce13" office:value-type="string">
            <text:p>consolidate_playlists.py</text:p>
          </table:table-cell>
          <table:table-cell table:style-name="ce13" office:value-type="string">
            <text:p>youtube_song_scraper.py</text:p>
          </table:table-cell>
          <table:table-cell table:style-name="ce13" office:value-type="string">
            <text:p>combine_and_validate_videos.py</text:p>
          </table:table-cell>
          <table:table-cell table:style-name="ce13" office:value-type="string">
            <text:p>CX</text:p>
          </table:table-cell>
          <table:table-cell table:number-columns-repeated="1015"/>
        </table:table-row>
        <table:table-row table:style-name="ro8">
          <table:table-cell table:style-name="ce9" office:value-type="string">
            <text:p>SCRIPT FUNCTION</text:p>
          </table:table-cell>
          <table:table-cell table:style-name="ce14" office:value-type="string">
            <text:p/>
            <text:p>Parse all videos from a Youtube Playlist, </text:p>
            <text:p>scrape and save the metadata to .xml file</text:p>
          </table:table-cell>
          <table:table-cell table:style-name="ce14" office:value-type="string">
            <text:p>Collates all .xml files in a specified folder,</text:p>
            <text:p><text:s/>Re-orders data alphabetically by artist, </text:p>
            <text:p>then generates "MASTER PLAYLIST.xml"</text:p>
          </table:table-cell>
          <table:table-cell table:style-name="ce14" office:value-type="string">
            <text:p>A metadata scraper for YouTube that performs a search for SongTitle + Artist,</text:p>
            <text:p><text:s/>returns the unique VideoID for the most relevant result,</text:p>
            <text:p>&amp; the ThumbnailURL for that VideoID</text:p>
          </table:table-cell>
          <table:table-cell table:style-name="ce14" office:value-type="string">
            <text:p>A metadata scraper that calls the </text:p>
            <text:p>IMVDB API , searching by SongTitle + Artist,</text:p>
            <text:p><text:s/>returning music video metadata</text:p>
            <text:p>&amp; the ThumbnailURL for that VideoID</text:p>
          </table:table-cell>
          <table:table-cell table:style-name="ce14" office:value-type="string">
            <text:p>A metadata collation script, </text:p>
            <text:p>Consolidates, parses, checks, searches online,</text:p>
            <text:p>validates video endpoints </text:p>
          </table:table-cell>
          <table:table-cell table:style-name="ce23" table:number-columns-repeated="1015"/>
        </table:table-row>
        <table:table-row table:style-name="ro8">
          <table:table-cell table:style-name="ce9" office:value-type="string">
            <text:p>INPUT</text:p>
          </table:table-cell>
          <table:table-cell table:style-name="ce15" office:value-type="string">
            <text:p><text:span text:style-name="T3">SOURCE URL: A </text:span><text:span text:style-name="T3">complete, valid </text:span><text:span text:style-name="T3">Youtube Playlist URL</text:span></text:p>
            <text:p><text:span text:style-name="T4"><text:s/></text:span><text:span text:style-name="T4">(i.e.“</text:span><text:span text:style-name="T4"><text:a xlink:href="https://www.youtube.com/playlist?list">https://www.youtube.com/playlist?list</text:a></text:span><text:span text:style-name="T4">=PL0vfts4VzfNieTtC_yY</text:span><text:span text:style-name="T4">SK7M1S5Hz_ffPz”)</text:span></text:p>
            <text:p/>
            <text:p>DESTINATION FILENAME: <text:span text:style-name="T4">“[FILENAME].xml”</text:span></text:p>
          </table:table-cell>
          <table:table-cell table:style-name="ce18" office:value-type="string">
            <text:p>DESTINATION FILENAME: <text:span text:style-name="T4">“[FILENAME].xml”</text:span></text:p>
          </table:table-cell>
          <table:table-cell table:style-name="ce15" office:value-type="string">
            <text:p><text:span text:style-name="T3">SOURCE FILE: </text:span><text:span text:style-name="T10">A valid </text:span><text:span text:style-name="T10">“[FILENAME].json” file </text:span><text:span text:style-name="T10">containing elements </text:span><text:span text:style-name="T10">with the properties </text:span><text:span text:style-name="T10">“Artist” and “SongTitle” </text:span><text:span text:style-name="T10">valid Youtube Playlist </text:span><text:span text:style-name="T10">URL</text:span></text:p>
            <text:p><text:span text:style-name="T4"/></text:p>
            <text:p><text:span text:style-name="T4"/></text:p>
          </table:table-cell>
          <table:table-cell table:style-name="ce18"/>
          <table:table-cell table:style-name="ce15" office:value-type="string">
            <text:p><text:span text:style-name="T12"/></text:p>
            <text:p><text:span text:style-name="T4"/></text:p>
            <text:p><text:span text:style-name="T4"/></text:p>
          </table:table-cell>
          <table:table-cell table:style-name="ce23" table:number-columns-repeated="1015"/>
        </table:table-row>
        <table:table-row table:style-name="ro9">
          <table:table-cell table:style-name="ce9" office:value-type="string">
            <text:p>OUTPUT</text:p>
          </table:table-cell>
          <table:table-cell table:style-name="ce15" office:value-type="string">
            <text:p>OUTPUT: Saves a file<text:span text:style-name="T4"> </text:span><text:span text:style-name="T4">(“[FILENAME].xml”), </text:span><text:span text:style-name="T4">with the following </text:span><text:span text:style-name="T4">metadata for all playlist </text:span><text:span text:style-name="T4">songs; <text:s text:c="2"/></text:span></text:p>
            <text:p><text:span text:style-name="T4"><text:s text:c="2"/></text:span><text:span text:style-name="T4">&lt;Video&gt;</text:span></text:p>
            <text:p><text:span text:style-name="T4"><text:s text:c="6"/></text:span><text:span text:style-name="T4">&lt;</text:span><text:span text:style-name="T5">Index</text:span><text:span text:style-name="T4">&gt;1&lt;/Index&gt;</text:span></text:p>
            <text:p><text:span text:style-name="T4"><text:s text:c="6"/></text:span><text:span text:style-name="T4">&lt;</text:span><text:span text:style-name="T5">VideoID</text:span><text:span text:style-name="T4">&gt;5hcQrLIZCog</text:span><text:span text:style-name="T4">&lt;/VideoID&gt;</text:span></text:p>
            <text:p><text:span text:style-name="T4"><text:s text:c="6"/></text:span><text:span text:style-name="T4">&lt;</text:span><text:span text:style-name="T5">Artist</text:span><text:span text:style-name="T4">&gt; Nesian </text:span><text:span text:style-name="T4">Mystik&lt;/Artist&gt;</text:span></text:p>
            <text:p><text:span text:style-name="T4"><text:s text:c="6"/></text:span><text:span text:style-name="T4">&lt;</text:span><text:span text:style-name="T5">SongTitle</text:span><text:span text:style-name="T4">&gt;For the </text:span><text:span text:style-name="T4">People&lt;/SongTitle&gt;</text:span></text:p>
            <text:p><text:span text:style-name="T4"><text:s text:c="6"/></text:span><text:span text:style-name="T4">&lt;</text:span><text:span text:style-name="T5">Duration</text:span><text:span text:style-name="T4">&gt;3:15&lt;/Durati</text:span><text:span text:style-name="T4">on&gt;</text:span></text:p>
            <text:p><text:span text:style-name="T4"><text:s text:c="6"/></text:span><text:span text:style-name="T4">&lt;</text:span><text:span text:style-name="T5">ThumbnailURL</text:span><text:span text:style-name="T4">&gt;</text:span><text:span text:style-name="T4"><text:a xlink:href="https://i.ytimg.com/vi/5hcQrLIZCog/hqdefault.jpg?sqp=-oaymwEcCNACELwBSFXyq4qpAw4IARUAAIhCGAFwAcABBg==&amp;amp;rs=AOn4CLDuyZyZBLF72DI4dUPPvokEe-NISA">https://i.ytimg.com/vi/5hcQrLIZCog/hqdefault.jpg?sqp=-oaymwEcCNACELwBSFXyq4qpAw4IARUAAIhCGAFwAcABBg==&amp;amp;rs=AOn4CLDuyZyZBLF72DI4dUPPvokEe-NISA</text:a></text:span><text:span text:style-name="T4">&lt;/ThumbnailURL&gt;</text:span></text:p>
            <text:p><text:span text:style-name="T4"><text:s text:c="4"/></text:span><text:span text:style-name="T4">&lt;/Video&gt;</text:span></text:p>
          </table:table-cell>
          <table:table-cell table:style-name="ce19" office:value-type="string">
            <text:p><text:span text:style-name="T8">n.b. Adds properties </text:span><text:span text:style-name="T8">“Source Playlist” and </text:span><text:span text:style-name="T8">“Genre” to entries</text:span></text:p>
            <text:p/>
            <text:p>OUTPUT: Saves a file<text:span text:style-name="T4"> </text:span><text:span text:style-name="T4">(“MASTER </text:span><text:span text:style-name="T4">PLAYLIST.xml”), </text:span><text:span text:style-name="T4">containing the following </text:span><text:span text:style-name="T4">metadata for all collated </text:span><text:span text:style-name="T4">playlist songs; <text:s text:c="2"/></text:span></text:p>
            <text:p><text:span text:style-name="T4"><text:s text:c="2"/></text:span><text:span text:style-name="T4">&lt;Video&gt;</text:span></text:p>
            <text:p><text:span text:style-name="T4"><text:s text:c="6"/></text:span><text:span text:style-name="T4">&lt;</text:span><text:span text:style-name="T5">Index</text:span><text:span text:style-name="T4">&gt;1&lt;/Index&gt;</text:span></text:p>
            <text:p><text:span text:style-name="T4"><text:s text:c="6"/></text:span><text:span text:style-name="T4">&lt;</text:span><text:span text:style-name="T5">VideoID</text:span><text:span text:style-name="T4">&gt;5hcQrLIZCog</text:span><text:span text:style-name="T4">&lt;/VideoID&gt;</text:span></text:p>
            <text:p><text:span text:style-name="T4"><text:s text:c="6"/></text:span><text:span text:style-name="T4">&lt;</text:span><text:span text:style-name="T5">Artist</text:span><text:span text:style-name="T4">&gt; Nesian </text:span><text:span text:style-name="T4">Mystik&lt;/Artist&gt;</text:span></text:p>
            <text:p><text:span text:style-name="T4"><text:s text:c="6"/></text:span><text:span text:style-name="T4">&lt;</text:span><text:span text:style-name="T5">SongTitle</text:span><text:span text:style-name="T4">&gt;For the </text:span><text:span text:style-name="T4">People&lt;/SongTitle&gt;</text:span></text:p>
            <text:p><text:span text:style-name="T4"><text:s text:c="6"/></text:span><text:span text:style-name="T4">&lt;</text:span><text:span text:style-name="T5">Duration</text:span><text:span text:style-name="T4">&gt;3:15&lt;/Durati</text:span><text:span text:style-name="T4">on&gt;</text:span></text:p>
            <text:p><text:span text:style-name="T4"><text:s text:c="6"/></text:span><text:span text:style-name="T4">&lt;</text:span><text:span text:style-name="T5">ThumbnailURL</text:span><text:span text:style-name="T4">&gt;https:</text:span><text:span text:style-name="T4">//i.ytimg.com/vi/5hcQrLI</text:span><text:span text:style-name="T4">ZCog/hqdefault.jpg?</text:span><text:span text:style-name="T4">sqp=-</text:span><text:span text:style-name="T4">oaymwEcCNACELwBS</text:span><text:span text:style-name="T4">FXyq4qpAw4IARUAAIh</text:span><text:span text:style-name="T4">CGAFwAcABBg==&amp;am</text:span><text:span text:style-name="T4">p;rs=AOn4CLDuyZyZBL</text:span><text:span text:style-name="T4">F72DI4dUPPvokEe-</text:span><text:span text:style-name="T4">NISA&lt;/ThumbnailURL&gt;</text:span></text:p>
            <text:p><text:span text:style-name="T4"><text:s text:c="6"/></text:span><text:span text:style-name="T4">&lt;</text:span><text:span text:style-name="T5">SourcePlaylist</text:span><text:span text:style-name="T4">&gt;KIWI </text:span><text:span text:style-name="T4">CLASSICS&lt;/SourcePla</text:span><text:span text:style-name="T4">ylist&gt;</text:span></text:p>
            <text:p><text:span text:style-name="T4"><text:s text:c="6"/></text:span><text:span text:style-name="T4">&lt;</text:span><text:span text:style-name="T5">Genre</text:span><text:span text:style-name="T4">&gt;KIWI </text:span><text:span text:style-name="T4">CLASSICS&lt;/Genre&gt;</text:span></text:p>
            <text:p><text:span text:style-name="T4"><text:s text:c="4"/></text:span><text:span text:style-name="T4">&lt;/Video&gt;</text:span></text:p>
          </table:table-cell>
          <table:table-cell table:style-name="ce19" office:value-type="string">
            <text:p><text:span text:style-name="T8">n.b. Adds properties </text:span><text:span text:style-name="T8">“VideoID” and </text:span><text:span text:style-name="T8">“ThumbnailURL” to .json </text:span><text:span text:style-name="T8">elements</text:span></text:p>
            <text:p/>
            <text:p>OUTPUT: Generates &amp; saves <text:span text:style-name="T4">“[FILENAME]_with_yout</text:span><text:span text:style-name="T4">ube_scraped.json”</text:span></text:p>
          </table:table-cell>
          <table:table-cell table:style-name="ce19"/>
          <table:table-cell table:style-name="ce22" office:value-type="string">
            <text:p><text:span text:style-name="T8"/></text:p>
            <text:p/>
            <text:p/>
          </table:table-cell>
          <table:table-cell table:style-name="ce23" table:number-columns-repeated="1015"/>
        </table:table-row>
        <table:table-row table:style-name="ro10">
          <table:table-cell table:style-name="ce10" office:value-type="string">
            <text:p><text:span text:style-name="T1">INSTRUCTIONS </text:span></text:p>
            <text:p><text:span text:style-name="T1"/></text:p>
            <text:p><text:span text:style-name="T2">How to Set-up &amp; Run </text:span><text:span text:style-name="T2"><text:s text:c="7"/></text:span></text:p>
          </table:table-cell>
          <table:table-cell table:style-name="ce16" office:value-type="string">
            <text:p><text:span text:style-name="T6">How to Setup and Run:</text:span></text:p>
            <text:p><text:span text:style-name="T6"/></text:p>
            <text:p><text:span text:style-name="T6">Install yt-dlp: Make sure yt-</text:span><text:span text:style-name="T6">dlp is installed and </text:span><text:span text:style-name="T6">working from your </text:span><text:span text:style-name="T6">terminal.</text:span></text:p>
            <text:p><text:span text:style-name="T6"/></text:p>
            <text:p><text:span text:style-name="T7">brew install yt-dlp # On </text:span><text:span text:style-name="T7">macOS with Homebrew</text:span></text:p>
            <text:p><text:span text:style-name="T6"># OR follow instructions </text:span><text:span text:style-name="T6">from yt-dlp GitHub for </text:span><text:span text:style-name="T6">other OS</text:span></text:p>
            <text:p><text:span text:style-name="T6"># Test it:</text:span></text:p>
            <text:p><text:span text:style-name="T6">yt-dlp --version</text:span></text:p>
            <text:p><text:span text:style-name="T6">Use code with caution.</text:span></text:p>
            <text:p><text:span text:style-name="T6">Bash</text:span></text:p>
            <text:p><text:span text:style-name="T6">Save the Script: Save the </text:span><text:span text:style-name="T6">code above as </text:span><text:span text:style-name="T6">playlist_to_xml_ytdlp.py in </text:span><text:span text:style-name="T6">your project directory.</text:span></text:p>
            <text:p><text:span text:style-name="T6"/></text:p>
            <text:p><text:span text:style-name="T6">Activate Virtual </text:span><text:span text:style-name="T6">Environment: Navigate to </text:span><text:span text:style-name="T6">your project directory in </text:span><text:span text:style-name="T6">the terminal and activate </text:span><text:span text:style-name="T6">the VENV (if you created </text:span><text:span text:style-name="T6">one earlier, otherwise just </text:span><text:span text:style-name="T6">proceed, but VENV is </text:span><text:span text:style-name="T6">recommended).</text:span></text:p>
            <text:p><text:span text:style-name="T6"/></text:p>
            <text:p><text:span text:style-name="T7">cd </text:span><text:span text:style-name="T7">~/Desktop/youtube_playlist</text:span><text:span text:style-name="T7">_parser</text:span><text:span text:style-name="T6"> # Or your directory</text:span></text:p>
            <text:p><text:span text:style-name="T7">source </text:span><text:span text:style-name="T7">youtube_env/bin/activate <text:s text:c="4"/></text:span><text:span text:style-name="T6"># Activate VENV</text:span></text:p>
            <text:p><text:span text:style-name="T6">Use code with caution.</text:span></text:p>
            <text:p><text:span text:style-name="T6">Bash</text:span></text:p>
            <text:p><text:span text:style-name="T6">(No new Python libraries </text:span><text:span text:style-name="T6">need to be installed with </text:span><text:span text:style-name="T6">pip for this version, as it </text:span><text:span text:style-name="T6">relies on the external yt-dlp </text:span><text:span text:style-name="T6">command)</text:span></text:p>
            <text:p><text:span text:style-name="T6"/></text:p>
            <text:p><text:span text:style-name="T6">Run the Modified Script:</text:span></text:p>
            <text:p><text:span text:style-name="T6"/></text:p>
            <text:p><text:span text:style-name="T6">python3 </text:span><text:span text:style-name="T6">playlist_to_xml_ytdlp.py -u </text:span><text:span text:style-name="T6">"https://www.youtube.com/</text:span><text:span text:style-name="T6">playlist?</text:span><text:span text:style-name="T6">list=PLN9QqCogPsXJCgeL</text:span><text:span text:style-name="T6">_iEgYnW6Rl_8nIUUH" -o </text:span><text:span text:style-name="T6">music_playlist_ytdlp.xml</text:span></text:p>
            <text:p><text:span text:style-name="T6">Use code with caution.</text:span></text:p>
            <text:p><text:span text:style-name="T6">Bash</text:span></text:p>
            <text:p><text:span text:style-name="T6">It will now use yt-dlp to </text:span><text:span text:style-name="T6">fetch the data.</text:span></text:p>
            <text:p><text:span text:style-name="T6"/></text:p>
            <text:p><text:span text:style-name="T6">The output file is named </text:span><text:span text:style-name="T6">music_playlist_ytdlp.xml </text:span><text:span text:style-name="T6">(or playlist_data_ytdlp.xml </text:span><text:span text:style-name="T6">by default).</text:span></text:p>
            <text:p><text:span text:style-name="T6"/></text:p>
            <text:p><text:span text:style-name="T6">If yt-dlp is not found in </text:span><text:span text:style-name="T6">your default PATH, you </text:span><text:span text:style-name="T6">might need to provide the </text:span><text:span text:style-name="T6">full path to it using the </text:span><text:span text:style-name="T6">--ytdlp-path argument, e.g.:</text:span></text:p>
            <text:p><text:span text:style-name="T6"/></text:p>
            <text:p><text:span text:style-name="T6">python3 </text:span><text:span text:style-name="T6">playlist_to_xml_ytdlp.py </text:span><text:span text:style-name="T6">--ytdlp-path </text:span><text:span text:style-name="T6">/opt/homebrew/bin/yt-dlp </text:span><text:span text:style-name="T6">-u "YOUR_URL" -o </text:span><text:span text:style-name="T6">"output.xml"</text:span></text:p>
            <text:p><text:span text:style-name="T6">Use code with caution.</text:span></text:p>
            <text:p><text:span text:style-name="T6">Bash</text:span></text:p>
            <text:p><text:span text:style-name="T6">(Find the correct path </text:span><text:span text:style-name="T6">using which yt-dlp in your </text:span><text:span text:style-name="T6">terminal).</text:span></text:p>
            <text:p><text:span text:style-name="T6"/></text:p>
            <text:p><text:span text:style-name="T6"/></text:p>
          </table:table-cell>
          <table:table-cell table:style-name="ce16" office:value-type="string">
            <text:p>How to Use:</text:p>
            <text:p/>
            <text:p>Save the Script: Save the code above as consolidate_playlists.py. Place it somewhere convenient, like your Desktop or your main user folder, but not inside the /Users/mikeclarkin/Desktop/youtube_playlist_parser directory itself.</text:p>
            <text:p/>
            <text:p>Open Terminal: Launch the Terminal application on your Mac.</text:p>
            <text:p/>
            <text:p>Navigate (Optional): If you saved the script somewhere other than your home directory, use cd to navigate to where you saved consolidate_playlists.py. For example, if you saved it on your Desktop:</text:p>
            <text:p/>
            <text:p>cd ~/Desktop</text:p>
            <text:p>Use code with caution.</text:p>
            <text:p>Bash</text:p>
            <text:p>Run the Script: Execute the script using python3.</text:p>
            <text:p/>
            <text:p>Using Default Locations: If your XML files are exactly in /Users/mikeclarkin/Desktop/youtube_playlist_parser and you want the output file named MASTER PLAYLIST.xml to be created in the directory where you are currently running the script from (e.g., your Desktop if you followed step 3), you can just run:</text:p>
            <text:p/>
            <text:p>python3 consolidate_playlists.py</text:p>
            <text:p>Use code with caution.</text:p>
            <text:p>Bash</text:p>
            <text:p>Specifying Locations (Example): If your source directory or desired output filename/location is different, use the flags:</text:p>
            <text:p/>
            <text:p>python3 consolidate_playlists.py --source "/path/to/your/xml/files" --output "/path/to/save/MasterFile.xml"</text:p>
            <text:p>Use code with caution.</text:p>
            <text:p>Bash</text:p>
            <text:p>(Replace the paths accordingly).</text:p>
            <text:p/>
            <text:p>Explanation:</text:p>
            <text:p/>
            <text:p>Import Libraries: Imports necessary modules (os for file system operations, argparse for command-line arguments, xml.etree.ElementTree for XML processing, re for regular expressions used in genre cleaning, sys for exiting).</text:p>
            <text:p/>
            <text:p>clean_genre_name(playlist_name): Takes the filename (without .xml) and uses a regular expression (re.sub) to remove patterns like " VOL 1", " VOLUME 2", " Vol.3" etc., ignoring case.</text:p>
            <text:p/>
            <text:p>parse_video_element(...): Extracts data from a single &lt;Video&gt; XML node, adds the SourcePlaylist and derived Genre, provides default values for key fields, and returns everything as a dictionary.</text:p>
            <text:p/>
            <text:p>consolidate_playlists(source_dir, output_file):</text:p>
            <text:p/>
            <text:p>Finds all .xml files in the source_dir (excluding the target output filename).</text:p>
            <text:p/>
            <text:p>Loops through each file:</text:p>
            <text:p/>
            <text:p>Parses the XML.</text:p>
            <text:p/>
            <text:p>Derives the source_playlist_name and genre.</text:p>
            <text:p/>
            <text:p>Finds all &lt;Video&gt; elements.</text:p>
            <text:p/>
            <text:p>Skips entries that have a non-empty/non-unavailable Status tag (indicating previous errors).</text:p>
            <text:p/>
            <text:p>Calls parse_video_element for each valid video and appends the resulting dictionary to the all_videos list.</text:p>
            <text:p/>
            <text:p>Includes error handling for malformed XML files.</text:p>
            <text:p/>
            <text:p>Sorting: Sorts the all_videos list based on the 'Artist' key (case-insensitive).</text:p>
            <text:p/>
            <text:p>Deduplication:</text:p>
            <text:p/>
            <text:p>Creates an empty unique_videos list and a seen_signatures set.</text:p>
            <text:p/>
            <text:p>Iterates through the sorted list.</text:p>
            <text:p/>
            <text:p>Creates a unique signature tuple for each video (Artist, SongTitle, ThumbnailURL).</text:p>
            <text:p/>
            <text:p>If the signature hasn't been seen, adds it to the set and appends the video data to unique_videos. Otherwise, it's a duplicate and is skipped.</text:p>
            <text:p/>
            <text:p>Build Master XML: Creates a new XML structure (master_root).</text:p>
            <text:p/>
            <text:p>Iterates through the unique_videos list.</text:p>
            <text:p/>
            <text:p>For each video, creates a new &lt;Video&gt; element in the master XML.</text:p>
            <text:p/>
            <text:p>Assigns the new sequential Index number.</text:p>
            <text:p/>
            <text:p>Adds all the required child elements, including SourcePlaylist and Genre.</text:p>
            <text:p/>
            <text:p>Write Output: Converts the new XML tree to a nicely formatted string and writes it to the specified output_file using UTF-8 encoding.</text:p>
            <text:p/>
            <text:p>if __name__ == "__main__": block:</text:p>
            <text:p/>
            <text:p>Sets up argparse to handle command-line arguments (--source, --output) with the specified defaults.</text:p>
            <text:p/>
            <text:p>Determines the correct absolute path for the output file.</text:p>
            <text:p/>
            <text:p>Calls the main consolidate_playlists function.</text:p>
            <text:p/>
            <text:p>Prints status messages throughout the process.</text:p>
            <text:p/>
            <text:p>This script should effectively consolidate your playlists according to your requirements. Remember to check the output MASTER PLAYLIST.xml file afterward.</text:p>
          </table:table-cell>
          <table:table-cell table:style-name="ce21" office:value-type="string">
            <text:p><text:span text:style-name="T11">How to Run:</text:span></text:p>
            <text:p><text:span text:style-name="T11"/></text:p>
            <text:p><text:span text:style-name="T11">Save the code above as </text:span><text:span text:style-name="T11">youtube_song_scraper.py.</text:span></text:p>
            <text:p><text:span text:style-name="T11"/></text:p>
            <text:p><text:span text:style-name="T11">Make sure </text:span><text:span text:style-name="T11">ALL_SONG_LIST_A-Z.json </text:span><text:span text:style-name="T11">is in the same directory.</text:span></text:p>
            <text:p><text:span text:style-name="T11"/></text:p>
            <text:p><text:span text:style-name="T11">Install the required libraries: </text:span><text:span text:style-name="T11">pip install requests </text:span><text:span text:style-name="T11">beautifulsoup4</text:span></text:p>
            <text:p><text:span text:style-name="T11"/></text:p>
            <text:p><text:span text:style-name="T11">Open your terminal or </text:span><text:span text:style-name="T11">command prompt, navigate </text:span><text:span text:style-name="T11">to the directory, and run:</text:span></text:p>
            <text:p><text:span text:style-name="T11"/></text:p>
            <text:p><text:span text:style-name="T11">python </text:span><text:span text:style-name="T11">youtube_song_scraper.py</text:span></text:p>
            <text:p><text:span text:style-name="T11">Use code with caution.</text:span></text:p>
            <text:p><text:span text:style-name="T11">Bash</text:span></text:p>
            <text:p><text:span text:style-name="T11">The script will print its </text:span><text:span text:style-name="T11">progress and any errors </text:span><text:span text:style-name="T11">encountered. It will be </text:span><text:span text:style-name="T11">noticeably slower than the </text:span><text:span text:style-name="T11">API version due to the </text:span><text:span text:style-name="T11">delays. An output file </text:span><text:span text:style-name="T11">ALL_SONG_LIST_A-</text:span><text:span text:style-name="T11">Z_with_youtube_scraped.jso</text:span><text:span text:style-name="T11">n will be created.</text:span></text:p>
            <text:p><text:span text:style-name="T11"/></text:p>
            <text:p><text:span text:style-name="T11">Again, use this approach </text:span><text:span text:style-name="T11">with caution and be prepared </text:span><text:span text:style-name="T11">for it to fail or require updates </text:span><text:span text:style-name="T11">if YouTube changes its </text:span><text:span text:style-name="T11">website. For any serious or </text:span><text:span text:style-name="T11">repeated use, the official API </text:span><text:span text:style-name="T11">is the correct path.</text:span></text:p>
          </table:table-cell>
          <table:table-cell table:style-name="ce16"/>
          <table:table-cell table:style-name="ce21" office:value-type="string">
            <text:p><text:span text:style-name="T11">This complete script </text:span><text:span text:style-name="T11">includes:</text:span></text:p>
            <text:p><text:span text:style-name="T11"/></text:p>
            <text:p><text:span text:style-name="T11">Real-time progress tracking </text:span><text:span text:style-name="T11">with formatted console </text:span><text:span text:style-name="T11">output</text:span></text:p>
            <text:p><text:span text:style-name="T11"/></text:p>
            <text:p><text:span text:style-name="T11">Visual separators for </text:span><text:span text:style-name="T11">different processing stages</text:span></text:p>
            <text:p><text:span text:style-name="T11"/></text:p>
            <text:p><text:span text:style-name="T11">Detailed error reporting with </text:span><text:span text:style-name="T11">truncated messages</text:span></text:p>
            <text:p><text:span text:style-name="T11"/></text:p>
            <text:p><text:span text:style-name="T11">Progress updates every </text:span><text:span text:style-name="T11">10/25/50 records</text:span></text:p>
            <text:p><text:span text:style-name="T11"/></text:p>
            <text:p><text:span text:style-name="T11">New artist detection alerts</text:span></text:p>
            <text:p><text:span text:style-name="T11"/></text:p>
            <text:p><text:span text:style-name="T11">Time tracking for the entire </text:span><text:span text:style-name="T11">process</text:span></text:p>
            <text:p><text:span text:style-name="T11"/></text:p>
            <text:p><text:span text:style-name="T11">Clean formatting for long text </text:span><text:span text:style-name="T11">fields</text:span></text:p>
            <text:p><text:span text:style-name="T11"/></text:p>
            <text:p><text:span text:style-name="T11">Comprehensive status </text:span><text:span text:style-name="T11">messages for every </text:span><text:span text:style-name="T11">operation</text:span></text:p>
            <text:p><text:span text:style-name="T11"/></text:p>
            <text:p><text:span text:style-name="T11">Clear success/failure </text:span><text:span text:style-name="T11">indicators</text:span></text:p>
            <text:p><text:span text:style-name="T11"/></text:p>
            <text:p><text:span text:style-name="T11">Full path validation and error </text:span><text:span text:style-name="T11">handling</text:span></text:p>
            <text:p><text:span text:style-name="T11"/></text:p>
            <text:p><text:span text:style-name="T11">The output will show:</text:span></text:p>
            <text:p><text:span text:style-name="T11"/></text:p>
            <text:p><text:span text:style-name="T11">File loading progress</text:span></text:p>
            <text:p><text:span text:style-name="T11"/></text:p>
            <text:p><text:span text:style-name="T11">Record processing counts</text:span></text:p>
            <text:p><text:span text:style-name="T11"/></text:p>
            <text:p><text:span text:style-name="T11">IMVDB API lookups</text:span></text:p>
            <text:p><text:span text:style-name="T11"/></text:p>
            <text:p><text:span text:style-name="T11">Sorting status</text:span></text:p>
            <text:p><text:span text:style-name="T11"/></text:p>
            <text:p><text:span text:style-name="T11">ID generation details</text:span></text:p>
            <text:p><text:span text:style-name="T11"/></text:p>
            <text:p><text:span text:style-name="T11">Final write confirmation</text:span></text:p>
            <text:p><text:span text:style-name="T11"/></text:p>
            <text:p><text:span text:style-name="T11">Total processing time</text:span></text:p>
            <text:p><text:span text:style-name="T11"/></text:p>
            <text:p><text:span text:style-name="T11">Run it using:</text:span></text:p>
            <text:p><text:span text:style-name="T11"/></text:p>
            <text:p><text:span text:style-name="T11">bash</text:span></text:p>
            <text:p><text:span text:style-name="T11">python </text:span><text:span text:style-name="T11">music_video_processor.py</text:span></text:p>
            <text:p><text:span text:style-name="T11"/></text:p>
          </table:table-cell>
          <table:table-cell table:number-columns-repeated="1015"/>
        </table:table-row>
        <table:table-row table:style-name="ro11">
          <table:table-cell table:style-name="ce11" office:value-type="string">
            <text:p>PYTHON SCRIPT</text:p>
          </table:table-cell>
          <table:table-cell table:style-name="ce17" office:value-type="string">
            <text:p>#!/usr/bin/env python3</text:p>
            <text:p><text:span text:style-name="T1"/></text:p>
            <text:p><text:span text:style-name="T1">import sys</text:span></text:p>
            <text:p><text:span text:style-name="T1">import re</text:span></text:p>
            <text:p><text:span text:style-name="T1">import argparse</text:span></text:p>
            <text:p><text:span text:style-name="T1">import subprocess</text:span></text:p>
            <text:p><text:span text:style-name="T1">import json</text:span></text:p>
            <text:p><text:span text:style-name="T1">import </text:span><text:span text:style-name="T1">xml.etree.ElementTree as ET</text:span></text:p>
            <text:p><text:span text:style-name="T1">from xml.dom import </text:span><text:span text:style-name="T1">minidom</text:span></text:p>
            <text:p><text:span text:style-name="T1">import os # For path </text:span><text:span text:style-name="T1">checking</text:span></text:p>
            <text:p><text:span text:style-name="T1"/></text:p>
            <text:p><text:span text:style-name="T1"># --- Helper Functions ---</text:span></text:p>
            <text:p><text:span text:style-name="T1"/></text:p>
            <text:p><text:span text:style-name="T1">def </text:span><text:span text:style-name="T1">format_duration(seconds):</text:span></text:p>
            <text:p><text:span text:style-name="T1"><text:s text:c="4"/></text:span><text:span text:style-name="T1">"""Formats duration in </text:span><text:span text:style-name="T1">seconds to H:MM:SS or </text:span><text:span text:style-name="T1">M:SS"""</text:span></text:p>
            <text:p><text:span text:style-name="T1"><text:s text:c="4"/></text:span><text:span text:style-name="T1">if seconds is None or not </text:span><text:span text:style-name="T1">isinstance(seconds, (int, </text:span><text:span text:style-name="T1">float)):</text:span></text:p>
            <text:p><text:span text:style-name="T1"><text:s text:c="8"/></text:span><text:span text:style-name="T1">return "N/A"</text:span></text:p>
            <text:p><text:span text:style-name="T1"><text:s text:c="4"/></text:span><text:span text:style-name="T1">try:</text:span></text:p>
            <text:p><text:span text:style-name="T1"><text:s text:c="8"/></text:span><text:span text:style-name="T1">seconds = int(seconds)</text:span></text:p>
            <text:p><text:span text:style-name="T1"><text:s text:c="8"/></text:span><text:span text:style-name="T1">if seconds &lt; 0:</text:span></text:p>
            <text:p><text:span text:style-name="T1"><text:s text:c="12"/></text:span><text:span text:style-name="T1">return "N/A"</text:span></text:p>
            <text:p><text:span text:style-name="T1"><text:s text:c="8"/></text:span><text:span text:style-name="T1">minutes, seconds = </text:span><text:span text:style-name="T1">divmod(seconds, 60)</text:span></text:p>
            <text:p><text:span text:style-name="T1"><text:s text:c="8"/></text:span><text:span text:style-name="T1">hours, minutes = </text:span><text:span text:style-name="T1">divmod(minutes, 60)</text:span></text:p>
            <text:p><text:span text:style-name="T1"><text:s text:c="8"/></text:span><text:span text:style-name="T1">if hours &gt; 0:</text:span></text:p>
            <text:p><text:span text:style-name="T1"><text:s text:c="12"/></text:span><text:span text:style-name="T1">return f"{hours}:</text:span><text:span text:style-name="T1">{minutes:02d}:</text:span><text:span text:style-name="T1">{seconds:02d}"</text:span></text:p>
            <text:p><text:span text:style-name="T1"><text:s text:c="8"/></text:span><text:span text:style-name="T1">else:</text:span></text:p>
            <text:p><text:span text:style-name="T1"><text:s text:c="12"/></text:span><text:span text:style-name="T1">return f"{minutes}:</text:span><text:span text:style-name="T1">{seconds:02d}"</text:span></text:p>
            <text:p><text:span text:style-name="T1"><text:s text:c="4"/></text:span><text:span text:style-name="T1">except (ValueError, </text:span><text:span text:style-name="T1">TypeError):</text:span></text:p>
            <text:p><text:span text:style-name="T1"><text:s text:c="8"/></text:span><text:span text:style-name="T1">return "N/A"</text:span></text:p>
            <text:p><text:span text:style-name="T1"/></text:p>
            <text:p><text:span text:style-name="T1">def </text:span><text:span text:style-name="T1">get_best_thumbnail(thumbna</text:span><text:span text:style-name="T1">ils_list):</text:span></text:p>
            <text:p><text:span text:style-name="T1"><text:s text:c="4"/></text:span><text:span text:style-name="T1">"""Selects a suitable </text:span><text:span text:style-name="T1">thumbnail URL from the yt-</text:span><text:span text:style-name="T1">dlp thumbnails list."""</text:span></text:p>
            <text:p><text:span text:style-name="T1"><text:s text:c="4"/></text:span><text:span text:style-name="T1">if not thumbnails_list or not </text:span><text:span text:style-name="T1">isinstance(thumbnails_list, </text:span><text:span text:style-name="T1">list):</text:span></text:p>
            <text:p><text:span text:style-name="T1"><text:s text:c="8"/></text:span><text:span text:style-name="T1">return None</text:span></text:p>
            <text:p><text:span text:style-name="T1"><text:s text:c="4"/></text:span><text:span text:style-name="T1"># Prioritize standard </text:span><text:span text:style-name="T1">quality thumbnails if available</text:span></text:p>
            <text:p><text:span text:style-name="T1"><text:s text:c="4"/></text:span><text:span text:style-name="T1">for thumb in </text:span><text:span text:style-name="T1">reversed(thumbnails_list): # </text:span><text:span text:style-name="T1">Check higher resolutions first</text:span></text:p>
            <text:p><text:span text:style-name="T1"><text:s text:c="8"/></text:span><text:span text:style-name="T1">if thumb.get('id') == </text:span><text:span text:style-name="T1">'hqdefault' or thumb.get('id') </text:span><text:span text:style-name="T1">== 'maxresdefault':</text:span></text:p>
            <text:p><text:span text:style-name="T1"><text:s text:c="13"/></text:span><text:span text:style-name="T1">return </text:span><text:span text:style-name="T1">thumb.get('url')</text:span></text:p>
            <text:p><text:span text:style-name="T1"><text:s text:c="4"/></text:span><text:span text:style-name="T1"># Fallback to the last one </text:span><text:span text:style-name="T1">(often highest resolution)</text:span></text:p>
            <text:p><text:span text:style-name="T1"><text:s text:c="4"/></text:span><text:span text:style-name="T1">return thumbnails_list[-</text:span><text:span text:style-name="T1">1].get('url')</text:span></text:p>
            <text:p><text:span text:style-name="T1"/></text:p>
            <text:p><text:span text:style-name="T1">def </text:span><text:span text:style-name="T1">parse_ytdlp_title(entry_data):</text:span></text:p>
            <text:p><text:span text:style-name="T1"><text:s text:c="4"/></text:span><text:span text:style-name="T1">"""Attempts to extract </text:span><text:span text:style-name="T1">Artist and Title from yt-dlp </text:span><text:span text:style-name="T1">metadata."""</text:span></text:p>
            <text:p><text:span text:style-name="T1"><text:s text:c="4"/></text:span><text:span text:style-name="T1">title = entry_data.get('title', </text:span><text:span text:style-name="T1">'Unknown Title')</text:span></text:p>
            <text:p><text:span text:style-name="T1"><text:s text:c="4"/></text:span><text:span text:style-name="T1">artist = </text:span><text:span text:style-name="T1">entry_data.get('artist')</text:span></text:p>
            <text:p><text:span text:style-name="T1"><text:s text:c="4"/></text:span><text:span text:style-name="T1">track = </text:span><text:span text:style-name="T1">entry_data.get('track')</text:span></text:p>
            <text:p><text:span text:style-name="T1"><text:s text:c="4"/></text:span><text:span text:style-name="T1">creator = </text:span><text:span text:style-name="T1">entry_data.get('creator')</text:span></text:p>
            <text:p><text:span text:style-name="T1"><text:s text:c="4"/></text:span><text:span text:style-name="T1">uploader = </text:span><text:span text:style-name="T1">entry_data.get('uploader')</text:span></text:p>
            <text:p><text:span text:style-name="T1"/></text:p>
            <text:p><text:span text:style-name="T1"><text:s text:c="4"/></text:span><text:span text:style-name="T1"># Priority 1: Use 'artist' and </text:span><text:span text:style-name="T1">'track' if both exist</text:span></text:p>
            <text:p><text:span text:style-name="T1"><text:s text:c="4"/></text:span><text:span text:style-name="T1">if artist and track:</text:span></text:p>
            <text:p><text:span text:style-name="T1"><text:s text:c="8"/></text:span><text:span text:style-name="T1">return artist, track</text:span></text:p>
            <text:p><text:span text:style-name="T1"/></text:p>
            <text:p><text:span text:style-name="T1"><text:s text:c="4"/></text:span><text:span text:style-name="T1"># Priority 2: Use 'artist' if it </text:span><text:span text:style-name="T1">exists, and the full title as </text:span><text:span text:style-name="T1">track</text:span></text:p>
            <text:p><text:span text:style-name="T1"><text:s text:c="4"/></text:span><text:span text:style-name="T1">if artist:</text:span></text:p>
            <text:p><text:span text:style-name="T1"><text:s text:c="8"/></text:span><text:span text:style-name="T1"># Basic clean up of title </text:span><text:span text:style-name="T1">if artist name is duplicated at </text:span><text:span text:style-name="T1">the start</text:span></text:p>
            <text:p><text:span text:style-name="T1"><text:s text:c="8"/></text:span><text:span text:style-name="T1">if </text:span><text:span text:style-name="T1">title.lower().startswith(artist.lo</text:span><text:span text:style-name="T1">wer() + " -"):</text:span></text:p>
            <text:p><text:span text:style-name="T1"><text:s text:c="11"/></text:span><text:span text:style-name="T1">cleaned_title = </text:span><text:span text:style-name="T1">title[len(artist) + 3:].strip()</text:span></text:p>
            <text:p><text:span text:style-name="T1"><text:s text:c="11"/></text:span><text:span text:style-name="T1">if cleaned_title: return </text:span><text:span text:style-name="T1">artist, cleaned_title</text:span></text:p>
            <text:p><text:span text:style-name="T1"><text:s text:c="8"/></text:span><text:span text:style-name="T1">return artist, title</text:span></text:p>
            <text:p><text:span text:style-name="T1"/></text:p>
            <text:p><text:span text:style-name="T1"><text:s text:c="4"/></text:span><text:span text:style-name="T1"># Priority 3: Fallback </text:span><text:span text:style-name="T1">parsing using common </text:span><text:span text:style-name="T1">separators on the 'title'</text:span></text:p>
            <text:p><text:span text:style-name="T1"><text:s text:c="4"/></text:span><text:span text:style-name="T1">separators = [' - ', ' – ', ' -- ', </text:span><text:span text:style-name="T1">' | ']</text:span></text:p>
            <text:p><text:span text:style-name="T1"><text:s text:c="4"/></text:span><text:span text:style-name="T1">for sep in separators:</text:span></text:p>
            <text:p><text:span text:style-name="T1"><text:s text:c="8"/></text:span><text:span text:style-name="T1">if sep in title:</text:span></text:p>
            <text:p><text:span text:style-name="T1"><text:s text:c="12"/></text:span><text:span text:style-name="T1">parts = title.split(sep, </text:span><text:span text:style-name="T1">1)</text:span></text:p>
            <text:p><text:span text:style-name="T1"><text:s text:c="12"/></text:span><text:span text:style-name="T1">part1 = parts[0].strip()</text:span></text:p>
            <text:p><text:span text:style-name="T1"><text:s text:c="12"/></text:span><text:span text:style-name="T1">part2 = parts[1].strip()</text:span></text:p>
            <text:p><text:span text:style-name="T1"><text:s text:c="12"/></text:span><text:span text:style-name="T1">if len(part1) &gt; 1 and </text:span><text:span text:style-name="T1">len(part2) &gt; 1:</text:span></text:p>
            <text:p><text:span text:style-name="T1"><text:s text:c="16"/></text:span><text:span text:style-name="T1"># Simple </text:span><text:span text:style-name="T1">assumption: first part is artist</text:span></text:p>
            <text:p><text:span text:style-name="T1"><text:s text:c="16"/></text:span><text:span text:style-name="T1"># Add more </text:span><text:span text:style-name="T1">sophisticated </text:span><text:span text:style-name="T1">cleaning/checking if needed</text:span></text:p>
            <text:p><text:span text:style-name="T1"><text:s text:c="16"/></text:span><text:span text:style-name="T1">return part1, part2</text:span></text:p>
            <text:p><text:span text:style-name="T1"/></text:p>
            <text:p><text:span text:style-name="T1"><text:s text:c="4"/></text:span><text:span text:style-name="T1"># Priority 4: Use 'creator' </text:span><text:span text:style-name="T1">or 'uploader' as artist if </text:span><text:span text:style-name="T1">available, full title as track</text:span></text:p>
            <text:p><text:span text:style-name="T1"><text:s text:c="4"/></text:span><text:span text:style-name="T1">artist_fallback = creator if </text:span><text:span text:style-name="T1">creator else uploader</text:span></text:p>
            <text:p><text:span text:style-name="T1"><text:s text:c="4"/></text:span><text:span text:style-name="T1">if artist_fallback:</text:span></text:p>
            <text:p><text:span text:style-name="T1"><text:s text:c="8"/></text:span><text:span text:style-name="T1"># Basic clean up of title </text:span><text:span text:style-name="T1">if artist name is duplicated at </text:span><text:span text:style-name="T1">the start</text:span></text:p>
            <text:p><text:span text:style-name="T1"><text:s text:c="8"/></text:span><text:span text:style-name="T1">if </text:span><text:span text:style-name="T1">title.lower().startswith(artist_f</text:span><text:span text:style-name="T1">allback.lower() + " -"):</text:span></text:p>
            <text:p><text:span text:style-name="T1"><text:s text:c="13"/></text:span><text:span text:style-name="T1">cleaned_title = </text:span><text:span text:style-name="T1">title[len(artist_fallback) + </text:span><text:span text:style-name="T1">3:].strip()</text:span></text:p>
            <text:p><text:span text:style-name="T1"><text:s text:c="13"/></text:span><text:span text:style-name="T1">if cleaned_title: </text:span><text:span text:style-name="T1">return artist_fallback, </text:span><text:span text:style-name="T1">cleaned_title</text:span></text:p>
            <text:p><text:span text:style-name="T1"><text:s text:c="8"/></text:span><text:span text:style-name="T1">return artist_fallback, </text:span><text:span text:style-name="T1">title</text:span></text:p>
            <text:p><text:span text:style-name="T1"/></text:p>
            <text:p><text:span text:style-name="T1"><text:s text:c="4"/></text:span><text:span text:style-name="T1"># Final fallback: Unknown </text:span><text:span text:style-name="T1">artist, full title as track</text:span></text:p>
            <text:p><text:span text:style-name="T1"><text:s text:c="4"/></text:span><text:span text:style-name="T1">return "Unknown Artist", </text:span><text:span text:style-name="T1">title</text:span></text:p>
            <text:p><text:span text:style-name="T1"/></text:p>
            <text:p><text:span text:style-name="T1"/></text:p>
            <text:p><text:span text:style-name="T1">def </text:span><text:span text:style-name="T1">create_playlist_xml_ytdlp(pla</text:span><text:span text:style-name="T1">ylist_url, output_file, </text:span><text:span text:style-name="T1">ytdlp_path="yt-dlp"):</text:span></text:p>
            <text:p><text:span text:style-name="T1"><text:s text:c="4"/></text:span><text:span text:style-name="T1">"""Fetches playlist data </text:span><text:span text:style-name="T1">using yt-dlp and saves it as </text:span><text:span text:style-name="T1">an XML file."""</text:span></text:p>
            <text:p><text:span text:style-name="T1"/></text:p>
            <text:p><text:span text:style-name="T1"><text:s text:c="4"/></text:span><text:span text:style-name="T1">print(f"Using yt-dlp path: </text:span><text:span text:style-name="T1">{ytdlp_path}")</text:span></text:p>
            <text:p><text:span text:style-name="T1"><text:s text:c="4"/></text:span><text:span text:style-name="T1">print(f"Processing playlist: </text:span><text:span text:style-name="T1">{playlist_url}")</text:span></text:p>
            <text:p><text:span text:style-name="T1"><text:s text:c="4"/></text:span><text:span text:style-name="T1">print("Fetching playlist </text:span><text:span text:style-name="T1">information with yt-dlp...")</text:span></text:p>
            <text:p><text:span text:style-name="T1"/></text:p>
            <text:p><text:span text:style-name="T1"><text:s text:c="4"/></text:span><text:span text:style-name="T1"># Command to get playlist </text:span><text:span text:style-name="T1">info as JSON, one entry per </text:span><text:span text:style-name="T1">line</text:span></text:p>
            <text:p><text:span text:style-name="T1"><text:s text:c="4"/></text:span><text:span text:style-name="T1"># --flat-playlist: List entries </text:span><text:span text:style-name="T1">without downloading</text:span></text:p>
            <text:p><text:span text:style-name="T1"><text:s text:c="4"/></text:span><text:span text:style-name="T1"># --print-json: Output </text:span><text:span text:style-name="T1">metadata as JSON </text:span><text:span text:style-name="T1">(alternative to --dump-json </text:span><text:span text:style-name="T1">for per-entry)</text:span></text:p>
            <text:p><text:span text:style-name="T1"><text:s text:c="4"/></text:span><text:span text:style-name="T1"># -i: Ignore errors on </text:span><text:span text:style-name="T1">individual videos</text:span></text:p>
            <text:p><text:span text:style-name="T1"><text:s text:c="4"/></text:span><text:span text:style-name="T1">command = [</text:span></text:p>
            <text:p><text:span text:style-name="T1"><text:s text:c="8"/></text:span><text:span text:style-name="T1">ytdlp_path,</text:span></text:p>
            <text:p><text:span text:style-name="T1"><text:s text:c="8"/></text:span><text:span text:style-name="T1">'--flat-playlist',</text:span></text:p>
            <text:p><text:span text:style-name="T1"><text:s text:c="8"/></text:span><text:span text:style-name="T1">'--print-json',</text:span></text:p>
            <text:p><text:span text:style-name="T1"><text:s text:c="8"/></text:span><text:span text:style-name="T1">'-i', # Ignore errors</text:span></text:p>
            <text:p><text:span text:style-name="T1"><text:s text:c="8"/></text:span><text:span text:style-name="T1">playlist_url</text:span></text:p>
            <text:p><text:span text:style-name="T1"><text:s text:c="4"/></text:span><text:span text:style-name="T1">]</text:span></text:p>
            <text:p><text:span text:style-name="T1"/></text:p>
            <text:p><text:span text:style-name="T1"><text:s text:c="4"/></text:span><text:span text:style-name="T1">try:</text:span></text:p>
            <text:p><text:span text:style-name="T1"><text:s text:c="8"/></text:span><text:span text:style-name="T1"># Run yt-dlp command</text:span></text:p>
            <text:p><text:span text:style-name="T1"><text:s text:c="8"/></text:span><text:span text:style-name="T1">process = </text:span><text:span text:style-name="T1">subprocess.run(command, </text:span><text:span text:style-name="T1">capture_output=True, </text:span><text:span text:style-name="T1">text=True, check=False, </text:span><text:span text:style-name="T1">encoding='utf-8') # Don't </text:span><text:span text:style-name="T1">check=True, handle errors </text:span><text:span text:style-name="T1">manually</text:span></text:p>
            <text:p><text:span text:style-name="T1"/></text:p>
            <text:p><text:span text:style-name="T1"><text:s text:c="8"/></text:span><text:span text:style-name="T1">if process.returncode != </text:span><text:span text:style-name="T1">0:</text:span></text:p>
            <text:p><text:span text:style-name="T1"><text:s text:c="13"/></text:span><text:span text:style-name="T1"># Check common </text:span><text:span text:style-name="T1">errors</text:span></text:p>
            <text:p><text:span text:style-name="T1"><text:s text:c="13"/></text:span><text:span text:style-name="T1">if "command not </text:span><text:span text:style-name="T1">found" in </text:span><text:span text:style-name="T1">process.stderr.lower() or \</text:span></text:p>
            <text:p><text:span text:style-name="T1"><text:s text:c="16"/></text:span><text:span text:style-name="T1">"'yt-dlp' is not </text:span><text:span text:style-name="T1">recognized" in </text:span><text:span text:style-name="T1">process.stderr.lower() or \</text:span></text:p>
            <text:p><text:span text:style-name="T1"><text:s text:c="17"/></text:span><text:span text:style-name="T1">"No such file or </text:span><text:span text:style-name="T1">directory" in </text:span><text:span text:style-name="T1">process.stderr.lower():</text:span></text:p>
            <text:p><text:span text:style-name="T1"><text:s text:c="17"/></text:span><text:span text:style-name="T1">print(f"\nError: </text:span><text:span text:style-name="T1">'{ytdlp_path}' command not </text:span><text:span text:style-name="T1">found.")</text:span></text:p>
            <text:p><text:span text:style-name="T1"><text:s text:c="17"/></text:span><text:span text:style-name="T1">print("Please </text:span><text:span text:style-name="T1">ensure yt-dlp is installed and </text:span><text:span text:style-name="T1">in your system PATH.")</text:span></text:p>
            <text:p><text:span text:style-name="T1"><text:s text:c="17"/></text:span><text:span text:style-name="T1">print("Installation </text:span><text:span text:style-name="T1">instructions: </text:span><text:span text:style-name="T1">https://github.com/yt-dlp/yt-</text:span><text:span text:style-name="T1">dlp#installation")</text:span></text:p>
            <text:p><text:span text:style-name="T1"><text:s text:c="17"/></text:span><text:span text:style-name="T1">return # Stop </text:span><text:span text:style-name="T1">execution</text:span></text:p>
            <text:p><text:span text:style-name="T1"><text:s text:c="13"/></text:span><text:span text:style-name="T1">else:</text:span></text:p>
            <text:p><text:span text:style-name="T1"><text:s text:c="17"/></text:span><text:span text:style-name="T1">print(f"\nWarning: </text:span><text:span text:style-name="T1">yt-dlp exited with error code </text:span><text:span text:style-name="T1">{process.returncode}.")</text:span></text:p>
            <text:p><text:span text:style-name="T1"><text:s text:c="17"/></text:span><text:span text:style-name="T1">print("Stderr </text:span><text:span text:style-name="T1">output:")</text:span></text:p>
            <text:p><text:span text:style-name="T1"><text:s text:c="17"/></text:span><text:span text:style-name="T1">print(process.stderr)</text:span></text:p>
            <text:p><text:span text:style-name="T1"><text:s text:c="17"/></text:span><text:span text:style-name="T1"># Continue if </text:span><text:span text:style-name="T1">possible, maybe some </text:span><text:span text:style-name="T1">videos were processed </text:span><text:span text:style-name="T1">before error</text:span></text:p>
            <text:p><text:span text:style-name="T1"/></text:p>
            <text:p><text:span text:style-name="T1"><text:s text:c="8"/></text:span><text:span text:style-name="T1"># Check if stdout is </text:span><text:span text:style-name="T1">empty</text:span></text:p>
            <text:p><text:span text:style-name="T1"><text:s text:c="8"/></text:span><text:span text:style-name="T1">if not </text:span><text:span text:style-name="T1">process.stdout.strip():</text:span></text:p>
            <text:p><text:span text:style-name="T1"><text:s text:c="13"/></text:span><text:span text:style-name="T1">print("\nError: yt-dlp </text:span><text:span text:style-name="T1">did not return any video </text:span><text:span text:style-name="T1">data.")</text:span></text:p>
            <text:p><text:span text:style-name="T1"><text:s text:c="13"/></text:span><text:span text:style-name="T1">if process.stderr:</text:span></text:p>
            <text:p><text:span text:style-name="T1"><text:s text:c="17"/></text:span><text:span text:style-name="T1">print("Stderr </text:span><text:span text:style-name="T1">output:")</text:span></text:p>
            <text:p><text:span text:style-name="T1"><text:s text:c="17"/></text:span><text:span text:style-name="T1">print(process.stderr)</text:span></text:p>
            <text:p><text:span text:style-name="T1"><text:s text:c="13"/></text:span><text:span text:style-name="T1">else:</text:span></text:p>
            <text:p><text:span text:style-name="T1"><text:s text:c="17"/></text:span><text:span text:style-name="T1">print("Possible </text:span><text:span text:style-name="T1">issues: Invalid playlist URL, </text:span><text:span text:style-name="T1">network error, or playlist is </text:span><text:span text:style-name="T1">empty/private.")</text:span></text:p>
            <text:p><text:span text:style-name="T1"><text:s text:c="13"/></text:span><text:span text:style-name="T1">return</text:span></text:p>
            <text:p><text:span text:style-name="T1"/></text:p>
            <text:p><text:span text:style-name="T1"><text:s text:c="8"/></text:span><text:span text:style-name="T1"># Split the output into </text:span><text:span text:style-name="T1">individual JSON lines</text:span></text:p>
            <text:p><text:span text:style-name="T1"><text:s text:c="8"/></text:span><text:span text:style-name="T1">json_lines = </text:span><text:span text:style-name="T1">process.stdout.strip().split('\n'</text:span><text:span text:style-name="T1">)</text:span></text:p>
            <text:p><text:span text:style-name="T1"/></text:p>
            <text:p><text:span text:style-name="T1"><text:s text:c="8"/></text:span><text:span text:style-name="T1">print(f"Found </text:span><text:span text:style-name="T1">{len(json_lines)} potential </text:span><text:span text:style-name="T1">video entries. Processing </text:span><text:span text:style-name="T1">details...")</text:span></text:p>
            <text:p><text:span text:style-name="T1"/></text:p>
            <text:p><text:span text:style-name="T1"><text:s text:c="8"/></text:span><text:span text:style-name="T1"># --- XML Generation ---</text:span></text:p>
            <text:p><text:span text:style-name="T1"><text:s text:c="8"/></text:span><text:span text:style-name="T1">root = </text:span><text:span text:style-name="T1">ET.Element("PlaylistDatabas</text:span><text:span text:style-name="T1">e")</text:span></text:p>
            <text:p><text:span text:style-name="T1"><text:s text:c="8"/></text:span><text:span text:style-name="T1"># Attempt to get playlist </text:span><text:span text:style-name="T1">title (yt-dlp might output it on </text:span><text:span text:style-name="T1">the first JSON line if not flat, </text:span><text:span text:style-name="T1">but with --flat-playlist it's </text:span><text:span text:style-name="T1">usually per-entry)</text:span></text:p>
            <text:p><text:span text:style-name="T1"><text:s text:c="8"/></text:span><text:span text:style-name="T1"># We will set a generic </text:span><text:span text:style-name="T1">title or potentially extract </text:span><text:span text:style-name="T1">from the first video later if </text:span><text:span text:style-name="T1">needed.</text:span></text:p>
            <text:p><text:span text:style-name="T1"><text:s text:c="8"/></text:span><text:span text:style-name="T1"># For now, set a </text:span><text:span text:style-name="T1">placeholder based on URL, </text:span><text:span text:style-name="T1">can be refined.</text:span></text:p>
            <text:p><text:span text:style-name="T1"><text:s text:c="8"/></text:span><text:span text:style-name="T1">playlist_id = </text:span><text:span text:style-name="T1">playlist_url.split('list=')[-1]</text:span></text:p>
            <text:p><text:span text:style-name="T1"><text:s text:c="8"/></text:span><text:span text:style-name="T1">root.set("title", f"Playlist </text:span><text:span text:style-name="T1">{playlist_id}") # Placeholder </text:span><text:span text:style-name="T1">title</text:span></text:p>
            <text:p><text:span text:style-name="T1"><text:s text:c="8"/></text:span><text:span text:style-name="T1">root.set("url", </text:span><text:span text:style-name="T1">playlist_url)</text:span></text:p>
            <text:p><text:span text:style-name="T1"/></text:p>
            <text:p><text:span text:style-name="T1"><text:s text:c="8"/></text:span><text:span text:style-name="T1">video_list_element = </text:span><text:span text:style-name="T1">ET.SubElement(root, </text:span><text:span text:style-name="T1">"Videos")</text:span></text:p>
            <text:p><text:span text:style-name="T1"/></text:p>
            <text:p><text:span text:style-name="T1"><text:s text:c="8"/></text:span><text:span text:style-name="T1">processed_count = 0</text:span></text:p>
            <text:p><text:span text:style-name="T1"><text:s text:c="8"/></text:span><text:span text:style-name="T1">error_count = 0</text:span></text:p>
            <text:p><text:span text:style-name="T1"/></text:p>
            <text:p><text:span text:style-name="T1"><text:s text:c="8"/></text:span><text:span text:style-name="T1"># Iterate through JSON </text:span><text:span text:style-name="T1">data for each video</text:span></text:p>
            <text:p><text:span text:style-name="T1"><text:s text:c="8"/></text:span><text:span text:style-name="T1">for index, line in </text:span><text:span text:style-name="T1">enumerate(json_lines, </text:span><text:span text:style-name="T1">start=1):</text:span></text:p>
            <text:p><text:span text:style-name="T1"><text:s text:c="12"/></text:span><text:span text:style-name="T1">try:</text:span></text:p>
            <text:p><text:span text:style-name="T1"><text:s text:c="16"/></text:span><text:span text:style-name="T1">entry_data = </text:span><text:span text:style-name="T1">json.loads(line)</text:span></text:p>
            <text:p><text:span text:style-name="T1"/></text:p>
            <text:p><text:span text:style-name="T1"><text:s text:c="16"/></text:span><text:span text:style-name="T1"># Extract required </text:span><text:span text:style-name="T1">data using .get() for safety</text:span></text:p>
            <text:p><text:span text:style-name="T1"><text:s text:c="16"/></text:span><text:span text:style-name="T1">video_id = </text:span><text:span text:style-name="T1">entry_data.get('id', </text:span><text:span text:style-name="T1">'UnknownID')</text:span></text:p>
            <text:p><text:span text:style-name="T1"><text:s text:c="16"/></text:span><text:span text:style-name="T1">raw_title = </text:span><text:span text:style-name="T1">entry_data.get('title', </text:span><text:span text:style-name="T1">'Unknown Title') # Use for </text:span><text:span text:style-name="T1">parsing if needed</text:span></text:p>
            <text:p><text:span text:style-name="T1"/></text:p>
            <text:p><text:span text:style-name="T1"><text:s text:c="16"/></text:span><text:span text:style-name="T1"># Determine Artist </text:span><text:span text:style-name="T1">and Song Title</text:span></text:p>
            <text:p><text:span text:style-name="T1"><text:s text:c="16"/></text:span><text:span text:style-name="T1">artist, song_title = </text:span><text:span text:style-name="T1">parse_ytdlp_title(entry_data)</text:span></text:p>
            <text:p><text:span text:style-name="T1"/></text:p>
            <text:p><text:span text:style-name="T1"><text:s text:c="16"/></text:span><text:span text:style-name="T1"># Get Duration</text:span></text:p>
            <text:p><text:span text:style-name="T1"><text:s text:c="16"/></text:span><text:span text:style-name="T1">duration_seconds </text:span><text:span text:style-name="T1">= entry_data.get('duration')</text:span></text:p>
            <text:p><text:span text:style-name="T1"><text:s text:c="16"/></text:span><text:span text:style-name="T1">duration_formatted </text:span><text:span text:style-name="T1">= </text:span><text:span text:style-name="T1">format_duration(duration_se</text:span><text:span text:style-name="T1">conds)</text:span></text:p>
            <text:p><text:span text:style-name="T1"><text:s text:c="16"/></text:span><text:span text:style-name="T1"># Fallback if </text:span><text:span text:style-name="T1">duration_string is more </text:span><text:span text:style-name="T1">reliable (sometimes it is)</text:span></text:p>
            <text:p><text:span text:style-name="T1"><text:s text:c="16"/></text:span><text:span text:style-name="T1">if </text:span><text:span text:style-name="T1">duration_formatted == "N/A" </text:span><text:span text:style-name="T1">and </text:span><text:span text:style-name="T1">entry_data.get('duration_strin</text:span><text:span text:style-name="T1">g'):</text:span></text:p>
            <text:p><text:span text:style-name="T1"><text:s text:c="20"/></text:span><text:span text:style-name="T1"># Basic check if </text:span><text:span text:style-name="T1">duration_string looks like </text:span><text:span text:style-name="T1">H:MM:SS or M:SS</text:span></text:p>
            <text:p><text:span text:style-name="T1"><text:s text:c="20"/></text:span><text:span text:style-name="T1">if </text:span><text:span text:style-name="T1">re.match(r'^(\d+:)?\d{1,2}:\d{2</text:span><text:span text:style-name="T1">}$', </text:span><text:span text:style-name="T1">entry_data['duration_string']):</text:span></text:p>
            <text:p><text:span text:style-name="T1"><text:s text:c="25"/></text:span><text:span text:style-name="T1">duration_formatted = </text:span><text:span text:style-name="T1">entry_data['duration_string']</text:span></text:p>
            <text:p><text:span text:style-name="T1"/></text:p>
            <text:p><text:span text:style-name="T1"><text:s text:c="16"/></text:span><text:span text:style-name="T1"># Get Thumbnail </text:span><text:span text:style-name="T1">URL</text:span></text:p>
            <text:p><text:span text:style-name="T1"><text:s text:c="16"/></text:span><text:span text:style-name="T1">thumbnails = </text:span><text:span text:style-name="T1">entry_data.get('thumbnails')</text:span></text:p>
            <text:p><text:span text:style-name="T1"><text:s text:c="16"/></text:span><text:span text:style-name="T1">thumbnail_url = </text:span><text:span text:style-name="T1">get_best_thumbnail(thumbna</text:span><text:span text:style-name="T1">ils) or </text:span><text:span text:style-name="T1">entry_data.get('thumbnail') # </text:span><text:span text:style-name="T1">Fallback to top-level </text:span><text:span text:style-name="T1">thumbnail</text:span></text:p>
            <text:p><text:span text:style-name="T1"/></text:p>
            <text:p><text:span text:style-name="T1"><text:s text:c="16"/></text:span><text:span text:style-name="T1"># Create XML </text:span><text:span text:style-name="T1">elements for the video</text:span></text:p>
            <text:p><text:span text:style-name="T1"><text:s text:c="16"/></text:span><text:span text:style-name="T1">video_elem = </text:span><text:span text:style-name="T1">ET.SubElement(video_list_el</text:span><text:span text:style-name="T1">ement, "Video")</text:span></text:p>
            <text:p><text:span text:style-name="T1"><text:s text:c="16"/></text:span><text:span text:style-name="T1">ET.SubElement(video_elem, </text:span><text:span text:style-name="T1">"Index").text = str(index)</text:span></text:p>
            <text:p><text:span text:style-name="T1"><text:s text:c="16"/></text:span><text:span text:style-name="T1">ET.SubElement(video_elem, </text:span><text:span text:style-name="T1">"VideoID").text = video_id</text:span></text:p>
            <text:p><text:span text:style-name="T1"><text:s text:c="16"/></text:span><text:span text:style-name="T1">ET.SubElement(video_elem, </text:span><text:span text:style-name="T1">"Artist").text = artist</text:span></text:p>
            <text:p><text:span text:style-name="T1"><text:s text:c="16"/></text:span><text:span text:style-name="T1">ET.SubElement(video_elem, </text:span><text:span text:style-name="T1">"SongTitle").text = song_title</text:span></text:p>
            <text:p><text:span text:style-name="T1"><text:s text:c="16"/></text:span><text:span text:style-name="T1">ET.SubElement(video_elem, </text:span><text:span text:style-name="T1">"Duration").text = </text:span><text:span text:style-name="T1">duration_formatted</text:span></text:p>
            <text:p><text:span text:style-name="T1"><text:s text:c="16"/></text:span><text:span text:style-name="T1">ET.SubElement(video_elem, </text:span><text:span text:style-name="T1">"ThumbnailURL").text = </text:span><text:span text:style-name="T1">thumbnail_url if </text:span><text:span text:style-name="T1">thumbnail_url else "N/A"</text:span></text:p>
            <text:p><text:span text:style-name="T1"/></text:p>
            <text:p><text:span text:style-name="T1"><text:s text:c="16"/></text:span><text:span text:style-name="T1"># Try to set playlist </text:span><text:span text:style-name="T1">title from first video's </text:span><text:span text:style-name="T1">metadata if root title is still </text:span><text:span text:style-name="T1">placeholder</text:span></text:p>
            <text:p><text:span text:style-name="T1"><text:s text:c="16"/></text:span><text:span text:style-name="T1">if index == 1 and </text:span><text:span text:style-name="T1">entry_data.get('playlist_title') </text:span><text:span text:style-name="T1">and root.get("title") == </text:span><text:span text:style-name="T1">f"Playlist {playlist_id}":</text:span></text:p>
            <text:p><text:span text:style-name="T1"><text:s text:c="21"/></text:span><text:span text:style-name="T1">root.set("title", </text:span><text:span text:style-name="T1">entry_data.get('playlist_title'))</text:span></text:p>
            <text:p><text:span text:style-name="T1"><text:s text:c="21"/></text:span><text:span text:style-name="T1">print(f"Updated </text:span><text:span text:style-name="T1">playlist title to: </text:span><text:span text:style-name="T1">{root.get('title')}")</text:span></text:p>
            <text:p><text:span text:style-name="T1"/></text:p>
            <text:p><text:span text:style-name="T1"/></text:p>
            <text:p><text:span text:style-name="T1"><text:s text:c="16"/></text:span><text:span text:style-name="T1">processed_count </text:span><text:span text:style-name="T1">+= 1</text:span></text:p>
            <text:p><text:span text:style-name="T1"><text:s text:c="16"/></text:span><text:span text:style-name="T1">print(f"Processed </text:span><text:span text:style-name="T1">{index}/{len(json_lines)}: </text:span><text:span text:style-name="T1">{artist} - {song_title}")</text:span></text:p>
            <text:p><text:span text:style-name="T1"><text:s text:c="16"/></text:span><text:span text:style-name="T1">sys.stdout.flush()</text:span></text:p>
            <text:p><text:span text:style-name="T1"/></text:p>
            <text:p><text:span text:style-name="T1"><text:s text:c="12"/></text:span><text:span text:style-name="T1">except </text:span><text:span text:style-name="T1">json.JSONDecodeError:</text:span></text:p>
            <text:p><text:span text:style-name="T1"><text:s text:c="16"/></text:span><text:span text:style-name="T1">error_count += 1</text:span></text:p>
            <text:p><text:span text:style-name="T1"><text:s text:c="16"/></text:span><text:span text:style-name="T1">print(f"Warning: </text:span><text:span text:style-name="T1">Skipping line {index}, could </text:span><text:span text:style-name="T1">not decode JSON: </text:span><text:span text:style-name="T1">{line[:100]}...")</text:span></text:p>
            <text:p><text:span text:style-name="T1"><text:s text:c="12"/></text:span><text:span text:style-name="T1">except Exception as </text:span><text:span text:style-name="T1">e:</text:span></text:p>
            <text:p><text:span text:style-name="T1"><text:s text:c="16"/></text:span><text:span text:style-name="T1">error_count += 1</text:span></text:p>
            <text:p><text:span text:style-name="T1"><text:s text:c="16"/></text:span><text:span text:style-name="T1">video_id_error = </text:span><text:span text:style-name="T1">"UnknownID"</text:span></text:p>
            <text:p><text:span text:style-name="T1"><text:s text:c="16"/></text:span><text:span text:style-name="T1">try: video_id_error </text:span><text:span text:style-name="T1">= json.loads(line).get('id', </text:span><text:span text:style-name="T1">'UnknownID') # Try get ID </text:span><text:span text:style-name="T1">even on error</text:span></text:p>
            <text:p><text:span text:style-name="T1"><text:s text:c="16"/></text:span><text:span text:style-name="T1">except: pass</text:span></text:p>
            <text:p><text:span text:style-name="T1"><text:s text:c="16"/></text:span><text:span text:style-name="T1">print(f"Error </text:span><text:span text:style-name="T1">processing video entry </text:span><text:span text:style-name="T1">{index} ({video_id_error}): </text:span><text:span text:style-name="T1">{type(e).__name__} - {e}. </text:span><text:span text:style-name="T1">Skipping.")</text:span></text:p>
            <text:p><text:span text:style-name="T1"><text:s text:c="16"/></text:span><text:span text:style-name="T1"># Add error entry to </text:span><text:span text:style-name="T1">XML</text:span></text:p>
            <text:p><text:span text:style-name="T1"><text:s text:c="16"/></text:span><text:span text:style-name="T1">video_elem = </text:span><text:span text:style-name="T1">ET.SubElement(video_list_el</text:span><text:span text:style-name="T1">ement, "Video")</text:span></text:p>
            <text:p><text:span text:style-name="T1"><text:s text:c="16"/></text:span><text:span text:style-name="T1">ET.SubElement(video_elem, </text:span><text:span text:style-name="T1">"Index").text = str(index)</text:span></text:p>
            <text:p><text:span text:style-name="T1"><text:s text:c="16"/></text:span><text:span text:style-name="T1">ET.SubElement(video_elem, </text:span><text:span text:style-name="T1">"VideoID").text = </text:span><text:span text:style-name="T1">video_id_error</text:span></text:p>
            <text:p><text:span text:style-name="T1"><text:s text:c="16"/></text:span><text:span text:style-name="T1">ET.SubElement(video_elem, </text:span><text:span text:style-name="T1">"Status").text = f"Processing </text:span><text:span text:style-name="T1">Error: {type(e).__name__}"</text:span></text:p>
            <text:p><text:span text:style-name="T1"/></text:p>
            <text:p><text:span text:style-name="T1"/></text:p>
            <text:p><text:span text:style-name="T1"><text:s text:c="8"/></text:span><text:span text:style-name="T1"># Generate XML string </text:span><text:span text:style-name="T1">(pretty-printed)</text:span></text:p>
            <text:p><text:span text:style-name="T1"><text:s text:c="8"/></text:span><text:span text:style-name="T1">xml_string_rough = </text:span><text:span text:style-name="T1">ET.tostring(root, </text:span><text:span text:style-name="T1">encoding='unicode', </text:span><text:span text:style-name="T1">method='xml')</text:span></text:p>
            <text:p><text:span text:style-name="T1"><text:s text:c="8"/></text:span><text:span text:style-name="T1">dom = </text:span><text:span text:style-name="T1">minidom.parseString(xml_stri</text:span><text:span text:style-name="T1">ng_rough)</text:span></text:p>
            <text:p><text:span text:style-name="T1"><text:s text:c="8"/></text:span><text:span text:style-name="T1">pretty_xml_string = </text:span><text:span text:style-name="T1">dom.toprettyxml(indent=" <text:s/>")</text:span></text:p>
            <text:p><text:span text:style-name="T1"/></text:p>
            <text:p><text:span text:style-name="T1"><text:s text:c="8"/></text:span><text:span text:style-name="T1"># Write to file using </text:span><text:span text:style-name="T1">UTF-8 encoding</text:span></text:p>
            <text:p><text:span text:style-name="T1"><text:s text:c="8"/></text:span><text:span text:style-name="T1">try:</text:span></text:p>
            <text:p><text:span text:style-name="T1"><text:s text:c="12"/></text:span><text:span text:style-name="T1">with open(output_file, </text:span><text:span text:style-name="T1">"w", encoding="utf-8") as f:</text:span></text:p>
            <text:p><text:span text:style-name="T1"><text:s text:c="16"/></text:span><text:span text:style-name="T1">f.write(pretty_xml_string)</text:span></text:p>
            <text:p><text:span text:style-name="T1"><text:s text:c="12"/></text:span><text:span text:style-name="T1">print(f"\nSuccessfully </text:span><text:span text:style-name="T1">processed </text:span><text:span text:style-name="T1">{processed_count}/</text:span><text:span text:style-name="T1">{len(json_lines)} video </text:span><text:span text:style-name="T1">entries.")</text:span></text:p>
            <text:p><text:span text:style-name="T1"><text:s text:c="12"/></text:span><text:span text:style-name="T1">if error_count &gt; 0:</text:span></text:p>
            <text:p><text:span text:style-name="T1"><text:s text:c="16"/></text:span><text:span text:style-name="T1">print(f"Encountered </text:span><text:span text:style-name="T1">{error_count} errors/skipped </text:span><text:span text:style-name="T1">entries (details may be </text:span><text:span text:style-name="T1">limited in XML).")</text:span></text:p>
            <text:p><text:span text:style-name="T1"><text:s text:c="12"/></text:span><text:span text:style-name="T1">print(f"XML database </text:span><text:span text:style-name="T1">saved to: {output_file}")</text:span></text:p>
            <text:p><text:span text:style-name="T1"><text:s text:c="8"/></text:span><text:span text:style-name="T1">except IOError as e:</text:span></text:p>
            <text:p><text:span text:style-name="T1"><text:s text:c="12"/></text:span><text:span text:style-name="T1">print(f"\nError writing </text:span><text:span text:style-name="T1">XML to file '{output_file}': </text:span><text:span text:style-name="T1">{e}")</text:span></text:p>
            <text:p><text:span text:style-name="T1"><text:s text:c="12"/></text:span><text:span text:style-name="T1">print("\n--- XML </text:span><text:span text:style-name="T1">Output (stdout) ---")</text:span></text:p>
            <text:p><text:span text:style-name="T1"><text:s text:c="12"/></text:span><text:span text:style-name="T1">print(pretty_xml_string) # </text:span><text:span text:style-name="T1">Print to console as fallback</text:span></text:p>
            <text:p><text:span text:style-name="T1"/></text:p>
            <text:p><text:span text:style-name="T1"/></text:p>
            <text:p><text:span text:style-name="T1"><text:s text:c="4"/></text:span><text:span text:style-name="T1">except FileNotFoundError:</text:span></text:p>
            <text:p><text:span text:style-name="T1"><text:s text:c="9"/></text:span><text:span text:style-name="T1">print(f"\nError: </text:span><text:span text:style-name="T1">'{ytdlp_path}' command not </text:span><text:span text:style-name="T1">found.")</text:span></text:p>
            <text:p><text:span text:style-name="T1"><text:s text:c="9"/></text:span><text:span text:style-name="T1">print("Please ensure yt-</text:span><text:span text:style-name="T1">dlp is installed and in your </text:span><text:span text:style-name="T1">system PATH or provide the </text:span><text:span text:style-name="T1">correct path using --ytdlp-</text:span><text:span text:style-name="T1">path.")</text:span></text:p>
            <text:p><text:span text:style-name="T1"><text:s text:c="9"/></text:span><text:span text:style-name="T1">print("Installation </text:span><text:span text:style-name="T1">instructions: </text:span><text:span text:style-name="T1">https://github.com/yt-dlp/yt-</text:span><text:span text:style-name="T1">dlp#installation")</text:span></text:p>
            <text:p><text:span text:style-name="T1"><text:s text:c="4"/></text:span><text:span text:style-name="T1">except Exception as e:</text:span></text:p>
            <text:p><text:span text:style-name="T1"><text:s text:c="8"/></text:span><text:span text:style-name="T1">print(f"\nAn unexpected </text:span><text:span text:style-name="T1">error occurred during script </text:span><text:span text:style-name="T1">execution: </text:span><text:span text:style-name="T1">{type(e).__name__} - {e}")</text:span></text:p>
            <text:p><text:span text:style-name="T1"/></text:p>
            <text:p><text:span text:style-name="T1"># --- Main Execution ---</text:span></text:p>
            <text:p><text:span text:style-name="T1">if __name__ == "__main__":</text:span></text:p>
            <text:p><text:span text:style-name="T1"><text:s text:c="4"/></text:span><text:span text:style-name="T1">parser = </text:span><text:span text:style-name="T1">argparse.ArgumentParser(de</text:span><text:span text:style-name="T1">scription="Fetch YouTube </text:span><text:span text:style-name="T1">playlist data using yt-dlp and </text:span><text:span text:style-name="T1">save as XML.")</text:span></text:p>
            <text:p><text:span text:style-name="T1"><text:s text:c="4"/></text:span><text:span text:style-name="T1">parser.add_argument("-u", </text:span><text:span text:style-name="T1">"--url", required=True, </text:span><text:span text:style-name="T1">help="The full URL of the </text:span><text:span text:style-name="T1">YouTube playlist.")</text:span></text:p>
            <text:p><text:span text:style-name="T1"><text:s text:c="4"/></text:span><text:span text:style-name="T1">parser.add_argument("-o", </text:span><text:span text:style-name="T1">"--output", </text:span><text:span text:style-name="T1">default="playlist_data_ytdlp.x</text:span><text:span text:style-name="T1">ml", help="Output XML file </text:span><text:span text:style-name="T1">name (default: </text:span><text:span text:style-name="T1">playlist_data_ytdlp.xml)")</text:span></text:p>
            <text:p><text:span text:style-name="T1"><text:s text:c="4"/></text:span><text:span text:style-name="T1">parser.add_argument("--</text:span><text:span text:style-name="T1">ytdlp-path", default="yt-dlp", </text:span><text:span text:style-name="T1">help="Path to the yt-dlp </text:span><text:span text:style-name="T1">executable if not in system </text:span><text:span text:style-name="T1">PATH (default: yt-dlp)")</text:span></text:p>
            <text:p><text:span text:style-name="T1"/></text:p>
            <text:p><text:span text:style-name="T1"><text:s text:c="4"/></text:span><text:span text:style-name="T1">args = parser.parse_args()</text:span></text:p>
            <text:p><text:span text:style-name="T1"/></text:p>
            <text:p><text:span text:style-name="T1"><text:s text:c="4"/></text:span><text:span text:style-name="T1">create_playlist_xml_ytdlp(arg</text:span><text:span text:style-name="T1">s.url, args.output, </text:span><text:span text:style-name="T1">args.ytdlp_path)</text:span></text:p>
          </table:table-cell>
          <table:table-cell table:style-name="ce17" office:value-type="string">
            <text:p>#!/usr/bin/env python3</text:p>
            <text:p/>
            <text:p>import os</text:p>
            <text:p>import argparse</text:p>
            <text:p>import xml.etree.ElementTree as ET</text:p>
            <text:p>from xml.dom import minidom</text:p>
            <text:p>import re</text:p>
            <text:p>import sys</text:p>
            <text:p/>
            <text:p>def clean_genre_name(playlist_name):</text:p>
            <text:p><text:s text:c="4"/>"""Removes volume indicators and cleans up the genre name."""</text:p>
            <text:p><text:s text:c="4"/># Case-insensitive removal of " vol X", "volume X", etc. at the end of the string</text:p>
            <text:p><text:s text:c="4"/># Handles variations like "VOL.", "VOL", "VOLUME", spaces, and numbers</text:p>
            <text:p><text:s text:c="4"/>cleaned = re.sub(r'\s+VOL(UME|\.)?\s*\d+\s*$', '', playlist_name, flags=re.IGNORECASE).strip()</text:p>
            <text:p><text:s text:c="4"/># Optional: Add more cleaning rules if needed (e.g., replace underscores)</text:p>
            <text:p><text:s text:c="4"/># cleaned = cleaned.replace('_', ' ')</text:p>
            <text:p><text:s text:c="4"/>return cleaned</text:p>
            <text:p/>
            <text:p>def parse_video_element(video_elem, source_playlist_name, derived_genre):</text:p>
            <text:p><text:s text:c="4"/>"""Extracts data from a &lt;Video&gt; XML element and returns a dictionary."""</text:p>
            <text:p><text:s text:c="4"/>video_data = {}</text:p>
            <text:p><text:s text:c="4"/>fields = [</text:p>
            <text:p><text:s text:c="8"/>"Index", "VideoID", "Artist", "SongTitle",</text:p>
            <text:p><text:s text:c="8"/>"Duration", "ThumbnailURL", "Status" # Include Status if present</text:p>
            <text:p><text:s text:c="4"/>]</text:p>
            <text:p><text:s text:c="4"/>for field in fields:</text:p>
            <text:p><text:s text:c="8"/>node = video_elem.find(field)</text:p>
            <text:p><text:s text:c="8"/>video_data[field] = node.text if node is not None else None # Store None if tag missing</text:p>
            <text:p/>
            <text:p><text:s text:c="4"/># Add the new fields</text:p>
            <text:p><text:s text:c="4"/>video_data["SourcePlaylist"] = source_playlist_name</text:p>
            <text:p><text:s text:c="4"/>video_data["Genre"] = derived_genre</text:p>
            <text:p/>
            <text:p><text:s text:c="4"/># Basic validation/defaults for key fields used in sorting/deduping</text:p>
            <text:p><text:s text:c="4"/>if not video_data.get("Artist"): video_data["Artist"] = "Unknown Artist"</text:p>
            <text:p><text:s text:c="4"/>if not video_data.get("SongTitle"): video_data["SongTitle"] = "Unknown Title"</text:p>
            <text:p><text:s text:c="4"/>if not video_data.get("ThumbnailURL"): video_data["ThumbnailURL"] = "" # Use empty string for deduping consistency</text:p>
            <text:p/>
            <text:p><text:s text:c="4"/>return video_data</text:p>
            <text:p/>
            <text:p>def consolidate_playlists(source_dir, output_file):</text:p>
            <text:p><text:s text:c="4"/>"""Consolidates, cleans, sorts, and deduplicates playlist XML files."""</text:p>
            <text:p/>
            <text:p><text:s text:c="4"/>print(f"Source directory: {source_dir}")</text:p>
            <text:p><text:s text:c="4"/>print(f"Output file: {output_file}")</text:p>
            <text:p/>
            <text:p><text:s text:c="4"/>if not os.path.isdir(source_dir):</text:p>
            <text:p><text:s text:c="8"/>print(f"Error: Source directory '{source_dir}' not found.")</text:p>
            <text:p><text:s text:c="8"/>sys.exit(1)</text:p>
            <text:p/>
            <text:p><text:s text:c="4"/>all_videos = []</text:p>
            <text:p><text:s text:c="4"/>xml_files_processed = 0</text:p>
            <text:p/>
            <text:p><text:s text:c="4"/>print("\n--- Phase 1: Parsing XML Files ---")</text:p>
            <text:p><text:s text:c="4"/>for filename in os.listdir(source_dir):</text:p>
            <text:p><text:s text:c="8"/>if filename.lower().endswith(".xml") and filename != os.path.basename(output_file):</text:p>
            <text:p><text:s text:c="12"/>filepath = os.path.join(source_dir, filename)</text:p>
            <text:p><text:s text:c="12"/>source_playlist_name = os.path.splitext(filename)[0]</text:p>
            <text:p><text:s text:c="12"/>derived_genre = clean_genre_name(source_playlist_name)</text:p>
            <text:p><text:s text:c="12"/>print(f"Processing '{filename}' (Genre: '{derived_genre}')...")</text:p>
            <text:p><text:s text:c="12"/>xml_files_processed += 1</text:p>
            <text:p><text:s text:c="12"/>try:</text:p>
            <text:p><text:s text:c="16"/>tree = ET.parse(filepath)</text:p>
            <text:p><text:s text:c="16"/>root = tree.getroot()</text:p>
            <text:p><text:s text:c="16"/>videos_found_in_file = 0</text:p>
            <text:p><text:s text:c="16"/># Find &lt;Video&gt; elements, could be direct children or nested under &lt;Videos&gt;</text:p>
            <text:p><text:s text:c="16"/>for video_elem in root.findall('.//Video'):</text:p>
            <text:p><text:s text:c="20"/># Ignore videos that had errors during initial creation</text:p>
            <text:p><text:s text:c="20"/>status_node = video_elem.find('Status')</text:p>
            <text:p><text:s text:c="20"/>if status_node is None or status_node.text in [None, "Unavailable", ""]: # Process only if status is OK or missing</text:p>
            <text:p><text:s text:c="24"/>video_data = parse_video_element(video_elem, source_playlist_name, derived_genre)</text:p>
            <text:p><text:s text:c="24"/>all_videos.append(video_data)</text:p>
            <text:p><text:s text:c="24"/>videos_found_in_file += 1</text:p>
            <text:p><text:s text:c="20"/>else:</text:p>
            <text:p><text:s text:c="25"/>print(f" <text:s/>Skipping entry with Status: '{status_node.text}' in '{filename}'")</text:p>
            <text:p/>
            <text:p><text:s text:c="16"/>print(f" <text:s/>Found {videos_found_in_file} valid video entries.")</text:p>
            <text:p/>
            <text:p><text:s text:c="12"/>except ET.ParseError as e:</text:p>
            <text:p><text:s text:c="16"/>print(f" <text:s/>Warning: Skipping '{filename}' due to XML parsing error: {e}")</text:p>
            <text:p><text:s text:c="12"/>except Exception as e:</text:p>
            <text:p><text:s text:c="16"/>print(f" <text:s/>Warning: Skipping '{filename}' due to unexpected error: {e}")</text:p>
            <text:p/>
            <text:p><text:s text:c="4"/>if not all_videos:</text:p>
            <text:p><text:s text:c="8"/>print("\nNo valid video entries found in any XML files. Exiting.")</text:p>
            <text:p><text:s text:c="8"/>sys.exit(0)</text:p>
            <text:p/>
            <text:p><text:s text:c="4"/>print(f"\n--- Phase 2: Sorting {len(all_videos)} Total Entries ---")</text:p>
            <text:p><text:s text:c="4"/># Sort alphabetically by Artist Name (case-insensitive)</text:p>
            <text:p><text:s text:c="4"/>all_videos.sort(key=lambda x: x.get('Artist', 'Unknown Artist').lower())</text:p>
            <text:p><text:s text:c="4"/>print("Sorting complete.")</text:p>
            <text:p/>
            <text:p><text:s text:c="4"/>print("\n--- Phase 3: Removing Duplicates ---")</text:p>
            <text:p><text:s text:c="4"/>unique_videos = []</text:p>
            <text:p><text:s text:c="4"/>seen_signatures = set()</text:p>
            <text:p><text:s text:c="4"/>duplicates_removed = 0</text:p>
            <text:p/>
            <text:p><text:s text:c="4"/>for video in all_videos:</text:p>
            <text:p><text:s text:c="8"/># Create a signature for deduplication based on Artist, Title, and Thumbnail</text:p>
            <text:p><text:s text:c="8"/># Use lower case for Artist/Title for better matching if needed, but case-sensitive might be safer</text:p>
            <text:p><text:s text:c="8"/>signature = (</text:p>
            <text:p><text:s text:c="12"/>video.get('Artist', 'Unknown Artist'),#.lower(),</text:p>
            <text:p><text:s text:c="12"/>video.get('SongTitle', 'Unknown Title'),#.lower(),</text:p>
            <text:p><text:s text:c="12"/>video.get('ThumbnailURL', '') # Use the potentially blanked URL</text:p>
            <text:p><text:s text:c="8"/>)</text:p>
            <text:p/>
            <text:p><text:s text:c="8"/>if signature not in seen_signatures:</text:p>
            <text:p><text:s text:c="12"/>seen_signatures.add(signature)</text:p>
            <text:p><text:s text:c="12"/>unique_videos.append(video)</text:p>
            <text:p><text:s text:c="8"/>else:</text:p>
            <text:p><text:s text:c="12"/>duplicates_removed += 1</text:p>
            <text:p><text:s text:c="12"/># print(f" <text:s/>Duplicate found and removed: {signature[0]} - {signature[1]}") # Optional: Log duplicates</text:p>
            <text:p/>
            <text:p><text:s text:c="4"/>print(f"Removed {duplicates_removed} duplicate entries.")</text:p>
            <text:p><text:s text:c="4"/>print(f"{len(unique_videos)} unique entries remain.")</text:p>
            <text:p/>
            <text:p><text:s text:c="4"/>print("\n--- Phase 4: Building Master XML ---")</text:p>
            <text:p><text:s text:c="4"/>master_root = ET.Element("PlaylistDatabase")</text:p>
            <text:p><text:s text:c="4"/>master_root.set("title", "MASTER PLAYLIST")</text:p>
            <text:p><text:s text:c="4"/>master_root.set("source_files_processed", str(xml_files_processed))</text:p>
            <text:p><text:s text:c="4"/>master_root.set("unique_videos_count", str(len(unique_videos)))</text:p>
            <text:p/>
            <text:p><text:s text:c="4"/>videos_element = ET.SubElement(master_root, "Videos")</text:p>
            <text:p/>
            <text:p><text:s text:c="4"/># Renumber and add unique videos to the master XML</text:p>
            <text:p><text:s text:c="4"/>for index, video_data in enumerate(unique_videos, start=1):</text:p>
            <text:p><text:s text:c="8"/>video_elem = ET.SubElement(videos_element, "Video")</text:p>
            <text:p/>
            <text:p><text:s text:c="8"/># Add elements in desired order, updating Index</text:p>
            <text:p><text:s text:c="8"/>ET.SubElement(video_elem, "Index").text = str(index) # New sequential index</text:p>
            <text:p><text:s text:c="8"/>ET.SubElement(video_elem, "VideoID").text = video_data.get("VideoID", "")</text:p>
            <text:p><text:s text:c="8"/>ET.SubElement(video_elem, "Artist").text = video_data.get("Artist", "Unknown Artist")</text:p>
            <text:p><text:s text:c="8"/>ET.SubElement(video_elem, "SongTitle").text = video_data.get("SongTitle", "Unknown Title")</text:p>
            <text:p><text:s text:c="8"/>ET.SubElement(video_elem, "Duration").text = video_data.get("Duration", "N/A")</text:p>
            <text:p><text:s text:c="8"/>ET.SubElement(video_elem, "ThumbnailURL").text = video_data.get("ThumbnailURL", "")</text:p>
            <text:p><text:s text:c="8"/># Add the new elements</text:p>
            <text:p><text:s text:c="8"/>ET.SubElement(video_elem, "SourcePlaylist").text = video_data.get("SourcePlaylist", "Unknown")</text:p>
            <text:p><text:s text:c="8"/>ET.SubElement(video_elem, "Genre").text = video_data.get("Genre", "Unknown")</text:p>
            <text:p/>
            <text:p><text:s text:c="4"/>print("Master XML structure built.")</text:p>
            <text:p/>
            <text:p><text:s text:c="4"/>print("\n--- Phase 5: Writing Output File ---")</text:p>
            <text:p><text:s text:c="4"/>try:</text:p>
            <text:p><text:s text:c="8"/># Generate XML string (pretty-printed)</text:p>
            <text:p><text:s text:c="8"/>xml_string_rough = ET.tostring(master_root, encoding='unicode', method='xml')</text:p>
            <text:p><text:s text:c="8"/>dom = minidom.parseString(xml_string_rough)</text:p>
            <text:p><text:s text:c="8"/>pretty_xml_string = dom.toprettyxml(indent=" <text:s/>")</text:p>
            <text:p/>
            <text:p><text:s text:c="8"/>with open(output_file, "w", encoding="utf-8") as f:</text:p>
            <text:p><text:s text:c="12"/>f.write(pretty_xml_string)</text:p>
            <text:p><text:s text:c="8"/>print(f"Successfully created master playlist: '{output_file}'")</text:p>
            <text:p><text:s text:c="4"/>except IOError as e:</text:p>
            <text:p><text:s text:c="8"/>print(f"Error writing XML to file '{output_file}': {e}")</text:p>
            <text:p><text:s text:c="4"/>except Exception as e:</text:p>
            <text:p><text:s text:c="8"/>print(f"An unexpected error occurred during XML writing: {e}")</text:p>
            <text:p/>
            <text:p># --- Main Execution ---</text:p>
            <text:p>if __name__ == "__main__":</text:p>
            <text:p><text:s text:c="4"/>parser = argparse.ArgumentParser(description="Consolidate, clean, sort, and deduplicate YouTube playlist XML files.")</text:p>
            <text:p><text:s text:c="4"/>parser.add_argument("-s", "--source",</text:p>
            <text:p><text:s text:c="24"/>default="/Users/mikeclarkin/Desktop/youtube_playlist_parser", # Default as requested</text:p>
            <text:p><text:s text:c="24"/>help="Directory containing the source XML playlist files.")</text:p>
            <text:p><text:s text:c="4"/>parser.add_argument("-o", "--output",</text:p>
            <text:p><text:s text:c="24"/>default="MASTER PLAYLIST.xml",</text:p>
            <text:p><text:s text:c="24"/>help="Name for the output consolidated XML file (will be saved in the *current working directory* unless a full path is given).")</text:p>
            <text:p/>
            <text:p><text:s text:c="4"/>args = parser.parse_args()</text:p>
            <text:p/>
            <text:p><text:s text:c="4"/># Important: Determine absolute path for output to avoid saving inside source dir by default</text:p>
            <text:p><text:s text:c="4"/># If output path is just a filename, save it where the script is run</text:p>
            <text:p><text:s text:c="4"/>if not os.path.dirname(args.output):</text:p>
            <text:p><text:s text:c="8"/>output_path = os.path.join(os.getcwd(), args.output)</text:p>
            <text:p><text:s text:c="4"/>else: # User provided a path (relative or absolute)</text:p>
            <text:p><text:s text:c="8"/>output_path = args.output</text:p>
            <text:p/>
            <text:p><text:s text:c="4"/>consolidate_playlists(args.source, output_path)</text:p>
            <text:p><text:s text:c="4"/>print("\nScript finished.")</text:p>
          </table:table-cell>
          <table:table-cell table:style-name="ce17" office:value-type="string">
            <text:p>import json</text:p>
            <text:p>import requests</text:p>
            <text:p>from bs4 import BeautifulSoup</text:p>
            <text:p>import time</text:p>
            <text:p>import random</text:p>
            <text:p>import re</text:p>
            <text:p>import urllib.parse # For URL encoding the search query</text:p>
            <text:p/>
            <text:p># --- Configuration ---</text:p>
            <text:p>INPUT_JSON_FILE = "ALL_SONG_LIST_A-Z.json"</text:p>
            <text:p>OUTPUT_JSON_FILE = "ALL_SONG_LIST_A-Z_with_youtube_scraped.json"</text:p>
            <text:p># Add a delay between requests to be nicer to YouTube's servers and reduce block chance</text:p>
            <text:p># Increase this if you encounter issues (e.g., 3-5 seconds)</text:p>
            <text:p>MIN_DELAY_SECONDS = 1.5</text:p>
            <text:p>MAX_DELAY_SECONDS = 3.0</text:p>
            <text:p># Mimic a browser's User-Agent header</text:p>
            <text:p>REQUEST_HEADERS = {</text:p>
            <text:p><text:s text:c="4"/>'User-Agent': 'Mozilla/5.0 (Windows NT 10.0; Win64; x64) AppleWebKit/537.36 (KHTML, like Gecko) Chrome/91.0.4472.124 Safari/537.36'</text:p>
            <text:p>}</text:p>
            <text:p># --- End Configuration ---</text:p>
            <text:p/>
            <text:p>def scrape_youtube_search(query):</text:p>
            <text:p><text:s text:c="4"/>"""</text:p>
            <text:p><text:s text:c="4"/>Scrapes the YouTube search results page for a query and attempts to</text:p>
            <text:p><text:s text:c="4"/>extract the Video ID and Thumbnail URL of the first video result.</text:p>
            <text:p/>
            <text:p><text:s text:c="4"/>Args:</text:p>
            <text:p><text:s text:c="8"/>query (str): The search query (e.g., "Artist SongTitle").</text:p>
            <text:p/>
            <text:p><text:s text:c="4"/>Returns:</text:p>
            <text:p><text:s text:c="8"/>tuple: (video_id, thumbnail_url) or (None, None) if not found or error.</text:p>
            <text:p><text:s text:c="4"/>"""</text:p>
            <text:p><text:s text:c="4"/>search_url = f"https://www.youtube.com/results?search_query={urllib.parse.quote_plus(query)}"</text:p>
            <text:p><text:s text:c="4"/>print(f" <text:s/>-&gt; Searching: {search_url}")</text:p>
            <text:p/>
            <text:p><text:s text:c="4"/>try:</text:p>
            <text:p><text:s text:c="8"/>response = requests.get(search_url, headers=REQUEST_HEADERS, timeout=15) # Added timeout</text:p>
            <text:p><text:s text:c="8"/>response.raise_for_status() # Raise an exception for bad status codes (4xx or 5xx)</text:p>
            <text:p/>
            <text:p><text:s text:c="8"/>soup = BeautifulSoup(response.text, 'html.parser')</text:p>
            <text:p/>
            <text:p><text:s text:c="8"/># --- Find video data ---</text:p>
            <text:p><text:s text:c="8"/># YouTube often embeds data in a script tag within a variable like ytInitialData</text:p>
            <text:p><text:s text:c="8"/># This is *highly* likely to break if YouTube changes its structure.</text:p>
            <text:p><text:s text:c="8"/>scripts = soup.find_all('script')</text:p>
            <text:p><text:s text:c="8"/>data_script = None</text:p>
            <text:p><text:s text:c="8"/>for script in scripts:</text:p>
            <text:p><text:s text:c="12"/>if script.string and 'var ytInitialData = ' in script.string:</text:p>
            <text:p><text:s text:c="16"/>data_script = script.string</text:p>
            <text:p><text:s text:c="16"/>break</text:p>
            <text:p/>
            <text:p><text:s text:c="8"/>if not data_script:</text:p>
            <text:p><text:s text:c="12"/>print(" <text:s/>-&gt; Could not find the expected script tag containing ytInitialData. YouTube structure may have changed.")</text:p>
            <text:p><text:s text:c="12"/>return None, None</text:p>
            <text:p/>
            <text:p><text:s text:c="8"/># Extract the JSON part from the script tag content</text:p>
            <text:p><text:s text:c="8"/># This is fragile string manipulation</text:p>
            <text:p><text:s text:c="8"/>try:</text:p>
            <text:p><text:s text:c="12"/>json_str = data_script.split('var ytInitialData = ')[1]</text:p>
            <text:p><text:s text:c="12"/># Remove trailing semicolon if it exists</text:p>
            <text:p><text:s text:c="12"/>if json_str.endswith(';'):</text:p>
            <text:p><text:s text:c="16"/>json_str = json_str[:-1]</text:p>
            <text:p><text:s text:c="12"/>data = json.loads(json_str)</text:p>
            <text:p><text:s text:c="8"/>except (IndexError, json.JSONDecodeError) as e:</text:p>
            <text:p><text:s text:c="13"/>print(f" <text:s/>-&gt; Error parsing ytInitialData JSON: {e}. Structure may have changed.")</text:p>
            <text:p><text:s text:c="13"/>return None, None</text:p>
            <text:p/>
            <text:p><text:s text:c="8"/># Navigate the complex JSON structure to find video results</text:p>
            <text:p><text:s text:c="8"/># This path is based on current observations and WILL BREAK if changed by YouTube</text:p>
            <text:p><text:s text:c="8"/>video_id = None</text:p>
            <text:p><text:s text:c="8"/>thumbnail_url = None</text:p>
            <text:p><text:s text:c="8"/>try:</text:p>
            <text:p><text:s text:c="12"/># Look for video results within the primary contents</text:p>
            <text:p><text:s text:c="12"/>contents = data['contents']['twoColumnSearchResultsRenderer']['primaryContents']</text:p>
            <text:p><text:s text:c="12"/>item_section = None</text:p>
            <text:p/>
            <text:p><text:s text:c="12"/># Find the section containing video results (can be 'sectionListRenderer' or 'richGridRenderer')</text:p>
            <text:p><text:s text:c="12"/>if 'sectionListRenderer' in contents:</text:p>
            <text:p><text:s text:c="17"/>item_section = contents['sectionListRenderer']['contents'][0]['itemSectionRenderer']['contents']</text:p>
            <text:p><text:s text:c="12"/>elif 'richGridRenderer' in contents: # For grid layouts sometimes seen</text:p>
            <text:p><text:s text:c="17"/>item_section = contents['richGridRenderer']['contents']</text:p>
            <text:p><text:s text:c="12"/>else:</text:p>
            <text:p><text:s text:c="17"/>print(" <text:s/>-&gt; Could not find 'sectionListRenderer' or 'richGridRenderer' in primaryContents.")</text:p>
            <text:p><text:s text:c="17"/>return None, None</text:p>
            <text:p/>
            <text:p><text:s text:c="12"/># Iterate through items to find the first 'videoRenderer'</text:p>
            <text:p><text:s text:c="12"/>first_video_renderer = None</text:p>
            <text:p><text:s text:c="12"/>for item in item_section:</text:p>
            <text:p><text:s text:c="16"/>if 'videoRenderer' in item:</text:p>
            <text:p><text:s text:c="20"/>first_video_renderer = item['videoRenderer']</text:p>
            <text:p><text:s text:c="20"/>break # Found the first video</text:p>
            <text:p/>
            <text:p><text:s text:c="12"/>if first_video_renderer:</text:p>
            <text:p><text:s text:c="16"/>video_id = first_video_renderer.get('videoId')</text:p>
            <text:p><text:s text:c="16"/># Get a decent quality thumbnail</text:p>
            <text:p><text:s text:c="16"/>thumbnails = first_video_renderer.get('thumbnail', {}).get('thumbnails', [])</text:p>
            <text:p><text:s text:c="16"/>if thumbnails:</text:p>
            <text:p><text:s text:c="20"/># Try finding 'hqdefault' like quality, fall back to others</text:p>
            <text:p><text:s text:c="20"/>best_thumb = thumbnails[-1] # Often highest quality is last</text:p>
            <text:p><text:s text:c="20"/>for thumb in thumbnails:</text:p>
            <text:p><text:s text:c="25"/># Look for a common pattern or just take the last one</text:p>
            <text:p><text:s text:c="25"/>if 'hqdefault' in thumb.get('url', ''):</text:p>
            <text:p><text:s text:c="29"/>best_thumb = thumb</text:p>
            <text:p><text:s text:c="29"/>break</text:p>
            <text:p><text:s text:c="20"/>thumbnail_url = best_thumb.get('url')</text:p>
            <text:p><text:s text:c="20"/># Sometimes URLs might start with //, prepend https:</text:p>
            <text:p><text:s text:c="20"/>if thumbnail_url and thumbnail_url.startswith('//'):</text:p>
            <text:p><text:s text:c="24"/>thumbnail_url = 'https:' + thumbnail_url</text:p>
            <text:p/>
            <text:p><text:s text:c="12"/>else:</text:p>
            <text:p><text:s text:c="16"/>print(" <text:s/>-&gt; No 'videoRenderer' found in the first results section.")</text:p>
            <text:p><text:s text:c="16"/>return None, None</text:p>
            <text:p/>
            <text:p><text:s text:c="8"/>except (KeyError, IndexError, TypeError) as e:</text:p>
            <text:p><text:s text:c="12"/>print(f" <text:s/>-&gt; Error navigating the ytInitialData structure: {e}. YouTube structure likely changed.")</text:p>
            <text:p><text:s text:c="12"/># Optionally print the path tried for debugging</text:p>
            <text:p><text:s text:c="12"/># print(f" <text:s text:c="5"/>Error occurred accessing data structure elements.")</text:p>
            <text:p><text:s text:c="12"/>return None, None</text:p>
            <text:p/>
            <text:p><text:s text:c="8"/>if video_id:</text:p>
            <text:p><text:s text:c="12"/>print(f" <text:s/>-&gt; Found VideoID: {video_id}")</text:p>
            <text:p><text:s text:c="12"/>return video_id, thumbnail_url</text:p>
            <text:p><text:s text:c="8"/>else:</text:p>
            <text:p><text:s text:c="12"/>print(" <text:s/>-&gt; No video ID found in the parsed data.")</text:p>
            <text:p><text:s text:c="12"/>return None, None</text:p>
            <text:p/>
            <text:p><text:s text:c="4"/>except requests.exceptions.RequestException as e:</text:p>
            <text:p><text:s text:c="8"/>print(f" <text:s/>-&gt; Network error during search: {e}")</text:p>
            <text:p><text:s text:c="8"/>return None, None</text:p>
            <text:p><text:s text:c="4"/>except Exception as e:</text:p>
            <text:p><text:s text:c="8"/>print(f" <text:s/>-&gt; An unexpected error occurred during scraping: {e}")</text:p>
            <text:p><text:s text:c="8"/>return None, None</text:p>
            <text:p/>
            <text:p>def process_songs(input_filename, output_filename):</text:p>
            <text:p><text:s text:c="4"/>"""</text:p>
            <text:p><text:s text:c="4"/>Reads song data from input JSON, scrapes YouTube for each song,</text:p>
            <text:p><text:s text:c="4"/>and writes the updated data (with VideoID and ThumbnailURL) to output JSON.</text:p>
            <text:p><text:s text:c="4"/>"""</text:p>
            <text:p><text:s text:c="4"/>try:</text:p>
            <text:p><text:s text:c="8"/>with open(input_filename, 'r', encoding='utf-8') as f:</text:p>
            <text:p><text:s text:c="12"/>data = json.load(f)</text:p>
            <text:p><text:s text:c="4"/>except FileNotFoundError:</text:p>
            <text:p><text:s text:c="8"/>print(f"Error: Input file '{input_filename}' not found.")</text:p>
            <text:p><text:s text:c="8"/>return</text:p>
            <text:p><text:s text:c="4"/>except json.JSONDecodeError:</text:p>
            <text:p><text:s text:c="8"/>print(f"Error: Could not decode JSON from '{input_filename}'. Check file format.")</text:p>
            <text:p><text:s text:c="8"/>return</text:p>
            <text:p><text:s text:c="4"/>except Exception as e:</text:p>
            <text:p><text:s text:c="8"/>print(f"An error occurred reading the input file: {e}")</text:p>
            <text:p><text:s text:c="8"/>return</text:p>
            <text:p/>
            <text:p><text:s text:c="4"/>if "Videos" not in data or "Video" not in data["Videos"]:</text:p>
            <text:p><text:s text:c="8"/>print("Error: Input JSON structure is not as expected ('Videos' -&gt; 'Video' list).")</text:p>
            <text:p><text:s text:c="8"/>return</text:p>
            <text:p/>
            <text:p><text:s text:c="4"/>song_list = data["Videos"]["Video"]</text:p>
            <text:p><text:s text:c="4"/>output_data = {"Videos": {"Video": []}}</text:p>
            <text:p><text:s text:c="4"/>total_songs = len(song_list)</text:p>
            <text:p/>
            <text:p><text:s text:c="4"/>print(f"Starting scraping process for {total_songs} songs...")</text:p>
            <text:p><text:s text:c="4"/>print(f"--- IMPORTANT: This uses web scraping and may break or get blocked. ---")</text:p>
            <text:p><text:s text:c="4"/>print(f"--- A delay of {MIN_DELAY_SECONDS}-{MAX_DELAY_SECONDS}s will be used between requests. ---")</text:p>
            <text:p/>
            <text:p><text:s text:c="4"/>for i, song in enumerate(song_list):</text:p>
            <text:p><text:s text:c="8"/>artist = song.get("Artist")</text:p>
            <text:p><text:s text:c="8"/>song_title = song.get("SongTitle")</text:p>
            <text:p/>
            <text:p><text:s text:c="8"/>print(f"\nProcessing song {i+1}/{total_songs}: {artist} - {song_title}")</text:p>
            <text:p/>
            <text:p><text:s text:c="8"/>if not artist or not song_title:</text:p>
            <text:p><text:s text:c="12"/>print(" <text:s/>-&gt; Skipping song due to missing Artist or SongTitle.")</text:p>
            <text:p><text:s text:c="12"/>updated_song = song.copy()</text:p>
            <text:p><text:s text:c="12"/>updated_song["VideoID"] = None</text:p>
            <text:p><text:s text:c="12"/>updated_song["ThumbnailURL"] = None</text:p>
            <text:p><text:s text:c="12"/>output_data["Videos"]["Video"].append(updated_song)</text:p>
            <text:p><text:s text:c="12"/>continue</text:p>
            <text:p/>
            <text:p><text:s text:c="8"/># Construct the search query</text:p>
            <text:p><text:s text:c="8"/>search_query = f"{artist} {song_title}"</text:p>
            <text:p/>
            <text:p><text:s text:c="8"/>video_id, thumbnail_url = scrape_youtube_search(search_query)</text:p>
            <text:p/>
            <text:p><text:s text:c="8"/>updated_song = song.copy()</text:p>
            <text:p><text:s text:c="8"/>updated_song["VideoID"] = video_id</text:p>
            <text:p><text:s text:c="8"/>updated_song["ThumbnailURL"] = thumbnail_url</text:p>
            <text:p><text:s text:c="8"/>output_data["Videos"]["Video"].append(updated_song)</text:p>
            <text:p/>
            <text:p><text:s text:c="8"/># --- Wait before the next request ---</text:p>
            <text:p><text:s text:c="8"/>delay = random.uniform(MIN_DELAY_SECONDS, MAX_DELAY_SECONDS)</text:p>
            <text:p><text:s text:c="8"/>print(f" <text:s/>-&gt; Waiting for {delay:.2f} seconds...")</text:p>
            <text:p><text:s text:c="8"/>time.sleep(delay)</text:p>
            <text:p/>
            <text:p><text:s text:c="4"/>print(f"\nFinished processing {total_songs} songs.")</text:p>
            <text:p/>
            <text:p><text:s text:c="4"/># Write the updated data to the output file</text:p>
            <text:p><text:s text:c="4"/>try:</text:p>
            <text:p><text:s text:c="8"/>with open(output_filename, 'w', encoding='utf-8') as f:</text:p>
            <text:p><text:s text:c="12"/>json.dump(output_data, f, indent=2, ensure_ascii=False)</text:p>
            <text:p><text:s text:c="8"/>print(f"Successfully wrote updated data to '{output_filename}'")</text:p>
            <text:p><text:s text:c="4"/>except Exception as e:</text:p>
            <text:p><text:s text:c="8"/>print(f"An error occurred writing the output file: {e}")</text:p>
            <text:p/>
            <text:p># --- Main execution ---</text:p>
            <text:p>if __name__ == "__main__":</text:p>
            <text:p><text:s text:c="4"/>process_songs(INPUT_JSON_FILE, OUTPUT_JSON_FILE)</text:p>
            <text:p><text:s text:c="4"/>print("\n--- SCRAPING COMPLETE ---")</text:p>
            <text:p><text:s text:c="4"/>print("Reminder: The results depend on YouTube's current website structure and may be incomplete or inaccurate.")</text:p>
            <text:p><text:s text:c="4"/>print("Using the official YouTube Data API is the recommended and reliable method.")</text:p>
          </table:table-cell>
          <table:table-cell table:style-name="ce17" office:value-type="string">
            <text:p>import json</text:p>
            <text:p>import requests</text:p>
            <text:p>import time</text:p>
            <text:p>from urllib.parse import quote, urlparse, parse_qs</text:p>
            <text:p>from bs4 import BeautifulSoup</text:p>
            <text:p/>
            <text:p># Configuration</text:p>
            <text:p>IMVDB_API_KEY = "g62MJ5GkeTWY2kLtrp42EKqi0j8DbSLaMiNKJic8"</text:p>
            <text:p>IMVDB_API_URL = "https://imvdb.com/api/v1"</text:p>
            <text:p>MAX_VIDEOS_PER_FILE = 25 <text:s/># Limit for testing</text:p>
            <text:p>FILE_A = "Original_Obie_MasterDB_SCHEMA.json"</text:p>
            <text:p>FILE_B = "ALL_SONG_LIST_A-Z.json"</text:p>
            <text:p/>
            <text:p># Rate limiting setup</text:p>
            <text:p>RATE_LIMIT = 800 <text:s/># requests per minute</text:p>
            <text:p>MIN_INTERVAL = 60.0 / RATE_LIMIT</text:p>
            <text:p>last_request_time = 0</text:p>
            <text:p>request_count = 0</text:p>
            <text:p/>
            <text:p>def rate_limited_request(url, is_html=False):</text:p>
            <text:p><text:s text:c="4"/>"""Make a rate-limited request to IMVDB API or webpage."""</text:p>
            <text:p><text:s text:c="4"/>global last_request_time, request_count</text:p>
            <text:p><text:s text:c="4"/></text:p>
            <text:p><text:s text:c="4"/>elapsed = time.time() - last_request_time</text:p>
            <text:p><text:s text:c="4"/>if elapsed &lt; MIN_INTERVAL:</text:p>
            <text:p><text:s text:c="8"/>time.sleep(MIN_INTERVAL - elapsed)</text:p>
            <text:p><text:s text:c="4"/></text:p>
            <text:p><text:s text:c="4"/>try:</text:p>
            <text:p><text:s text:c="8"/>response = requests.get(url)</text:p>
            <text:p><text:s text:c="8"/>response.raise_for_status()</text:p>
            <text:p><text:s text:c="8"/>last_request_time = time.time()</text:p>
            <text:p><text:s text:c="8"/>request_count += 1</text:p>
            <text:p><text:s text:c="8"/>return response.json() if not is_html else response.text</text:p>
            <text:p><text:s text:c="4"/>except Exception as e:</text:p>
            <text:p><text:s text:c="8"/>print(f"Request failed: {e}")</text:p>
            <text:p><text:s text:c="8"/>return None</text:p>
            <text:p/>
            <text:p>def extract_youtube_id(imvdb_page):</text:p>
            <text:p><text:s text:c="4"/>"""Extract YouTube ID from IMVDB page by scraping the iframe."""</text:p>
            <text:p><text:s text:c="4"/>if not imvdb_page:</text:p>
            <text:p><text:s text:c="8"/>return None</text:p>
            <text:p><text:s text:c="4"/></text:p>
            <text:p><text:s text:c="4"/>try:</text:p>
            <text:p><text:s text:c="8"/># Fetch the HTML content of the IMVDB page</text:p>
            <text:p><text:s text:c="8"/>html_content = rate_limited_request(imvdb_page, is_html=True)</text:p>
            <text:p><text:s text:c="8"/>if not html_content:</text:p>
            <text:p><text:s text:c="12"/>return None</text:p>
            <text:p><text:s text:c="8"/></text:p>
            <text:p><text:s text:c="8"/># Parse the HTML to find the YouTube iframe</text:p>
            <text:p><text:s text:c="8"/>soup = BeautifulSoup(html_content, 'html.parser')</text:p>
            <text:p><text:s text:c="8"/>iframe = soup.find('iframe', class_='video_embed')</text:p>
            <text:p><text:s text:c="8"/>if not iframe:</text:p>
            <text:p><text:s text:c="12"/>return None</text:p>
            <text:p><text:s text:c="8"/></text:p>
            <text:p><text:s text:c="8"/># Extract YouTube URL from iframe src</text:p>
            <text:p><text:s text:c="8"/>youtube_url = iframe.get('src')</text:p>
            <text:p><text:s text:c="8"/>if not youtube_url:</text:p>
            <text:p><text:s text:c="12"/>return None</text:p>
            <text:p><text:s text:c="8"/></text:p>
            <text:p><text:s text:c="8"/># Parse YouTube video ID from URL</text:p>
            <text:p><text:s text:c="8"/>parsed = urlparse(youtube_url)</text:p>
            <text:p><text:s text:c="8"/>if 'youtube.com' in parsed.netloc:</text:p>
            <text:p><text:s text:c="12"/>video_id = parse_qs(parsed.query).get('v', [None])[0]</text:p>
            <text:p><text:s text:c="8"/>elif 'youtu.be' in parsed.netloc:</text:p>
            <text:p><text:s text:c="12"/>video_id = parsed.path.split('/')[-1]</text:p>
            <text:p><text:s text:c="8"/>else:</text:p>
            <text:p><text:s text:c="12"/>return None</text:p>
            <text:p><text:s text:c="8"/></text:p>
            <text:p><text:s text:c="8"/>return f"https://www.youtube.com/embed/{video_id}"</text:p>
            <text:p><text:s text:c="4"/>except Exception as e:</text:p>
            <text:p><text:s text:c="8"/>print(f"Error extracting YouTube ID from {imvdb_page}: {e}")</text:p>
            <text:p><text:s text:c="8"/>return None</text:p>
            <text:p/>
            <text:p>def get_imvdb_data(artist, song_title):</text:p>
            <text:p><text:s text:c="4"/>"""Query IMVDB API for a song and return relevant data."""</text:p>
            <text:p><text:s text:c="4"/>try:</text:p>
            <text:p><text:s text:c="8"/># Search for the video</text:p>
            <text:p><text:s text:c="8"/>search_url = f"{IMVDB_API_URL}/search/videos?q={quote(artist)}+{quote(song_title)}&amp;access_token={IMVDB_API_KEY}"</text:p>
            <text:p><text:s text:c="8"/>data = rate_limited_request(search_url)</text:p>
            <text:p><text:s text:c="8"/></text:p>
            <text:p><text:s text:c="8"/>if not data or not data.get("results"):</text:p>
            <text:p><text:s text:c="12"/>return {</text:p>
            <text:p><text:s text:c="16"/>"IMVDBpage": None,</text:p>
            <text:p><text:s text:c="16"/>"IMVDBvideo": None,</text:p>
            <text:p><text:s text:c="16"/>"Validated": False,</text:p>
            <text:p><text:s text:c="16"/>"Genres": None</text:p>
            <text:p><text:s text:c="12"/>}</text:p>
            <text:p/>
            <text:p><text:s text:c="8"/>first_result = data["results"][0]</text:p>
            <text:p><text:s text:c="8"/></text:p>
            <text:p><text:s text:c="8"/># Build IMVDB page URL</text:p>
            <text:p><text:s text:c="8"/>if "url" in first_result:</text:p>
            <text:p><text:s text:c="12"/>imvdb_page = first_result["url"]</text:p>
            <text:p><text:s text:c="8"/>else:</text:p>
            <text:p><text:s text:c="12"/>imvdb_page = f"https://imvdb.com/video/{first_result.get('song_slug', first_result['id'])}"</text:p>
            <text:p><text:s text:c="8"/></text:p>
            <text:p><text:s text:c="8"/># Get YouTube embed URL by scraping the IMVDB page</text:p>
            <text:p><text:s text:c="8"/>imvdb_video = extract_youtube_id(imvdb_page)</text:p>
            <text:p><text:s text:c="8"/></text:p>
            <text:p><text:s text:c="8"/># Get genres from API</text:p>
            <text:p><text:s text:c="8"/>video_id = first_result["id"]</text:p>
            <text:p><text:s text:c="8"/>video_url = f"{IMVDB_API_URL}/video/{video_id}?include=genres&amp;access_token={IMVDB_API_KEY}"</text:p>
            <text:p><text:s text:c="8"/>video_data = rate_limited_request(video_url)</text:p>
            <text:p><text:s text:c="8"/></text:p>
            <text:p><text:s text:c="8"/>imvdb_genres = []</text:p>
            <text:p><text:s text:c="8"/>if video_data and "genres" in video_data:</text:p>
            <text:p><text:s text:c="12"/>imvdb_genres = [g["name"] for g in video_data["genres"]]</text:p>
            <text:p><text:s text:c="8"/></text:p>
            <text:p><text:s text:c="8"/>return {</text:p>
            <text:p><text:s text:c="12"/>"IMVDBpage": imvdb_page,</text:p>
            <text:p><text:s text:c="12"/>"IMVDBvideo": imvdb_video,</text:p>
            <text:p><text:s text:c="12"/>"Validated": bool(imvdb_video), <text:s/># Only validated if we found a YouTube embed</text:p>
            <text:p><text:s text:c="12"/>"Genres": imvdb_genres if imvdb_genres else None</text:p>
            <text:p><text:s text:c="8"/>}</text:p>
            <text:p><text:s text:c="4"/>except Exception as e:</text:p>
            <text:p><text:s text:c="8"/>print(f"Error fetching IMVDB data for {artist} - {song_title}: {e}")</text:p>
            <text:p><text:s text:c="8"/>return {</text:p>
            <text:p><text:s text:c="12"/>"IMVDBpage": None,</text:p>
            <text:p><text:s text:c="12"/>"IMVDBvideo": None,</text:p>
            <text:p><text:s text:c="12"/>"Validated": False,</text:p>
            <text:p><text:s text:c="12"/>"Genres": None</text:p>
            <text:p><text:s text:c="8"/>}</text:p>
            <text:p/>
            <text:p># [Rest of the functions remain the same as previous version...]</text:p>
            <text:p/>
            <text:p>def main():</text:p>
            <text:p><text:s text:c="4"/>print("=== JSON Video List Combiner and Validator ===")</text:p>
            <text:p><text:s text:c="4"/>print(f"Using IMVDB API key: {IMVDB_API_KEY}")</text:p>
            <text:p><text:s text:c="4"/>print(f"Processing max {MAX_VIDEOS_PER_FILE} videos per file")</text:p>
            <text:p><text:s text:c="4"/></text:p>
            <text:p><text:s text:c="4"/># Install BeautifulSoup if not available</text:p>
            <text:p><text:s text:c="4"/>try:</text:p>
            <text:p><text:s text:c="8"/>from bs4 import BeautifulSoup</text:p>
            <text:p><text:s text:c="4"/>except ImportError:</text:p>
            <text:p><text:s text:c="8"/>print("\nBeautifulSoup4 is required for this script. Installing now...")</text:p>
            <text:p><text:s text:c="8"/>import subprocess</text:p>
            <text:p><text:s text:c="8"/>subprocess.check_call(["pip", "install", "beautifulsoup4"])</text:p>
            <text:p><text:s text:c="8"/>from bs4 import BeautifulSoup</text:p>
            <text:p><text:s text:c="4"/></text:p>
            <text:p><text:s text:c="4"/># [Rest of the main function remains the same...]</text:p>
            <text:p/>
            <text:p>if __name__ == "__main__":</text:p>
            <text:p><text:s text:c="4"/>Main()</text:p>
          </table:table-cell>
          <table:table-cell table:style-name="ce17" office:value-type="string">
            <text:p>import json</text:p>
            <text:p>import os</text:p>
            <text:p>import requests</text:p>
            <text:p>import time</text:p>
            <text:p>from urllib.parse import quote</text:p>
            <text:p/>
            <text:p># Configuration</text:p>
            <text:p>IMVDB_API_KEY = "g62MJ5GkeTWY2kLtrp42EKqi0j8DbSLaMiNKJic8"</text:p>
            <text:p>IMVDB_API_URL = "https://imvdb.com/api/v1"</text:p>
            <text:p>INPUT_FILE1 = os.path.expanduser("~/Desktop/VIDEO_JUKEBOX_PROJECT/ALL_SONG_LIST_A-Z_with_youtube_scraped.json")</text:p>
            <text:p>INPUT_FILE2 = os.path.expanduser("~/Desktop/VIDEO_JUKEBOX_PROJECT/Original_Obie_MasterDB_SCHEMA.json")</text:p>
            <text:p>OUTPUT_FILE = os.path.expanduser("~/Desktop/VIDEO_JUKEBOX_PROJECT/Music_Video_Collection.json")</text:p>
            <text:p/>
            <text:p># Rate limiting setup</text:p>
            <text:p>RATE_LIMIT = 800 <text:s/># requests per minute</text:p>
            <text:p>MIN_INTERVAL = 60.0 / RATE_LIMIT</text:p>
            <text:p>last_request_time = 0</text:p>
            <text:p/>
            <text:p>def rate_limited_request(url):</text:p>
            <text:p><text:s text:c="4"/>global last_request_time</text:p>
            <text:p><text:s text:c="4"/>elapsed = time.time() - last_request_time</text:p>
            <text:p><text:s text:c="4"/>if elapsed &lt; MIN_INTERVAL:</text:p>
            <text:p><text:s text:c="8"/>time.sleep(MIN_INTERVAL - elapsed)</text:p>
            <text:p><text:s text:c="4"/>try:</text:p>
            <text:p><text:s text:c="8"/>response = requests.get(url)</text:p>
            <text:p><text:s text:c="8"/>response.raise_for_status()</text:p>
            <text:p><text:s text:c="8"/>last_request_time = time.time()</text:p>
            <text:p><text:s text:c="8"/>return response.json()</text:p>
            <text:p><text:s text:c="4"/>except Exception as e:</text:p>
            <text:p><text:s text:c="8"/>print(f"\n⚠️ Request failed for {url}: {str(e)[:100]}")</text:p>
            <text:p><text:s text:c="8"/>return None</text:p>
            <text:p/>
            <text:p>def get_imvdb_data(artist, song_title):</text:p>
            <text:p><text:s text:c="4"/>try:</text:p>
            <text:p><text:s text:c="8"/>print(f"\n🔍 IMVDB lookup started: {artist[:15]}... - {song_title[:15]}...")</text:p>
            <text:p><text:s text:c="8"/>encoded_artist = quote(f'"{artist}"')</text:p>
            <text:p><text:s text:c="8"/>encoded_title = quote(f'"{song_title}"')</text:p>
            <text:p><text:s text:c="8"/>search_url = f"{IMVDB_API_URL}/search/videos?q={encoded_artist}+{encoded_title}&amp;access_token={IMVDB_API_KEY}"</text:p>
            <text:p><text:s text:c="8"/></text:p>
            <text:p><text:s text:c="8"/>search_data = rate_limited_request(search_url)</text:p>
            <text:p><text:s text:c="8"/></text:p>
            <text:p><text:s text:c="8"/>if not search_data or not search_data.get("results"):</text:p>
            <text:p><text:s text:c="12"/>print(f"❌ No IMVDB results for: {artist[:15]}... - {song_title[:15]}...")</text:p>
            <text:p><text:s text:c="12"/>return {"Year": None, "Duration": None, "Genres": None}</text:p>
            <text:p/>
            <text:p><text:s text:c="8"/>first_result = search_data["results"][0]</text:p>
            <text:p><text:s text:c="8"/>video_id = first_result.get("id")</text:p>
            <text:p><text:s text:c="8"/>if not video_id:</text:p>
            <text:p><text:s text:c="12"/>return {"Year": None, "Duration": None, "Genres": None}</text:p>
            <text:p/>
            <text:p><text:s text:c="8"/>video_url = f"{IMVDB_API_URL}/video/{video_id}?access_token={IMVDB_API_KEY}"</text:p>
            <text:p><text:s text:c="8"/>video_data = rate_limited_request(video_url)</text:p>
            <text:p/>
            <text:p><text:s text:c="8"/>result = {"Year": None, "Duration": None, "Genres": None}</text:p>
            <text:p><text:s text:c="8"/>if video_data:</text:p>
            <text:p><text:s text:c="12"/>if video_data.get("release_date"):</text:p>
            <text:p><text:s text:c="16"/>result["Year"] = video_data["release_date"][:4]</text:p>
            <text:p><text:s text:c="12"/>result["Duration"] = video_data.get("duration")</text:p>
            <text:p><text:s text:c="12"/>result["Genres"] = [g["name"] for g in video_data.get("genres", [])]</text:p>
            <text:p><text:s text:c="8"/></text:p>
            <text:p><text:s text:c="8"/>print(f"✅ IMVDB lookup completed: {artist[:15]}... - {song_title[:15]}...")</text:p>
            <text:p><text:s text:c="8"/>return result</text:p>
            <text:p><text:s text:c="4"/>except Exception as e:</text:p>
            <text:p><text:s text:c="8"/>print(f"\n🔥 IMVDB critical error: {artist[:15]}... - {song_title[:15]}... | {str(e)[:50]}...")</text:p>
            <text:p><text:s text:c="8"/>return {"Year": None, "Duration": None, "Genres": None}</text:p>
            <text:p/>
            <text:p>def load_and_merge_files():</text:p>
            <text:p><text:s text:c="4"/>merged = {}</text:p>
            <text:p><text:s text:c="4"/>print("\n" + "="*50)</text:p>
            <text:p><text:s text:c="4"/>print("📂 STARTING FILE PROCESSING".center(50))</text:p>
            <text:p><text:s text:c="4"/>print("="*50)</text:p>
            <text:p><text:s text:c="4"/></text:p>
            <text:p><text:s text:c="4"/>for file_idx, file_path in enumerate([INPUT_FILE1, INPUT_FILE2], 1):</text:p>
            <text:p><text:s text:c="8"/>try:</text:p>
            <text:p><text:s text:c="12"/>if not os.path.exists(file_path):</text:p>
            <text:p><text:s text:c="16"/>print(f"\n❌ Missing file: {os.path.basename(file_path)}")</text:p>
            <text:p><text:s text:c="16"/>continue</text:p>
            <text:p><text:s text:c="16"/></text:p>
            <text:p><text:s text:c="12"/>with open(file_path, 'r', encoding='utf-8') as f:</text:p>
            <text:p><text:s text:c="16"/>print(f"\n📥 Loading file {file_idx}/2: {os.path.basename(file_path)}")</text:p>
            <text:p><text:s text:c="16"/>data = json.load(f)</text:p>
            <text:p><text:s text:c="16"/>songs = data.get("Videos", {}).get("Video", [])</text:p>
            <text:p><text:s text:c="16"/>print(f"🔢 Found {len(songs)} entries")</text:p>
            <text:p><text:s text:c="16"/></text:p>
            <text:p><text:s text:c="16"/>for i, song in enumerate(songs, 1):</text:p>
            <text:p><text:s text:c="20"/>if i % 25 == 0 or i == len(songs):</text:p>
            <text:p><text:s text:c="24"/>print(f"📦 Processed {i}/{len(songs)} entries")</text:p>
            <text:p><text:s text:c="24"/></text:p>
            <text:p><text:s text:c="20"/>if not song.get("Artist") or not song.get("SongTitle"):</text:p>
            <text:p><text:s text:c="24"/>continue</text:p>
            <text:p><text:s text:c="20"/></text:p>
            <text:p><text:s text:c="20"/>key = (</text:p>
            <text:p><text:s text:c="24"/>song["Artist"].strip().lower(), </text:p>
            <text:p><text:s text:c="24"/>song["SongTitle"].strip().lower()</text:p>
            <text:p><text:s text:c="20"/>)</text:p>
            <text:p><text:s text:c="20"/></text:p>
            <text:p><text:s text:c="20"/>if key in merged:</text:p>
            <text:p><text:s text:c="24"/>existing = merged[key]</text:p>
            <text:p><text:s text:c="24"/>for field in ["Year", "Duration", "Genres", "VideoID", "ThumbnailURL", "PlayCount"]:</text:p>
            <text:p><text:s text:c="28"/>if song.get(field) and not existing.get(field):</text:p>
            <text:p><text:s text:c="32"/>existing[field] = song[field]</text:p>
            <text:p><text:s text:c="20"/>else:</text:p>
            <text:p><text:s text:c="24"/>merged[key] = {</text:p>
            <text:p><text:s text:c="28"/>"Artist": song["Artist"],</text:p>
            <text:p><text:s text:c="28"/>"SongTitle": song["SongTitle"],</text:p>
            <text:p><text:s text:c="28"/>"Year": song.get("Year"),</text:p>
            <text:p><text:s text:c="28"/>"VideoID": song.get("VideoID"),</text:p>
            <text:p><text:s text:c="28"/>"Duration": song.get("Duration"),</text:p>
            <text:p><text:s text:c="28"/>"ThumbnailURL": song.get("ThumbnailURL"),</text:p>
            <text:p><text:s text:c="28"/>"Genres": song.get("Genres"),</text:p>
            <text:p><text:s text:c="28"/>"PlayCount": song.get("PlayCount", 0)</text:p>
            <text:p><text:s text:c="24"/>}</text:p>
            <text:p><text:s text:c="16"/></text:p>
            <text:p><text:s text:c="16"/>print(f"✅ Completed: {os.path.basename(file_path)}")</text:p>
            <text:p><text:s text:c="16"/></text:p>
            <text:p><text:s text:c="8"/>except json.JSONDecodeError:</text:p>
            <text:p><text:s text:c="12"/>print(f"\n⚠️ Corrupted JSON: {os.path.basename(file_path)}")</text:p>
            <text:p><text:s text:c="8"/>except Exception as e:</text:p>
            <text:p><text:s text:c="12"/>print(f"\n⚠️ Unexpected error: {os.path.basename(file_path)} | {str(e)[:50]}...")</text:p>
            <text:p/>
            <text:p><text:s text:c="4"/>print("\n" + "="*50)</text:p>
            <text:p><text:s text:c="4"/>print(f"🎉 MERGED {len(merged)} UNIQUE ENTRIES".center(50))</text:p>
            <text:p><text:s text:c="4"/>print("="*50)</text:p>
            <text:p><text:s text:c="4"/>return list(merged.values())</text:p>
            <text:p/>
            <text:p>def process_songs():</text:p>
            <text:p><text:s text:c="4"/>merged_songs = load_and_merge_files()</text:p>
            <text:p><text:s text:c="4"/></text:p>
            <text:p><text:s text:c="4"/>print("\n" + "="*50)</text:p>
            <text:p><text:s text:c="4"/>print("🔧 STARTING DATA ENRICHMENT".center(50))</text:p>
            <text:p><text:s text:c="4"/>print("="*50)</text:p>
            <text:p><text:s text:c="4"/></text:p>
            <text:p><text:s text:c="4"/>total = len(merged_songs)</text:p>
            <text:p><text:s text:c="4"/>for idx, song in enumerate(merged_songs, 1):</text:p>
            <text:p><text:s text:c="8"/>if idx % 10 == 0 or idx == total:</text:p>
            <text:p><text:s text:c="12"/>print(f"\n🔄 Processing entry {idx}/{total}")</text:p>
            <text:p><text:s text:c="12"/>print(f" <text:s text:c="2"/>Artist: {song['Artist'][:30]}...")</text:p>
            <text:p><text:s text:c="12"/>print(f" <text:s text:c="2"/>Song: {song['SongTitle'][:30]}...")</text:p>
            <text:p><text:s text:c="8"/></text:p>
            <text:p><text:s text:c="8"/>needs_lookup = any([</text:p>
            <text:p><text:s text:c="12"/>not song["Year"],</text:p>
            <text:p><text:s text:c="12"/>not song["Duration"],</text:p>
            <text:p><text:s text:c="12"/>not song["Genres"]</text:p>
            <text:p><text:s text:c="8"/>])</text:p>
            <text:p><text:s text:c="8"/></text:p>
            <text:p><text:s text:c="8"/>if needs_lookup:</text:p>
            <text:p><text:s text:c="12"/>imvdb_data = get_imvdb_data(song["Artist"], song["SongTitle"])</text:p>
            <text:p><text:s text:c="12"/>if imvdb_data["Year"] and not song["Year"]:</text:p>
            <text:p><text:s text:c="16"/>song["Year"] = imvdb_data["Year"]</text:p>
            <text:p><text:s text:c="12"/>if imvdb_data["Duration"] and not song["Duration"]:</text:p>
            <text:p><text:s text:c="16"/>song["Duration"] = imvdb_data["Duration"]</text:p>
            <text:p><text:s text:c="12"/>if imvdb_data["Genres"] and not song["Genres"]:</text:p>
            <text:p><text:s text:c="16"/>song["Genres"] = imvdb_data["Genres"]</text:p>
            <text:p><text:s text:c="4"/></text:p>
            <text:p><text:s text:c="4"/>print("\n" + "="*50)</text:p>
            <text:p><text:s text:c="4"/>print("🔀 SORTING ENTRIES".center(50))</text:p>
            <text:p><text:s text:c="4"/>print("="*50)</text:p>
            <text:p><text:s text:c="4"/>sorted_songs = sorted(</text:p>
            <text:p><text:s text:c="8"/>merged_songs,</text:p>
            <text:p><text:s text:c="8"/>key=lambda x: (x["Artist"].lower(), x["SongTitle"].lower())</text:p>
            <text:p><text:s text:c="4"/>)</text:p>
            <text:p><text:s text:c="4"/></text:p>
            <text:p><text:s text:c="4"/>print("\n" + "="*50)</text:p>
            <text:p><text:s text:c="4"/>print("🆔 GENERATING IDs".center(50))</text:p>
            <text:p><text:s text:c="4"/>print("="*50)</text:p>
            <text:p><text:s text:c="4"/>current_artist = None</text:p>
            <text:p><text:s text:c="4"/>artist_id = 0</text:p>
            <text:p><text:s text:c="4"/>song_counter = 0</text:p>
            <text:p><text:s text:c="4"/></text:p>
            <text:p><text:s text:c="4"/>for idx, song in enumerate(sorted_songs, 1):</text:p>
            <text:p><text:s text:c="8"/>if idx % 50 == 0 or idx == len(sorted_songs):</text:p>
            <text:p><text:s text:c="12"/>print(f"\n🏷️ <text:s/>Processing ID {idx}/{len(sorted_songs)}")</text:p>
            <text:p><text:s text:c="12"/>print(f" <text:s text:c="2"/>Current Artist ID: {artist_id}")</text:p>
            <text:p><text:s text:c="12"/>print(f" <text:s text:c="2"/>Current Song Counter: {song_counter}")</text:p>
            <text:p><text:s text:c="8"/></text:p>
            <text:p><text:s text:c="8"/>song["Index"] = idx</text:p>
            <text:p><text:s text:c="8"/>song["Validated"] = bool(song.get("VideoID"))</text:p>
            <text:p><text:s text:c="8"/>song["Genre"] = song["Genres"][0] if song["Genres"] else None</text:p>
            <text:p><text:s text:c="8"/></text:p>
            <text:p><text:s text:c="8"/>if song["Artist"] != current_artist:</text:p>
            <text:p><text:s text:c="12"/>print(f"\n🎸 New Artist: {song['Artist'][:30]}... (ID: {artist_id + 1})")</text:p>
            <text:p><text:s text:c="12"/>current_artist = song["Artist"]</text:p>
            <text:p><text:s text:c="12"/>artist_id += 1</text:p>
            <text:p><text:s text:c="12"/>song_counter = 1</text:p>
            <text:p><text:s text:c="8"/>else:</text:p>
            <text:p><text:s text:c="12"/>song_counter += 1</text:p>
            <text:p><text:s text:c="8"/></text:p>
            <text:p><text:s text:c="8"/>song["ArtistID"] = artist_id</text:p>
            <text:p><text:s text:c="8"/>song["SongID"] = (artist_id * 100) + song_counter</text:p>
            <text:p><text:s text:c="4"/></text:p>
            <text:p><text:s text:c="4"/>print("\n" + "="*50)</text:p>
            <text:p><text:s text:c="4"/>print("💾 WRITING OUTPUT".center(50))</text:p>
            <text:p><text:s text:c="4"/>print("="*50)</text:p>
            <text:p><text:s text:c="4"/>output = {"Videos": {"Video": sorted_songs}}</text:p>
            <text:p><text:s text:c="4"/>try:</text:p>
            <text:p><text:s text:c="8"/>with open(OUTPUT_FILE, 'w', encoding='utf-8') as f:</text:p>
            <text:p><text:s text:c="12"/>json.dump(output, f, indent=2, ensure_ascii=False)</text:p>
            <text:p><text:s text:c="8"/>print(f"\n✅ Successfully wrote {len(sorted_songs)} entries to:")</text:p>
            <text:p><text:s text:c="8"/>print(f" <text:s text:c="2"/>{OUTPUT_FILE}")</text:p>
            <text:p><text:s text:c="4"/>except Exception as e:</text:p>
            <text:p><text:s text:c="8"/>print(f"\n⚠️ Critical write error: {str(e)[:50]}...")</text:p>
            <text:p/>
            <text:p>if __name__ == "__main__":</text:p>
            <text:p><text:s text:c="4"/>print("\n" + "="*50)</text:p>
            <text:p><text:s text:c="4"/>print("🎬 STARTING PROCESSING PIPELINE".center(50))</text:p>
            <text:p><text:s text:c="4"/>print("="*50 + "\n")</text:p>
            <text:p><text:s text:c="4"/>start_time = time.time()</text:p>
            <text:p><text:s text:c="4"/></text:p>
            <text:p><text:s text:c="4"/>process_songs()</text:p>
            <text:p><text:s text:c="4"/></text:p>
            <text:p><text:s text:c="4"/>total_time = time.time() - start_time</text:p>
            <text:p><text:s text:c="4"/>print("\n" + "="*50)</text:p>
            <text:p><text:s text:c="4"/>print(f"⏱️ <text:s/>Total processing time: {total_time:.2f} seconds".center(50))</text:p>
            <text:p><text:s text:c="4"/>print("="*50 + "\n")</text:p>
          </table:table-cell>
          <table:table-cell table:style-name="ce24" table:number-columns-repeated="1015"/>
        </table:table-row>
        <table:table-row table:style-name="ro12">
          <table:table-cell table:style-name="ce10" office:value-type="string">
            <text:p/>
            <text:p>NOTES / REFERENCE </text:p>
            <text:p/>
          </table:table-cell>
          <table:table-cell/>
          <table:table-cell table:style-name="ce20" office:value-type="string">
            <text:p><text:span text:style-name="T5">XML to JSON </text:span><text:span text:style-name="T5">Conversion : </text:span><text:span text:style-name="T9"><text:a xlink:href="https://jsonformatter.org/xml-to-json">https://jsonformatter.org/xml-to-json</text:a></text:span></text:p>
          </table:table-cell>
          <table:table-cell/>
          <table:table-cell table:style-name="ce20"/>
          <table:table-cell table:number-columns-repeated="1016"/>
        </table:table-row>
        <table:table-row table:style-name="ro13" table:number-rows-repeated="1048568">
          <table:table-cell table:number-columns-repeated="1021"/>
        </table:table-row>
        <table:table-row table:style-name="ro13">
          <table:table-cell table:number-columns-repeated="1021"/>
        </table:table-row>
      </table:table>
      <table:table table:name="ScratchSheet" table:style-name="ta1" table:print="false">
        <table:table-column table:style-name="co8" table:default-cell-style-name="Default"/>
        <table:table-row table:style-name="ro6">
          <table:table-cell/>
        </table:table-row>
        <table:table-row table:style-name="ro6">
          <table:table-cell office:value-type="string">
            <text:p>Processing artist: The Jesus and Mary Chain</text:p>
          </table:table-cell>
        </table:table-row>
        <table:table-row table:style-name="ro6">
          <table:table-cell office:value-type="string">
            <text:p>Processing artist: The Strokes</text:p>
          </table:table-cell>
        </table:table-row>
        <table:table-row table:style-name="ro6">
          <table:table-cell office:value-type="string">
            <text:p>Processing artist: The Chemical Brothers</text:p>
          </table:table-cell>
        </table:table-row>
        <table:table-row table:style-name="ro6">
          <table:table-cell office:value-type="string">
            <text:p>Processing artist: The Specials</text:p>
          </table:table-cell>
        </table:table-row>
        <table:table-row table:style-name="ro6">
          <table:table-cell office:value-type="string">
            <text:p>Processing artist: The Stone Roses</text:p>
          </table:table-cell>
        </table:table-row>
        <table:table-row table:style-name="ro6">
          <table:table-cell office:value-type="string">
            <text:p>Processing artist: Smokey Robinson and The Miracles</text:p>
          </table:table-cell>
        </table:table-row>
        <table:table-row table:style-name="ro6">
          <table:table-cell office:value-type="string">
            <text:p>Processing artist: Kate Bush</text:p>
          </table:table-cell>
        </table:table-row>
        <table:table-row table:style-name="ro6">
          <table:table-cell office:value-type="string">
            <text:p>Processing artist: Kanye West</text:p>
          </table:table-cell>
        </table:table-row>
        <table:table-row table:style-name="ro6">
          <table:table-cell office:value-type="string">
            <text:p>Processing artist: Pretenders</text:p>
          </table:table-cell>
        </table:table-row>
        <table:table-row table:style-name="ro6">
          <table:table-cell office:value-type="string">
            <text:p>Processing artist: My Bloody Valentine</text:p>
          </table:table-cell>
        </table:table-row>
        <table:table-row table:style-name="ro6">
          <table:table-cell office:value-type="string">
            <text:p>Processing artist: Jefferson Airplane</text:p>
          </table:table-cell>
        </table:table-row>
        <table:table-row table:style-name="ro6">
          <table:table-cell office:value-type="string">
            <text:p>Processing artist: Crosby, Stills, Nash (&amp; Young)</text:p>
          </table:table-cell>
        </table:table-row>
        <table:table-row table:style-name="ro6">
          <table:table-cell office:value-type="string">
            <text:p>Processing artist: Big Star</text:p>
          </table:table-cell>
        </table:table-row>
        <table:table-row table:style-name="ro6">
          <table:table-cell office:value-type="string">
            <text:p>Processing artist: Grandmaster Flash</text:p>
          </table:table-cell>
        </table:table-row>
        <table:table-row table:style-name="ro6">
          <table:table-cell office:value-type="string">
            <text:p>Processing artist: Roy Orbison</text:p>
          </table:table-cell>
        </table:table-row>
        <table:table-row table:style-name="ro6">
          <table:table-cell office:value-type="string">
            <text:p>Processing artist: Television</text:p>
          </table:table-cell>
        </table:table-row>
        <table:table-row table:style-name="ro6">
          <table:table-cell office:value-type="string">
            <text:p>Processing artist: Deep Purple</text:p>
          </table:table-cell>
        </table:table-row>
        <table:table-row table:style-name="ro6">
          <table:table-cell office:value-type="string">
            <text:p>Processing artist: Jay-Z</text:p>
          </table:table-cell>
        </table:table-row>
        <table:table-row table:style-name="ro6">
          <table:table-cell office:value-type="string">
            <text:p>Processing artist: Janis Joplin/Big Brother and The Holding Company</text:p>
          </table:table-cell>
        </table:table-row>
        <table:table-row table:style-name="ro6">
          <table:table-cell office:value-type="string">
            <text:p>Processing artist: The Replacements</text:p>
          </table:table-cell>
        </table:table-row>
        <table:table-row table:style-name="ro6">
          <table:table-cell office:value-type="string">
            <text:p>Processing artist: Coldplay</text:p>
          </table:table-cell>
        </table:table-row>
        <table:table-row table:style-name="ro6">
          <table:table-cell office:value-type="string">
            <text:p>Processing artist: The Flaming Lips</text:p>
          </table:table-cell>
        </table:table-row>
        <table:table-row table:style-name="ro6">
          <table:table-cell office:value-type="string">
            <text:p>Processing artist: Peter Gabriel</text:p>
          </table:table-cell>
        </table:table-row>
        <table:table-row table:style-name="ro6">
          <table:table-cell office:value-type="string">
            <text:p>Processing artist: Sonny Rollins</text:p>
          </table:table-cell>
        </table:table-row>
        <table:table-row table:style-name="ro6">
          <table:table-cell office:value-type="string">
            <text:p>Processing artist: De La Soul</text:p>
          </table:table-cell>
        </table:table-row>
        <table:table-row table:style-name="ro6">
          <table:table-cell office:value-type="string">
            <text:p>Processing artist: Ornette Coleman</text:p>
          </table:table-cell>
        </table:table-row>
        <table:table-row table:style-name="ro6">
          <table:table-cell office:value-type="string">
            <text:p>Processing artist: The Streets</text:p>
          </table:table-cell>
        </table:table-row>
        <table:table-row table:style-name="ro6">
          <table:table-cell office:value-type="string">
            <text:p>Processing artist: The Verve</text:p>
          </table:table-cell>
        </table:table-row>
        <table:table-row table:style-name="ro6">
          <table:table-cell office:value-type="string">
            <text:p>Processing artist: Curtis Mayfield</text:p>
          </table:table-cell>
        </table:table-row>
        <table:table-row table:style-name="ro6">
          <table:table-cell office:value-type="string">
            <text:p>Processing artist: Red Hot Chili Peppers</text:p>
          </table:table-cell>
        </table:table-row>
        <table:table-row table:style-name="ro6">
          <table:table-cell office:value-type="string">
            <text:p>Processing artist: Santana</text:p>
          </table:table-cell>
        </table:table-row>
        <table:table-row table:style-name="ro6">
          <table:table-cell office:value-type="string">
            <text:p>Processing artist: Morrissey</text:p>
          </table:table-cell>
        </table:table-row>
        <table:table-row table:style-name="ro6">
          <table:table-cell office:value-type="string">
            <text:p>Processing artist: Derek and The Dominos</text:p>
          </table:table-cell>
        </table:table-row>
        <table:table-row table:style-name="ro6">
          <table:table-cell office:value-type="string">
            <text:p>Processing artist: The Supremes</text:p>
          </table:table-cell>
        </table:table-row>
        <table:table-row table:style-name="ro6">
          <table:table-cell office:value-type="string">
            <text:p>Processing artist: Dr. Dre</text:p>
          </table:table-cell>
        </table:table-row>
        <table:table-row table:style-name="ro6">
          <table:table-cell office:value-type="string">
            <text:p>Processing artist: Manic Street Preachers</text:p>
          </table:table-cell>
        </table:table-row>
        <table:table-row table:style-name="ro6">
          <table:table-cell office:value-type="string">
            <text:p>Processing artist: Yo La Tengo</text:p>
          </table:table-cell>
        </table:table-row>
        <table:table-row table:style-name="ro6">
          <table:table-cell office:value-type="string">
            <text:p>Processing artist: XTC</text:p>
          </table:table-cell>
        </table:table-row>
        <table:table-row table:style-name="ro6">
          <table:table-cell office:value-type="string">
            <text:p>Processing artist: Lynyrd Skynyrd</text:p>
          </table:table-cell>
        </table:table-row>
        <table:table-row table:style-name="ro6">
          <table:table-cell office:value-type="string">
            <text:p>Processing artist: Jackson Browne</text:p>
          </table:table-cell>
        </table:table-row>
        <table:table-row table:style-name="ro6">
          <table:table-cell office:value-type="string">
            <text:p>Processing artist: Depeche Mode</text:p>
          </table:table-cell>
        </table:table-row>
        <table:table-row table:style-name="ro6">
          <table:table-cell office:value-type="string">
            <text:p>Processing artist: Carole King</text:p>
          </table:table-cell>
        </table:table-row>
        <table:table-row table:style-name="ro6">
          <table:table-cell office:value-type="string">
            <text:p>Processing artist: Hank Williams</text:p>
          </table:table-cell>
        </table:table-row>
        <table:table-row table:style-name="ro6">
          <table:table-cell office:value-type="string">
            <text:p>Processing artist: Weezer</text:p>
          </table:table-cell>
        </table:table-row>
        <table:table-row table:style-name="ro6">
          <table:table-cell office:value-type="string">
            <text:p>Processing artist: Ella Fitzgerald</text:p>
          </table:table-cell>
        </table:table-row>
        <table:table-row table:style-name="ro6">
          <table:table-cell office:value-type="string">
            <text:p>Processing artist: Love</text:p>
          </table:table-cell>
        </table:table-row>
        <table:table-row table:style-name="ro6">
          <table:table-cell office:value-type="string">
            <text:p>Processing artist: Chic</text:p>
          </table:table-cell>
        </table:table-row>
        <table:table-row table:style-name="ro6">
          <table:table-cell office:value-type="string">
            <text:p>Processing artist: Jerry Lee Lewis</text:p>
          </table:table-cell>
        </table:table-row>
        <table:table-row table:style-name="ro6">
          <table:table-cell office:value-type="string">
            <text:p>Processing artist: Nine Inch Nails</text:p>
          </table:table-cell>
        </table:table-row>
        <table:table-row table:style-name="ro6">
          <table:table-cell office:value-type="string">
            <text:p>Processing artist: Portishead</text:p>
          </table:table-cell>
        </table:table-row>
        <table:table-row table:style-name="ro6">
          <table:table-cell office:value-type="string">
            <text:p>Processing artist: Can</text:p>
          </table:table-cell>
        </table:table-row>
        <table:table-row table:style-name="ro6">
          <table:table-cell office:value-type="string">
            <text:p>Processing artist: A Tribe Called Quest</text:p>
          </table:table-cell>
        </table:table-row>
        <table:table-row table:style-name="ro6">
          <table:table-cell office:value-type="string">
            <text:p>Processing artist: King Crimson</text:p>
          </table:table-cell>
        </table:table-row>
        <table:table-row table:style-name="ro6">
          <table:table-cell office:value-type="string">
            <text:p>Processing artist: The Prodigy</text:p>
          </table:table-cell>
        </table:table-row>
        <table:table-row table:style-name="ro6">
          <table:table-cell office:value-type="string">
            <text:p>Processing artist: Herbie Hancock</text:p>
          </table:table-cell>
        </table:table-row>
        <table:table-row table:style-name="ro6">
          <table:table-cell office:value-type="string">
            <text:p>Processing artist: Queens of the Stone Age</text:p>
          </table:table-cell>
        </table:table-row>
        <table:table-row table:style-name="ro6">
          <table:table-cell office:value-type="string">
            <text:p>Processing artist: Van Halen</text:p>
          </table:table-cell>
        </table:table-row>
        <table:table-row table:style-name="ro6">
          <table:table-cell office:value-type="string">
            <text:p>Processing artist: Suede</text:p>
          </table:table-cell>
        </table:table-row>
        <table:table-row table:style-name="ro6">
          <table:table-cell office:value-type="string">
            <text:p>Processing artist: The Four Tops</text:p>
          </table:table-cell>
        </table:table-row>
        <table:table-row table:style-name="ro6">
          <table:table-cell office:value-type="string">
            <text:p>Processing artist: LL Cool J</text:p>
          </table:table-cell>
        </table:table-row>
        <table:table-row table:style-name="ro6">
          <table:table-cell office:value-type="string">
            <text:p>Processing artist: Eric B. &amp; Rakim</text:p>
          </table:table-cell>
        </table:table-row>
        <table:table-row table:style-name="ro6">
          <table:table-cell office:value-type="string">
            <text:p>Processing artist: Dusty Springfield</text:p>
          </table:table-cell>
        </table:table-row>
        <table:table-row table:style-name="ro6">
          <table:table-cell office:value-type="string">
            <text:p>Processing artist: Echo and the Bunnymen</text:p>
          </table:table-cell>
        </table:table-row>
        <table:table-row table:style-name="ro6">
          <table:table-cell office:value-type="string">
            <text:p>Processing artist: Underworld</text:p>
          </table:table-cell>
        </table:table-row>
        <table:table-row table:style-name="ro6">
          <table:table-cell office:value-type="string">
            <text:p>Processing artist: The Bee Gees</text:p>
          </table:table-cell>
        </table:table-row>
        <table:table-row table:style-name="ro6">
          <table:table-cell office:value-type="string">
            <text:p>Processing artist: The Allman Brothers Band</text:p>
          </table:table-cell>
        </table:table-row>
        <table:table-row table:style-name="ro6">
          <table:table-cell office:value-type="string">
            <text:p>Processing artist: Public Image Ltd.</text:p>
          </table:table-cell>
        </table:table-row>
        <table:table-row table:style-name="ro6">
          <table:table-cell office:value-type="string">
            <text:p>Processing artist: Wire</text:p>
          </table:table-cell>
        </table:table-row>
        <table:table-row table:style-name="ro6">
          <table:table-cell office:value-type="string">
            <text:p>Processing artist: Tom Petty</text:p>
          </table:table-cell>
        </table:table-row>
        <table:table-row table:style-name="ro6">
          <table:table-cell office:value-type="string">
            <text:p>Processing artist: Happy Mondays</text:p>
          </table:table-cell>
        </table:table-row>
        <table:table-row table:style-name="ro6">
          <table:table-cell office:value-type="string">
            <text:p>Processing artist: Iggy Pop</text:p>
          </table:table-cell>
        </table:table-row>
        <table:table-row table:style-name="ro6">
          <table:table-cell office:value-type="string">
            <text:p>Processing artist: N.W.A.</text:p>
          </table:table-cell>
        </table:table-row>
        <table:table-row table:style-name="ro6">
          <table:table-cell office:value-type="string">
            <text:p>Processing artist: Elliott Smith</text:p>
          </table:table-cell>
        </table:table-row>
        <table:table-row table:style-name="ro6">
          <table:table-cell office:value-type="string">
            <text:p>Processing artist: Motörhead</text:p>
          </table:table-cell>
        </table:table-row>
        <table:table-row table:style-name="ro6">
          <table:table-cell office:value-type="string">
            <text:p>Processing artist: The Isley Brothers</text:p>
          </table:table-cell>
        </table:table-row>
        <table:table-row table:style-name="ro6">
          <table:table-cell office:value-type="string">
            <text:p>Processing artist: Daft Punk</text:p>
          </table:table-cell>
        </table:table-row>
        <table:table-row table:style-name="ro6">
          <table:table-cell office:value-type="string">
            <text:p>Processing artist: Bo Diddley</text:p>
          </table:table-cell>
        </table:table-row>
        <table:table-row table:style-name="ro6">
          <table:table-cell office:value-type="string">
            <text:p>Processing artist: Gram Parsons</text:p>
          </table:table-cell>
        </table:table-row>
        <table:table-row table:style-name="ro6">
          <table:table-cell office:value-type="string">
            <text:p>Processing artist: Soundgarden</text:p>
          </table:table-cell>
        </table:table-row>
        <table:table-row table:style-name="ro6">
          <table:table-cell office:value-type="string">
            <text:p>Processing artist: Notorious B.I.G.</text:p>
          </table:table-cell>
        </table:table-row>
        <table:table-row table:style-name="ro6">
          <table:table-cell office:value-type="string">
            <text:p>Processing artist: Belle and Sebastian</text:p>
          </table:table-cell>
        </table:table-row>
        <table:table-row table:style-name="ro6">
          <table:table-cell office:value-type="string">
            <text:p>Processing artist: Jimmy Cliff</text:p>
          </table:table-cell>
        </table:table-row>
        <table:table-row table:style-name="ro6">
          <table:table-cell office:value-type="string">
            <text:p>Processing artist: Howlin' Wolf</text:p>
          </table:table-cell>
        </table:table-row>
        <table:table-row table:style-name="ro6">
          <table:table-cell office:value-type="string">
            <text:p>Processing artist: Basement Jaxx</text:p>
          </table:table-cell>
        </table:table-row>
        <table:table-row table:style-name="ro6">
          <table:table-cell office:value-type="string">
            <text:p>Processing artist: Jane's Addiction</text:p>
          </table:table-cell>
        </table:table-row>
        <table:table-row table:style-name="ro6">
          <table:table-cell office:value-type="string">
            <text:p>Processing artist: ABBA</text:p>
          </table:table-cell>
        </table:table-row>
        <table:table-row table:style-name="ro6">
          <table:table-cell office:value-type="string">
            <text:p>Processing artist: Tricky</text:p>
          </table:table-cell>
        </table:table-row>
        <table:table-row table:style-name="ro6">
          <table:table-cell office:value-type="string">
            <text:p>Processing artist: Dexy's Midnight Runners</text:p>
          </table:table-cell>
        </table:table-row>
        <table:table-row table:style-name="ro6">
          <table:table-cell office:value-type="string">
            <text:p>Processing artist: The Human League</text:p>
          </table:table-cell>
        </table:table-row>
        <table:table-row table:style-name="ro6">
          <table:table-cell office:value-type="string">
            <text:p>Processing artist: Buffalo Springfield</text:p>
          </table:table-cell>
        </table:table-row>
        <table:table-row table:style-name="ro6">
          <table:table-cell office:value-type="string">
            <text:p>Processing artist: Dire Straits</text:p>
          </table:table-cell>
        </table:table-row>
        <table:table-row table:style-name="ro6">
          <table:table-cell office:value-type="string">
            <text:p>Processing artist: Sinéad O'Connor</text:p>
          </table:table-cell>
        </table:table-row>
        <table:table-row table:style-name="ro6">
          <table:table-cell office:value-type="string">
            <text:p>Processing artist: TLC</text:p>
          </table:table-cell>
        </table:table-row>
        <table:table-row table:style-name="ro6">
          <table:table-cell office:value-type="string">
            <text:p>Processing artist: Green Day</text:p>
          </table:table-cell>
        </table:table-row>
        <table:table-row table:style-name="ro6">
          <table:table-cell office:value-type="string">
            <text:p>Processing artist: Nico</text:p>
          </table:table-cell>
        </table:table-row>
        <table:table-row table:style-name="ro6">
          <table:table-cell office:value-type="string">
            <text:p>Processing artist: Aphex Twin</text:p>
          </table:table-cell>
        </table:table-row>
        <table:table-row table:style-name="ro6">
          <table:table-cell office:value-type="string">
            <text:p>Processing artist: Fugazi</text:p>
          </table:table-cell>
        </table:table-row>
        <table:table-row table:style-name="ro6">
          <table:table-cell office:value-type="string">
            <text:p>Processing artist: Stan Getz</text:p>
          </table:table-cell>
        </table:table-row>
        <table:table-row table:style-name="ro6">
          <table:table-cell office:value-type="string">
            <text:p>Processing artist: Gorillaz</text:p>
          </table:table-cell>
        </table:table-row>
        <table:table-row table:style-name="ro6">
          <table:table-cell office:value-type="string">
            <text:p>Processing artist: Tim Buckley</text:p>
          </table:table-cell>
        </table:table-row>
        <table:table-row table:style-name="ro6">
          <table:table-cell office:value-type="string">
            <text:p>Processing artist: Lucinda Williams</text:p>
          </table:table-cell>
        </table:table-row>
        <table:table-row table:style-name="ro6">
          <table:table-cell office:value-type="string">
            <text:p>Processing artist: Scott Walker</text:p>
          </table:table-cell>
        </table:table-row>
        <table:table-row table:style-name="ro6">
          <table:table-cell office:value-type="string">
            <text:p>Processing artist: New York Dolls</text:p>
          </table:table-cell>
        </table:table-row>
        <table:table-row table:style-name="ro6">
          <table:table-cell office:value-type="string">
            <text:p>Processing artist: Donna Summer</text:p>
          </table:table-cell>
        </table:table-row>
        <table:table-row table:style-name="ro6">
          <table:table-cell office:value-type="string">
            <text:p>Processing artist: Sufjan Stevens</text:p>
          </table:table-cell>
        </table:table-row>
        <table:table-row table:style-name="ro6">
          <table:table-cell office:value-type="string">
            <text:p>Processing artist: Fairport Convention</text:p>
          </table:table-cell>
        </table:table-row>
        <table:table-row table:style-name="ro6">
          <table:table-cell office:value-type="string">
            <text:p>Processing artist: Bill Evans</text:p>
          </table:table-cell>
        </table:table-row>
        <table:table-row table:style-name="ro6">
          <table:table-cell office:value-type="string">
            <text:p>Processing artist: MC5</text:p>
          </table:table-cell>
        </table:table-row>
        <table:table-row table:style-name="ro6">
          <table:table-cell office:value-type="string">
            <text:p>Processing artist: The Buzzcocks</text:p>
          </table:table-cell>
        </table:table-row>
        <table:table-row table:style-name="ro6">
          <table:table-cell office:value-type="string">
            <text:p>Processing artist: Talk Talk</text:p>
          </table:table-cell>
        </table:table-row>
        <table:table-row table:style-name="ro6">
          <table:table-cell office:value-type="string">
            <text:p>Processing artist: Count Basie</text:p>
          </table:table-cell>
        </table:table-row>
        <table:table-row table:style-name="ro6">
          <table:table-cell office:value-type="string">
            <text:p>Processing artist: The Libertines</text:p>
          </table:table-cell>
        </table:table-row>
        <table:table-row table:style-name="ro6">
          <table:table-cell office:value-type="string">
            <text:p>Processing artist: Richard and Linda Thompson</text:p>
          </table:table-cell>
        </table:table-row>
        <table:table-row table:style-name="ro6">
          <table:table-cell office:value-type="string">
            <text:p>Processing artist: The Drifters</text:p>
          </table:table-cell>
        </table:table-row>
        <table:table-row table:style-name="ro6">
          <table:table-cell office:value-type="string">
            <text:p>Processing artist: LCD Soundsystem</text:p>
          </table:table-cell>
        </table:table-row>
        <table:table-row table:style-name="ro6">
          <table:table-cell office:value-type="string">
            <text:p>Processing artist: Rage Against the Machine</text:p>
          </table:table-cell>
        </table:table-row>
        <table:table-row table:style-name="ro6">
          <table:table-cell office:value-type="string">
            <text:p>Processing artist: Gang of Four</text:p>
          </table:table-cell>
        </table:table-row>
        <table:table-row table:style-name="ro6">
          <table:table-cell office:value-type="string">
            <text:p>Processing artist: The Pogues</text:p>
          </table:table-cell>
        </table:table-row>
        <table:table-row table:style-name="ro6">
          <table:table-cell office:value-type="string">
            <text:p>Processing artist: Ike and Tina Turner</text:p>
          </table:table-cell>
        </table:table-row>
        <table:table-row table:style-name="ro6">
          <table:table-cell office:value-type="string">
            <text:p>Processing artist: Fats Domino</text:p>
          </table:table-cell>
        </table:table-row>
        <table:table-row table:style-name="ro6">
          <table:table-cell office:value-type="string">
            <text:p>Processing artist: Dizzee Rascal</text:p>
          </table:table-cell>
        </table:table-row>
        <table:table-row table:style-name="ro6">
          <table:table-cell office:value-type="string">
            <text:p>Processing artist: The Ronettes</text:p>
          </table:table-cell>
        </table:table-row>
        <table:table-row table:style-name="ro6">
          <table:table-cell office:value-type="string">
            <text:p>Processing artist: Todd Rundgren</text:p>
          </table:table-cell>
        </table:table-row>
        <table:table-row table:style-name="ro6">
          <table:table-cell office:value-type="string">
            <text:p>Processing artist: Modest Mouse</text:p>
          </table:table-cell>
        </table:table-row>
        <table:table-row table:style-name="ro6">
          <table:table-cell office:value-type="string">
            <text:p>Processing artist: Traffic</text:p>
          </table:table-cell>
        </table:table-row>
        <table:table-row table:style-name="ro6">
          <table:table-cell office:value-type="string">
            <text:p>Processing artist: Lauryn Hill</text:p>
          </table:table-cell>
        </table:table-row>
        <table:table-row table:style-name="ro6">
          <table:table-cell office:value-type="string">
            <text:p>Processing artist: Fatboy Slim</text:p>
          </table:table-cell>
        </table:table-row>
        <table:table-row table:style-name="ro6">
          <table:table-cell office:value-type="string">
            <text:p>Processing artist: Alice Cooper</text:p>
          </table:table-cell>
        </table:table-row>
        <table:table-row table:style-name="ro6">
          <table:table-cell office:value-type="string">
            <text:p>Processing artist: Sleater-Kinney</text:p>
          </table:table-cell>
        </table:table-row>
        <table:table-row table:style-name="ro6">
          <table:table-cell office:value-type="string">
            <text:p>Processing artist: Willie Nelson</text:p>
          </table:table-cell>
        </table:table-row>
        <table:table-row table:style-name="ro6">
          <table:table-cell office:value-type="string">
            <text:p>Processing artist: Thin Lizzy</text:p>
          </table:table-cell>
        </table:table-row>
        <table:table-row table:style-name="ro6">
          <table:table-cell office:value-type="string">
            <text:p>Processing artist: John Cale</text:p>
          </table:table-cell>
        </table:table-row>
        <table:table-row table:style-name="ro6">
          <table:table-cell office:value-type="string">
            <text:p>Processing artist: Eric Clapton</text:p>
          </table:table-cell>
        </table:table-row>
        <table:table-row table:style-name="ro6">
          <table:table-cell office:value-type="string">
            <text:p>Processing artist: Isaac Hayes</text:p>
          </table:table-cell>
        </table:table-row>
        <table:table-row table:style-name="ro6">
          <table:table-cell office:value-type="string">
            <text:p>Processing artist: DJ Shadow</text:p>
          </table:table-cell>
        </table:table-row>
        <table:table-row table:style-name="ro6">
          <table:table-cell office:value-type="string">
            <text:p>Processing artist: Little Feat</text:p>
          </table:table-cell>
        </table:table-row>
        <table:table-row table:style-name="ro6">
          <table:table-cell office:value-type="string">
            <text:p>Processing artist: X</text:p>
          </table:table-cell>
        </table:table-row>
        <table:table-row table:style-name="ro6">
          <table:table-cell office:value-type="string">
            <text:p>Processing artist: Interpol</text:p>
          </table:table-cell>
        </table:table-row>
        <table:table-row table:style-name="ro6">
          <table:table-cell office:value-type="string">
            <text:p>Processing artist: B.B. King</text:p>
          </table:table-cell>
        </table:table-row>
        <table:table-row table:style-name="ro6">
          <table:table-cell office:value-type="string">
            <text:p>Processing artist: Genesis</text:p>
          </table:table-cell>
        </table:table-row>
        <table:table-row table:style-name="ro6">
          <table:table-cell office:value-type="string">
            <text:p>Processing artist: Jeff Buckley</text:p>
          </table:table-cell>
        </table:table-row>
        <table:table-row table:style-name="ro6">
          <table:table-cell office:value-type="string">
            <text:p>Processing artist: Mott the Hoople</text:p>
          </table:table-cell>
        </table:table-row>
        <table:table-row table:style-name="ro6">
          <table:table-cell office:value-type="string">
            <text:p>Processing artist: Yes</text:p>
          </table:table-cell>
        </table:table-row>
        <table:table-row table:style-name="ro6">
          <table:table-cell office:value-type="string">
            <text:p>Processing artist: Cheap Trick</text:p>
          </table:table-cell>
        </table:table-row>
        <table:table-row table:style-name="ro6">
          <table:table-cell office:value-type="string">
            <text:p>Processing artist: The B-52's</text:p>
          </table:table-cell>
        </table:table-row>
        <table:table-row table:style-name="ro6">
          <table:table-cell office:value-type="string">
            <text:p>Processing artist: Dinosaur Jr.</text:p>
          </table:table-cell>
        </table:table-row>
        <table:table-row table:style-name="ro6">
          <table:table-cell office:value-type="string">
            <text:p>Processing artist: The O'Jays</text:p>
          </table:table-cell>
        </table:table-row>
        <table:table-row table:style-name="ro6">
          <table:table-cell office:value-type="string">
            <text:p>Processing artist: Paul McCartney and Wings</text:p>
          </table:table-cell>
        </table:table-row>
        <table:table-row table:style-name="ro6">
          <table:table-cell office:value-type="string">
            <text:p>Processing artist: TV on the Radio</text:p>
          </table:table-cell>
        </table:table-row>
        <table:table-row table:style-name="ro6">
          <table:table-cell office:value-type="string">
            <text:p>Processing artist: Billie Holiday</text:p>
          </table:table-cell>
        </table:table-row>
        <table:table-row table:style-name="ro6">
          <table:table-cell office:value-type="string">
            <text:p>Processing artist: Fugees</text:p>
          </table:table-cell>
        </table:table-row>
        <table:table-row table:style-name="ro6">
          <table:table-cell office:value-type="string">
            <text:p>Processing artist: Sigur Ros</text:p>
          </table:table-cell>
        </table:table-row>
        <table:table-row table:style-name="ro6">
          <table:table-cell office:value-type="string">
            <text:p>Processing artist: M.I.A.</text:p>
          </table:table-cell>
        </table:table-row>
        <table:table-row table:style-name="ro6">
          <table:table-cell office:value-type="string">
            <text:p>Processing artist: The Jackson 5</text:p>
          </table:table-cell>
        </table:table-row>
        <table:table-row table:style-name="ro6">
          <table:table-cell office:value-type="string">
            <text:p>Processing artist: Martha and The Vandellas</text:p>
          </table:table-cell>
        </table:table-row>
        <table:table-row table:style-name="ro6">
          <table:table-cell office:value-type="string">
            <text:p>Processing artist: James Taylor</text:p>
          </table:table-cell>
        </table:table-row>
        <table:table-row table:style-name="ro6">
          <table:table-cell office:value-type="string">
            <text:p>Processing artist: Wu-Tang Clan</text:p>
          </table:table-cell>
        </table:table-row>
        <table:table-row table:style-name="ro6">
          <table:table-cell office:value-type="string">
            <text:p>Processing artist: Air</text:p>
          </table:table-cell>
        </table:table-row>
        <table:table-row table:style-name="ro6">
          <table:table-cell office:value-type="string">
            <text:p>Processing artist: Billy Bragg</text:p>
          </table:table-cell>
        </table:table-row>
        <table:table-row table:style-name="ro6">
          <table:table-cell office:value-type="string">
            <text:p>Processing artist: Jonathan Richman/The Modern Lovers</text:p>
          </table:table-cell>
        </table:table-row>
        <table:table-row table:style-name="ro6">
          <table:table-cell office:value-type="string">
            <text:p>Processing artist: Patsy Cline</text:p>
          </table:table-cell>
        </table:table-row>
        <table:table-row table:style-name="ro6">
          <table:table-cell office:value-type="string">
            <text:p>Processing artist: Devo</text:p>
          </table:table-cell>
        </table:table-row>
        <table:table-row table:style-name="ro6">
          <table:table-cell office:value-type="string">
            <text:p>Processing artist: Dion</text:p>
          </table:table-cell>
        </table:table-row>
        <table:table-row table:style-name="ro6">
          <table:table-cell office:value-type="string">
            <text:p>Processing artist: Robert Wyatt</text:p>
          </table:table-cell>
        </table:table-row>
        <table:table-row table:style-name="ro6">
          <table:table-cell office:value-type="string">
            <text:p>Processing artist: The Crystals</text:p>
          </table:table-cell>
        </table:table-row>
        <table:table-row table:style-name="ro6">
          <table:table-cell office:value-type="string">
            <text:p>Processing artist: The Animals</text:p>
          </table:table-cell>
        </table:table-row>
        <table:table-row table:style-name="ro6">
          <table:table-cell office:value-type="string">
            <text:p>Processing artist: The Righteous Brothers</text:p>
          </table:table-cell>
        </table:table-row>
        <table:table-row table:style-name="ro6">
          <table:table-cell office:value-type="string">
            <text:p>Processing artist: Art Blakey</text:p>
          </table:table-cell>
        </table:table-row>
        <table:table-row table:style-name="ro6">
          <table:table-cell office:value-type="string">
            <text:p>Processing artist: The Arcade Fire</text:p>
          </table:table-cell>
        </table:table-row>
        <table:table-row table:style-name="ro6">
          <table:table-cell office:value-type="string">
            <text:p>Processing artist: Dizzy Gillespie</text:p>
          </table:table-cell>
        </table:table-row>
        <table:table-row table:style-name="ro6">
          <table:table-cell office:value-type="string">
            <text:p>Processing artist: Pere Ubu</text:p>
          </table:table-cell>
        </table:table-row>
        <table:table-row table:style-name="ro6">
          <table:table-cell office:value-type="string">
            <text:p>Processing artist: Spiritualized</text:p>
          </table:table-cell>
        </table:table-row>
        <table:table-row table:style-name="ro6">
          <table:table-cell office:value-type="string">
            <text:p>Processing artist: The Kingsmen</text:p>
          </table:table-cell>
        </table:table-row>
        <table:table-row table:style-name="ro6">
          <table:table-cell office:value-type="string">
            <text:p>Processing artist: Kiss</text:p>
          </table:table-cell>
        </table:table-row>
        <table:table-row table:style-name="ro6">
          <table:table-cell office:value-type="string">
            <text:p>Processing artist: Ian Dury and The Blockheads</text:p>
          </table:table-cell>
        </table:table-row>
        <table:table-row table:style-name="ro6">
          <table:table-cell office:value-type="string">
            <text:p>Processing artist: Eric Dolphy</text:p>
          </table:table-cell>
        </table:table-row>
        <table:table-row table:style-name="ro6">
          <table:table-cell office:value-type="string">
            <text:p>Processing artist: Snoop Doggy Dogg</text:p>
          </table:table-cell>
        </table:table-row>
        <table:table-row table:style-name="ro6">
          <table:table-cell office:value-type="string">
            <text:p>Processing artist: Louis Armstrong</text:p>
          </table:table-cell>
        </table:table-row>
        <table:table-row table:style-name="ro6">
          <table:table-cell office:value-type="string">
            <text:p>Processing artist: Def Leppard</text:p>
          </table:table-cell>
        </table:table-row>
        <table:table-row table:style-name="ro6">
          <table:table-cell office:value-type="string">
            <text:p>Processing artist: The Fall</text:p>
          </table:table-cell>
        </table:table-row>
        <table:table-row table:style-name="ro6">
          <table:table-cell office:value-type="string">
            <text:p>Processing artist: Violent Femmes</text:p>
          </table:table-cell>
        </table:table-row>
        <table:table-row table:style-name="ro6">
          <table:table-cell office:value-type="string">
            <text:p>Processing artist: Hole</text:p>
          </table:table-cell>
        </table:table-row>
        <table:table-row table:style-name="ro6">
          <table:table-cell office:value-type="string">
            <text:p>Processing artist: The Breeders</text:p>
          </table:table-cell>
        </table:table-row>
        <table:table-row table:style-name="ro6">
          <table:table-cell office:value-type="string">
            <text:p>Processing artist: Loretta Lynn</text:p>
          </table:table-cell>
        </table:table-row>
        <table:table-row table:style-name="ro6">
          <table:table-cell office:value-type="string">
            <text:p>Processing artist: Supergrass</text:p>
          </table:table-cell>
        </table:table-row>
        <table:table-row table:style-name="ro6">
          <table:table-cell office:value-type="string">
            <text:p>Processing artist: Moby</text:p>
          </table:table-cell>
        </table:table-row>
        <table:table-row table:style-name="ro6">
          <table:table-cell office:value-type="string">
            <text:p>Processing artist: Mercury Rev</text:p>
          </table:table-cell>
        </table:table-row>
        <table:table-row table:style-name="ro6">
          <table:table-cell office:value-type="string">
            <text:p>Processing artist: Prefab Sprout</text:p>
          </table:table-cell>
        </table:table-row>
        <table:table-row table:style-name="ro6">
          <table:table-cell office:value-type="string">
            <text:p>Processing artist: Teenage Fanclub</text:p>
          </table:table-cell>
        </table:table-row>
        <table:table-row table:style-name="ro6">
          <table:table-cell office:value-type="string">
            <text:p>Processing artist: Procol Harum</text:p>
          </table:table-cell>
        </table:table-row>
        <table:table-row table:style-name="ro6">
          <table:table-cell office:value-type="string">
            <text:p>Processing artist: ABC</text:p>
          </table:table-cell>
        </table:table-row>
        <table:table-row table:style-name="ro6">
          <table:table-cell office:value-type="string">
            <text:p>Processing artist: Orbital</text:p>
          </table:table-cell>
        </table:table-row>
        <table:table-row table:style-name="ro6">
          <table:table-cell office:value-type="string">
            <text:p>Processing artist: Boogie Down Productions</text:p>
          </table:table-cell>
        </table:table-row>
        <table:table-row table:style-name="ro6">
          <table:table-cell office:value-type="string">
            <text:p>Processing artist: The Flying Burrito Brothers</text:p>
          </table:table-cell>
        </table:table-row>
        <table:table-row table:style-name="ro6">
          <table:table-cell office:value-type="string">
            <text:p>Processing artist: Jackie Wilson</text:p>
          </table:table-cell>
        </table:table-row>
        <table:table-row table:style-name="ro6">
          <table:table-cell office:value-type="string">
            <text:p>Processing artist: Charlie Parker</text:p>
          </table:table-cell>
        </table:table-row>
        <table:table-row table:style-name="ro6">
          <table:table-cell office:value-type="string">
            <text:p>Processing artist: Ben E. King</text:p>
          </table:table-cell>
        </table:table-row>
        <table:table-row table:style-name="ro6">
          <table:table-cell office:value-type="string">
            <text:p>Processing artist: The Roots</text:p>
          </table:table-cell>
        </table:table-row>
        <table:table-row table:style-name="ro6">
          <table:table-cell office:value-type="string">
            <text:p>Processing artist: Antony and The Johnsons</text:p>
          </table:table-cell>
        </table:table-row>
        <table:table-row table:style-name="ro6">
          <table:table-cell office:value-type="string">
            <text:p>Processing artist: Yeah Yeah Yeahs</text:p>
          </table:table-cell>
        </table:table-row>
        <table:table-row table:style-name="ro6">
          <table:table-cell office:value-type="string">
            <text:p>Processing artist: Built to Spill</text:p>
          </table:table-cell>
        </table:table-row>
        <table:table-row table:style-name="ro6">
          <table:table-cell office:value-type="string">
            <text:p>Processing artist: Jethro Tull</text:p>
          </table:table-cell>
        </table:table-row>
        <table:table-row table:style-name="ro6">
          <table:table-cell office:value-type="string">
            <text:p>Processing artist: Augustus Pablo</text:p>
          </table:table-cell>
        </table:table-row>
        <table:table-row table:style-name="ro6">
          <table:table-cell office:value-type="string">
            <text:p>Processing artist: Cypress Hill</text:p>
          </table:table-cell>
        </table:table-row>
        <table:table-row table:style-name="ro6">
          <table:table-cell office:value-type="string">
            <text:p>Processing artist: Spoon</text:p>
          </table:table-cell>
        </table:table-row>
        <table:table-row table:style-name="ro6">
          <table:table-cell office:value-type="string">
            <text:p>Processing artist: Suicide</text:p>
          </table:table-cell>
        </table:table-row>
        <table:table-row table:style-name="ro6">
          <table:table-cell office:value-type="string">
            <text:p>Processing artist: Soul II Soul</text:p>
          </table:table-cell>
        </table:table-row>
        <table:table-row table:style-name="ro6">
          <table:table-cell office:value-type="string">
            <text:p>Processing artist: Cyndi Lauper</text:p>
          </table:table-cell>
        </table:table-row>
        <table:table-row table:style-name="ro6">
          <table:table-cell office:value-type="string">
            <text:p>Processing artist: Crowded House</text:p>
          </table:table-cell>
        </table:table-row>
        <table:table-row table:style-name="ro6">
          <table:table-cell office:value-type="string">
            <text:p>Processing artist: Graham Parker</text:p>
          </table:table-cell>
        </table:table-row>
        <table:table-row table:style-name="ro6">
          <table:table-cell office:value-type="string">
            <text:p>Processing artist: Ry Cooder</text:p>
          </table:table-cell>
        </table:table-row>
        <table:table-row table:style-name="ro6">
          <table:table-cell office:value-type="string">
            <text:p>Processing artist: The Undertones</text:p>
          </table:table-cell>
        </table:table-row>
        <table:table-row table:style-name="ro6">
          <table:table-cell office:value-type="string">
            <text:p>Processing artist: George Harrison</text:p>
          </table:table-cell>
        </table:table-row>
        <table:table-row table:style-name="ro6">
          <table:table-cell office:value-type="string">
            <text:p>Processing artist: The Orb</text:p>
          </table:table-cell>
        </table:table-row>
        <table:table-row table:style-name="ro6">
          <table:table-cell office:value-type="string">
            <text:p>Processing artist: Frankie Goes to Hollywood</text:p>
          </table:table-cell>
        </table:table-row>
        <table:table-row table:style-name="ro6">
          <table:table-cell office:value-type="string">
            <text:p>Processing artist: Serge Gainsbourg</text:p>
          </table:table-cell>
        </table:table-row>
        <table:table-row table:style-name="ro6">
          <table:table-cell office:value-type="string">
            <text:p>Processing artist: Them</text:p>
          </table:table-cell>
        </table:table-row>
        <table:table-row table:style-name="ro6">
          <table:table-cell office:value-type="string">
            <text:p>Processing artist: The Go-Betweens</text:p>
          </table:table-cell>
        </table:table-row>
        <table:table-row table:style-name="ro6">
          <table:table-cell office:value-type="string">
            <text:p>Processing artist: Janet Jackson</text:p>
          </table:table-cell>
        </table:table-row>
        <table:table-row table:style-name="ro6">
          <table:table-cell office:value-type="string">
            <text:p>Processing artist: Tracy Chapman</text:p>
          </table:table-cell>
        </table:table-row>
        <table:table-row table:style-name="ro6">
          <table:table-cell office:value-type="string">
            <text:p>Processing artist: George Michael</text:p>
          </table:table-cell>
        </table:table-row>
        <table:table-row table:style-name="ro6">
          <table:table-cell office:value-type="string">
            <text:p>Processing artist: Bill Haley and His Comets</text:p>
          </table:table-cell>
        </table:table-row>
        <table:table-row table:style-name="ro6">
          <table:table-cell office:value-type="string">
            <text:p>Processing artist: Ice Cube</text:p>
          </table:table-cell>
        </table:table-row>
        <table:table-row table:style-name="ro6">
          <table:table-cell office:value-type="string">
            <text:p>Processing artist: Alanis Morissette</text:p>
          </table:table-cell>
        </table:table-row>
        <table:table-row table:style-name="ro6">
          <table:table-cell office:value-type="string">
            <text:p>Processing artist: D'Angelo</text:p>
          </table:table-cell>
        </table:table-row>
        <table:table-row table:style-name="ro6">
          <table:table-cell office:value-type="string">
            <text:p>Processing artist: Eurythmics</text:p>
          </table:table-cell>
        </table:table-row>
        <table:table-row table:style-name="ro6">
          <table:table-cell office:value-type="string">
            <text:p>Processing artist: The Mamas and the Papas</text:p>
          </table:table-cell>
        </table:table-row>
        <table:table-row table:style-name="ro6">
          <table:table-cell office:value-type="string">
            <text:p>Processing artist: Joe Cocker</text:p>
          </table:table-cell>
        </table:table-row>
        <table:table-row table:style-name="ro6">
          <table:table-cell office:value-type="string">
            <text:p>Processing artist: Stereolab</text:p>
          </table:table-cell>
        </table:table-row>
        <table:table-row table:style-name="ro6">
          <table:table-cell office:value-type="string">
            <text:p>Processing artist: The Small Faces</text:p>
          </table:table-cell>
        </table:table-row>
        <table:table-row table:style-name="ro6">
          <table:table-cell office:value-type="string">
            <text:p>Processing artist: Super Furry Animals</text:p>
          </table:table-cell>
        </table:table-row>
        <table:table-row table:style-name="ro6">
          <table:table-cell office:value-type="string">
            <text:p>Processing artist: Liz Phair</text:p>
          </table:table-cell>
        </table:table-row>
        <table:table-row table:style-name="ro6">
          <table:table-cell office:value-type="string">
            <text:p>Processing artist: The Impressions</text:p>
          </table:table-cell>
        </table:table-row>
        <table:table-row table:style-name="ro6">
          <table:table-cell office:value-type="string">
            <text:p>Processing artist: Faith No More</text:p>
          </table:table-cell>
        </table:table-row>
        <table:table-row table:style-name="ro6">
          <table:table-cell office:value-type="string">
            <text:p>Processing artist: Wayne Shorter</text:p>
          </table:table-cell>
        </table:table-row>
        <table:table-row table:style-name="ro6">
          <table:table-cell office:value-type="string">
            <text:p>Processing artist: Del Shannon</text:p>
          </table:table-cell>
        </table:table-row>
        <table:table-row table:style-name="ro6">
          <table:table-cell office:value-type="string">
            <text:p>Processing artist: Billy Joel</text:p>
          </table:table-cell>
        </table:table-row>
        <table:table-row table:style-name="ro6">
          <table:table-cell office:value-type="string">
            <text:p>Processing artist: Boston</text:p>
          </table:table-cell>
        </table:table-row>
        <table:table-row table:style-name="ro6">
          <table:table-cell office:value-type="string">
            <text:p>Processing artist: The Dead Kennedys</text:p>
          </table:table-cell>
        </table:table-row>
        <table:table-row table:style-name="ro6">
          <table:table-cell office:value-type="string">
            <text:p>Processing artist: Blue Oyster Cult</text:p>
          </table:table-cell>
        </table:table-row>
        <table:table-row table:style-name="ro6">
          <table:table-cell office:value-type="string">
            <text:p>Processing artist: The New Pornographers</text:p>
          </table:table-cell>
        </table:table-row>
        <table:table-row table:style-name="ro6">
          <table:table-cell office:value-type="string">
            <text:p>Processing artist: Glen Campbell</text:p>
          </table:table-cell>
        </table:table-row>
        <table:table-row table:style-name="ro6">
          <table:table-cell office:value-type="string">
            <text:p>Processing artist: Dave Brubeck</text:p>
          </table:table-cell>
        </table:table-row>
        <table:table-row table:style-name="ro6">
          <table:table-cell office:value-type="string">
            <text:p>Processing artist: The LA's</text:p>
          </table:table-cell>
        </table:table-row>
        <table:table-row table:style-name="ro6">
          <table:table-cell office:value-type="string">
            <text:p>Processing artist: Booker T. &amp; The MG's</text:p>
          </table:table-cell>
        </table:table-row>
        <table:table-row table:style-name="ro6">
          <table:table-cell office:value-type="string">
            <text:p>Processing artist: The Lovin' Spoonful</text:p>
          </table:table-cell>
        </table:table-row>
        <table:table-row table:style-name="ro6">
          <table:table-cell office:value-type="string">
            <text:p>Processing artist: Arctic Monkeys</text:p>
          </table:table-cell>
        </table:table-row>
        <table:table-row table:style-name="ro6">
          <table:table-cell office:value-type="string">
            <text:p>Processing artist: Soft Cell</text:p>
          </table:table-cell>
        </table:table-row>
        <table:table-row table:style-name="ro6">
          <table:table-cell office:value-type="string">
            <text:p>Processing artist: Bob Seger</text:p>
          </table:table-cell>
        </table:table-row>
        <table:table-row table:style-name="ro6">
          <table:table-cell office:value-type="string">
            <text:p>Processing artist: Ryan Adams</text:p>
          </table:table-cell>
        </table:table-row>
        <table:table-row table:style-name="ro6">
          <table:table-cell office:value-type="string">
            <text:p>Processing artist: Slayer</text:p>
          </table:table-cell>
        </table:table-row>
        <table:table-row table:style-name="ro6">
          <table:table-cell office:value-type="string">
            <text:p>Processing artist: The Zombies</text:p>
          </table:table-cell>
        </table:table-row>
        <table:table-row table:style-name="ro6">
          <table:table-cell office:value-type="string">
            <text:p>Processing artist: Woody Guthrie</text:p>
          </table:table-cell>
        </table:table-row>
        <table:table-row table:style-name="ro6">
          <table:table-cell office:value-type="string">
            <text:p>Processing artist: Robert Johnson</text:p>
          </table:table-cell>
        </table:table-row>
        <table:table-row table:style-name="ro6">
          <table:table-cell office:value-type="string">
            <text:p>Processing artist: Eddie Cochran</text:p>
          </table:table-cell>
        </table:table-row>
        <table:table-row table:style-name="ro6">
          <table:table-cell office:value-type="string">
            <text:p>Processing artist: Chick Corea</text:p>
          </table:table-cell>
        </table:table-row>
        <table:table-row table:style-name="ro6">
          <table:table-cell office:value-type="string">
            <text:p>Processing artist: The Shangri-La's</text:p>
          </table:table-cell>
        </table:table-row>
        <table:table-row table:style-name="ro6">
          <table:table-cell office:value-type="string">
            <text:p>Processing artist: Cecil Taylor</text:p>
          </table:table-cell>
        </table:table-row>
        <table:table-row table:style-name="ro6">
          <table:table-cell office:value-type="string">
            <text:p>Processing artist: Dolly Parton</text:p>
          </table:table-cell>
        </table:table-row>
        <table:table-row table:style-name="ro6">
          <table:table-cell office:value-type="string">
            <text:p>Processing artist: Sun Ra</text:p>
          </table:table-cell>
        </table:table-row>
        <table:table-row table:style-name="ro6">
          <table:table-cell office:value-type="string">
            <text:p>Processing artist: Tori Amos</text:p>
          </table:table-cell>
        </table:table-row>
        <table:table-row table:style-name="ro6">
          <table:table-cell office:value-type="string">
            <text:p>Processing artist: Big Joe Turner</text:p>
          </table:table-cell>
        </table:table-row>
        <table:table-row table:style-name="ro6">
          <table:table-cell office:value-type="string">
            <text:p>Processing artist: The Rapture</text:p>
          </table:table-cell>
        </table:table-row>
        <table:table-row table:style-name="ro6">
          <table:table-cell office:value-type="string">
            <text:p>Processing artist: Wilson Pickett</text:p>
          </table:table-cell>
        </table:table-row>
        <table:table-row table:style-name="ro6">
          <table:table-cell office:value-type="string">
            <text:p>Processing artist: The Shins</text:p>
          </table:table-cell>
        </table:table-row>
        <table:table-row table:style-name="ro6">
          <table:table-cell office:value-type="string">
            <text:p>Processing artist: Foo Fighters</text:p>
          </table:table-cell>
        </table:table-row>
        <table:table-row table:style-name="ro6">
          <table:table-cell office:value-type="string">
            <text:p>Processing artist: 2Pac</text:p>
          </table:table-cell>
        </table:table-row>
        <table:table-row table:style-name="ro6">
          <table:table-cell office:value-type="string">
            <text:p>Processing artist: Bloc Party</text:p>
          </table:table-cell>
        </table:table-row>
        <table:table-row table:style-name="ro6">
          <table:table-cell office:value-type="string">
            <text:p>Processing artist: ZZ Top</text:p>
          </table:table-cell>
        </table:table-row>
        <table:table-row table:style-name="ro6">
          <table:table-cell office:value-type="string">
            <text:p>Processing artist: Duran Duran</text:p>
          </table:table-cell>
        </table:table-row>
        <table:table-row table:style-name="ro6">
          <table:table-cell office:value-type="string">
            <text:p>Processing artist: Tortoise</text:p>
          </table:table-cell>
        </table:table-row>
        <table:table-row table:style-name="ro6">
          <table:table-cell office:value-type="string">
            <text:p>Processing artist: The The</text:p>
          </table:table-cell>
        </table:table-row>
        <table:table-row table:style-name="ro6">
          <table:table-cell office:value-type="string">
            <text:p>Processing artist: Ghostface Killah</text:p>
          </table:table-cell>
        </table:table-row>
        <table:table-row table:style-name="ro6">
          <table:table-cell office:value-type="string">
            <text:p>Processing artist: System of a Down</text:p>
          </table:table-cell>
        </table:table-row>
        <table:table-row table:style-name="ro6">
          <table:table-cell office:value-type="string">
            <text:p>Processing artist: Warren Zevon</text:p>
          </table:table-cell>
        </table:table-row>
        <table:table-row table:style-name="ro6">
          <table:table-cell office:value-type="string">
            <text:p>Processing artist: Sam and Dave</text:p>
          </table:table-cell>
        </table:table-row>
        <table:table-row table:style-name="ro6">
          <table:table-cell office:value-type="string">
            <text:p>Processing artist: Bonnie "Prince" Billy</text:p>
          </table:table-cell>
        </table:table-row>
        <table:table-row table:style-name="ro6">
          <table:table-cell office:value-type="string">
            <text:p>Processing artist: The KLF</text:p>
          </table:table-cell>
        </table:table-row>
        <table:table-row table:style-name="ro6">
          <table:table-cell office:value-type="string">
            <text:p>Processing artist: The Waterboys</text:p>
          </table:table-cell>
        </table:table-row>
        <table:table-row table:style-name="ro6">
          <table:table-cell office:value-type="string">
            <text:p>Processing artist: The Cars</text:p>
          </table:table-cell>
        </table:table-row>
        <table:table-row table:style-name="ro6">
          <table:table-cell office:value-type="string">
            <text:p>Processing artist: The Shirelles</text:p>
          </table:table-cell>
        </table:table-row>
        <table:table-row table:style-name="ro6">
          <table:table-cell office:value-type="string">
            <text:p>Processing artist: Ritchie Valens</text:p>
          </table:table-cell>
        </table:table-row>
        <table:table-row table:style-name="ro6">
          <table:table-cell office:value-type="string">
            <text:p>Processing artist: Los Lobos</text:p>
          </table:table-cell>
        </table:table-row>
        <table:table-row table:style-name="ro6">
          <table:table-cell office:value-type="string">
            <text:p>Processing artist: The Coasters</text:p>
          </table:table-cell>
        </table:table-row>
        <table:table-row table:style-name="ro6">
          <table:table-cell office:value-type="string">
            <text:p>Processing artist: Arrested Development</text:p>
          </table:table-cell>
        </table:table-row>
        <table:table-row table:style-name="ro6">
          <table:table-cell office:value-type="string">
            <text:p>Processing artist: Bon Jovi</text:p>
          </table:table-cell>
        </table:table-row>
        <table:table-row table:style-name="ro6">
          <table:table-cell office:value-type="string">
            <text:p>Processing artist: Harry Nilsson</text:p>
          </table:table-cell>
        </table:table-row>
        <table:table-row table:style-name="ro6">
          <table:table-cell office:value-type="string">
            <text:p>Processing artist: Iron Maiden</text:p>
          </table:table-cell>
        </table:table-row>
        <table:table-row table:style-name="ro6">
          <table:table-cell office:value-type="string">
            <text:p>Processing artist: Magazine</text:p>
          </table:table-cell>
        </table:table-row>
        <table:table-row table:style-name="ro6">
          <table:table-cell office:value-type="string">
            <text:p>Processing artist: Brian Wilson</text:p>
          </table:table-cell>
        </table:table-row>
        <table:table-row table:style-name="ro6">
          <table:table-cell office:value-type="string">
            <text:p>Processing artist: John Lee Hooker</text:p>
          </table:table-cell>
        </table:table-row>
        <table:table-row table:style-name="ro6">
          <table:table-cell office:value-type="string">
            <text:p>Processing artist: Cornershop</text:p>
          </table:table-cell>
        </table:table-row>
        <table:table-row table:style-name="ro6">
          <table:table-cell office:value-type="string">
            <text:p>Processing artist: Benny Goodman</text:p>
          </table:table-cell>
        </table:table-row>
        <table:table-row table:style-name="ro6">
          <table:table-cell office:value-type="string">
            <text:p>Processing artist: Afrika Bambaataa &amp; The Soul Sonic Force</text:p>
          </table:table-cell>
        </table:table-row>
        <table:table-row table:style-name="ro6">
          <table:table-cell office:value-type="string">
            <text:p>Processing artist: Harold Melvin and The Bluenotes</text:p>
          </table:table-cell>
        </table:table-row>
        <table:table-row table:style-name="ro6">
          <table:table-cell office:value-type="string">
            <text:p>Processing artist: Bobby Bland</text:p>
          </table:table-cell>
        </table:table-row>
        <table:table-row table:style-name="ro6">
          <table:table-cell office:value-type="string">
            <text:p>Processing artist: Joe Jackson</text:p>
          </table:table-cell>
        </table:table-row>
        <table:table-row table:style-name="ro6">
          <table:table-cell office:value-type="string">
            <text:p>Processing artist: The Soft Machine</text:p>
          </table:table-cell>
        </table:table-row>
        <table:table-row table:style-name="ro6">
          <table:table-cell office:value-type="string">
            <text:p>Processing artist: George Jones</text:p>
          </table:table-cell>
        </table:table-row>
        <table:table-row table:style-name="ro6">
          <table:table-cell office:value-type="string">
            <text:p>Processing artist: Etta James</text:p>
          </table:table-cell>
        </table:table-row>
        <table:table-row table:style-name="ro6">
          <table:table-cell office:value-type="string">
            <text:p>Processing artist: Bright Eyes</text:p>
          </table:table-cell>
        </table:table-row>
        <table:table-row table:style-name="ro6">
          <table:table-cell office:value-type="string">
            <text:p>Processing artist: Lee Morgan</text:p>
          </table:table-cell>
        </table:table-row>
        <table:table-row table:style-name="ro6">
          <table:table-cell office:value-type="string">
            <text:p>Processing artist: Emmylou Harris</text:p>
          </table:table-cell>
        </table:table-row>
        <table:table-row table:style-name="ro6">
          <table:table-cell office:value-type="string">
            <text:p>Processing artist: Tina Turner</text:p>
          </table:table-cell>
        </table:table-row>
        <table:table-row table:style-name="ro6">
          <table:table-cell office:value-type="string">
            <text:p>Processing artist: Garbage</text:p>
          </table:table-cell>
        </table:table-row>
        <table:table-row table:style-name="ro6">
          <table:table-cell office:value-type="string">
            <text:p>Processing artist: Sarah Vaughan</text:p>
          </table:table-cell>
        </table:table-row>
        <table:table-row table:style-name="ro6">
          <table:table-cell office:value-type="string">
            <text:p>Processing artist: Dionne Warwick</text:p>
          </table:table-cell>
        </table:table-row>
        <table:table-row table:style-name="ro6">
          <table:table-cell office:value-type="string">
            <text:p>Processing artist: Squeeze</text:p>
          </table:table-cell>
        </table:table-row>
        <table:table-row table:style-name="ro6">
          <table:table-cell office:value-type="string">
            <text:p>Processing artist: Bud Powell</text:p>
          </table:table-cell>
        </table:table-row>
        <table:table-row table:style-name="ro6">
          <table:table-cell office:value-type="string">
            <text:p>Processing artist: Cat Power</text:p>
          </table:table-cell>
        </table:table-row>
        <table:table-row table:style-name="ro6">
          <table:table-cell office:value-type="string">
            <text:p>Processing artist: Madness</text:p>
          </table:table-cell>
        </table:table-row>
        <table:table-row table:style-name="ro6">
          <table:table-cell office:value-type="string">
            <text:p>Processing artist: Keith Jarrett</text:p>
          </table:table-cell>
        </table:table-row>
        <table:table-row table:style-name="ro6">
          <table:table-cell office:value-type="string">
            <text:p>Processing artist: The Hives</text:p>
          </table:table-cell>
        </table:table-row>
        <table:table-row table:style-name="ro6">
          <table:table-cell office:value-type="string">
            <text:p>Processing artist: 50 Cent</text:p>
          </table:table-cell>
        </table:table-row>
        <table:table-row table:style-name="ro6">
          <table:table-cell office:value-type="string">
            <text:p>Processing artist: Laura Nyro</text:p>
          </table:table-cell>
        </table:table-row>
        <table:table-row table:style-name="ro6">
          <table:table-cell office:value-type="string">
            <text:p>Processing artist: Horace Silver</text:p>
          </table:table-cell>
        </table:table-row>
        <table:table-row table:style-name="ro6">
          <table:table-cell office:value-type="string">
            <text:p>Processing artist: Leftfield</text:p>
          </table:table-cell>
        </table:table-row>
        <table:table-row table:style-name="ro6">
          <table:table-cell office:value-type="string">
            <text:p>Processing artist: The Avalanches</text:p>
          </table:table-cell>
        </table:table-row>
        <table:table-row table:style-name="ro6">
          <table:table-cell office:value-type="string">
            <text:p>Processing artist: Britney Spears</text:p>
          </table:table-cell>
        </table:table-row>
        <table:table-row table:style-name="ro6">
          <table:table-cell office:value-type="string">
            <text:p>Processing artist: John Cougar Mellencamp</text:p>
          </table:table-cell>
        </table:table-row>
        <table:table-row table:style-name="ro6">
          <table:table-cell office:value-type="string">
            <text:p>Processing artist: The Monkees</text:p>
          </table:table-cell>
        </table:table-row>
        <table:table-row table:style-name="ro6">
          <table:table-cell office:value-type="string">
            <text:p>Processing artist: Percy Sledge</text:p>
          </table:table-cell>
        </table:table-row>
        <table:table-row table:style-name="ro6">
          <table:table-cell office:value-type="string">
            <text:p>Processing artist: The Platters</text:p>
          </table:table-cell>
        </table:table-row>
        <table:table-row table:style-name="ro6">
          <table:table-cell office:value-type="string">
            <text:p>Processing artist: Goldie</text:p>
          </table:table-cell>
        </table:table-row>
        <table:table-row table:style-name="ro6">
          <table:table-cell office:value-type="string">
            <text:p>Processing artist: Midnight Oil</text:p>
          </table:table-cell>
        </table:table-row>
        <table:table-row table:style-name="ro6">
          <table:table-cell office:value-type="string">
            <text:p>Processing artist: Mary J. Blige</text:p>
          </table:table-cell>
        </table:table-row>
        <table:table-row table:style-name="ro6">
          <table:table-cell office:value-type="string">
            <text:p>Processing artist: Black Flag</text:p>
          </table:table-cell>
        </table:table-row>
        <table:table-row table:style-name="ro6">
          <table:table-cell office:value-type="string">
            <text:p>Processing artist: Jeff Beck</text:p>
          </table:table-cell>
        </table:table-row>
        <table:table-row table:style-name="ro6">
          <table:table-cell office:value-type="string">
            <text:p>Processing artist: Nas</text:p>
          </table:table-cell>
        </table:table-row>
        <table:table-row table:style-name="ro6">
          <table:table-cell office:value-type="string">
            <text:p>Processing artist: Gene Vincent</text:p>
          </table:table-cell>
        </table:table-row>
        <table:table-row table:style-name="ro6">
          <table:table-cell office:value-type="string">
            <text:p>Processing artist: Magnetic Fields</text:p>
          </table:table-cell>
        </table:table-row>
        <table:table-row table:style-name="ro6">
          <table:table-cell office:value-type="string">
            <text:p>Processing artist: Culture Club</text:p>
          </table:table-cell>
        </table:table-row>
        <table:table-row table:style-name="ro6">
          <table:table-cell office:value-type="string">
            <text:p>Processing artist: Minutemen</text:p>
          </table:table-cell>
        </table:table-row>
        <table:table-row table:style-name="ro6">
          <table:table-cell office:value-type="string">
            <text:p>Processing artist: Richard Hell &amp; The Voidoids</text:p>
          </table:table-cell>
        </table:table-row>
        <table:table-row table:style-name="ro6">
          <table:table-cell office:value-type="string">
            <text:p>Processing artist: Simple Minds</text:p>
          </table:table-cell>
        </table:table-row>
        <table:table-row table:style-name="ro6">
          <table:table-cell office:value-type="string">
            <text:p>Processing artist: Bad Brains</text:p>
          </table:table-cell>
        </table:table-row>
        <table:table-row table:style-name="ro6">
          <table:table-cell office:value-type="string">
            <text:p>Processing artist: Carl Perkins</text:p>
          </table:table-cell>
        </table:table-row>
        <table:table-row table:style-name="ro6">
          <table:table-cell office:value-type="string">
            <text:p>Processing artist: Laurie Anderson</text:p>
          </table:table-cell>
        </table:table-row>
        <table:table-row table:style-name="ro6">
          <table:table-cell office:value-type="string">
            <text:p>Processing artist: Blood, Sweat &amp; Tears</text:p>
          </table:table-cell>
        </table:table-row>
        <table:table-row table:style-name="ro6">
          <table:table-cell office:value-type="string">
            <text:p>Processing artist: The Go-Go's</text:p>
          </table:table-cell>
        </table:table-row>
        <table:table-row table:style-name="ro6">
          <table:table-cell office:value-type="string">
            <text:p>Processing artist: Free</text:p>
          </table:table-cell>
        </table:table-row>
        <table:table-row table:style-name="ro6">
          <table:table-cell office:value-type="string">
            <text:p>Processing artist: The Cult</text:p>
          </table:table-cell>
        </table:table-row>
        <table:table-row table:style-name="ro6">
          <table:table-cell office:value-type="string">
            <text:p>Processing artist: Toots and The Maytals</text:p>
          </table:table-cell>
        </table:table-row>
        <table:table-row table:style-name="ro6">
          <table:table-cell office:value-type="string">
            <text:p>Processing artist: Burning Spear</text:p>
          </table:table-cell>
        </table:table-row>
        <table:table-row table:style-name="ro6">
          <table:table-cell office:value-type="string">
            <text:p>Processing artist: Steve Miller Band</text:p>
          </table:table-cell>
        </table:table-row>
        <table:table-row table:style-name="ro6">
          <table:table-cell office:value-type="string">
            <text:p>Processing artist: My Morning Jacket</text:p>
          </table:table-cell>
        </table:table-row>
        <table:table-row table:style-name="ro6">
          <table:table-cell office:value-type="string">
            <text:p>Processing artist: Mike Oldfield</text:p>
          </table:table-cell>
        </table:table-row>
        <table:table-row table:style-name="ro6">
          <table:table-cell office:value-type="string">
            <text:p>Processing artist: Clifford Brown</text:p>
          </table:table-cell>
        </table:table-row>
        <table:table-row table:style-name="ro6">
          <table:table-cell office:value-type="string">
            <text:p>Processing artist: John Mayall</text:p>
          </table:table-cell>
        </table:table-row>
        <table:table-row table:style-name="ro6">
          <table:table-cell office:value-type="string">
            <text:p>Processing artist: Big Black</text:p>
          </table:table-cell>
        </table:table-row>
        <table:table-row table:style-name="ro6">
          <table:table-cell office:value-type="string">
            <text:p>Processing artist: Broken Social Scene</text:p>
          </table:table-cell>
        </table:table-row>
        <table:table-row table:style-name="ro6">
          <table:table-cell office:value-type="string">
            <text:p>Processing artist: Cocteau Twins</text:p>
          </table:table-cell>
        </table:table-row>
        <table:table-row table:style-name="ro6">
          <table:table-cell office:value-type="string">
            <text:p>Processing artist: Scissor Sisters</text:p>
          </table:table-cell>
        </table:table-row>
        <table:table-row table:style-name="ro6">
          <table:table-cell office:value-type="string">
            <text:p>Processing artist: The Feelies</text:p>
          </table:table-cell>
        </table:table-row>
        <table:table-row table:style-name="ro6">
          <table:table-cell office:value-type="string">
            <text:p>Processing artist: Lloyd Price</text:p>
          </table:table-cell>
        </table:table-row>
        <table:table-row table:style-name="ro6">
          <table:table-cell office:value-type="string">
            <text:p>Processing artist: Albert Ayler</text:p>
          </table:table-cell>
        </table:table-row>
        <table:table-row table:style-name="ro6">
          <table:table-cell office:value-type="string">
            <text:p>Processing artist: Neu!</text:p>
          </table:table-cell>
        </table:table-row>
        <table:table-row table:style-name="ro6">
          <table:table-cell office:value-type="string">
            <text:p>Processing artist: The Mahavishnu Orchestra</text:p>
          </table:table-cell>
        </table:table-row>
        <table:table-row table:style-name="ro6">
          <table:table-cell office:value-type="string">
            <text:p>Processing artist: Max Roach</text:p>
          </table:table-cell>
        </table:table-row>
        <table:table-row table:style-name="ro6">
          <table:table-cell office:value-type="string">
            <text:p>Processing artist: Beyonce</text:p>
          </table:table-cell>
        </table:table-row>
        <table:table-row table:style-name="ro6">
          <table:table-cell office:value-type="string">
            <text:p>Processing artist: Cat Stevens</text:p>
          </table:table-cell>
        </table:table-row>
        <table:table-row table:style-name="ro6">
          <table:table-cell office:value-type="string">
            <text:p>Processing artist: Deee-Lite</text:p>
          </table:table-cell>
        </table:table-row>
        <table:table-row table:style-name="ro6">
          <table:table-cell office:value-type="string">
            <text:p>Processing artist: Moby Grape</text:p>
          </table:table-cell>
        </table:table-row>
        <table:table-row table:style-name="ro6">
          <table:table-cell office:value-type="string">
            <text:p>Processing artist: Mission of Burma</text:p>
          </table:table-cell>
        </table:table-row>
        <table:table-row table:style-name="ro6">
          <table:table-cell office:value-type="string">
            <text:p>Processing artist: The Dandy Warhols</text:p>
          </table:table-cell>
        </table:table-row>
        <table:table-row table:style-name="ro6">
          <table:table-cell office:value-type="string">
            <text:p>Processing artist: Wes Montgomery</text:p>
          </table:table-cell>
        </table:table-row>
        <table:table-row table:style-name="ro6">
          <table:table-cell office:value-type="string">
            <text:p>Processing artist: Elastica</text:p>
          </table:table-cell>
        </table:table-row>
        <table:table-row table:style-name="ro6">
          <table:table-cell office:value-type="string">
            <text:p>Processing artist: k.d. Lang</text:p>
          </table:table-cell>
        </table:table-row>
        <table:table-row table:style-name="ro6">
          <table:table-cell office:value-type="string">
            <text:p>Processing artist: Rush</text:p>
          </table:table-cell>
        </table:table-row>
        <table:table-row table:style-name="ro6">
          <table:table-cell office:value-type="string">
            <text:p>Processing artist: X-Ray Spex</text:p>
          </table:table-cell>
        </table:table-row>
        <table:table-row table:style-name="ro6">
          <table:table-cell office:value-type="string">
            <text:p>Processing artist: The Rascals</text:p>
          </table:table-cell>
        </table:table-row>
        <table:table-row table:style-name="ro6">
          <table:table-cell office:value-type="string">
            <text:p>Processing artist: Donald Fagen</text:p>
          </table:table-cell>
        </table:table-row>
        <table:table-row table:style-name="ro6">
          <table:table-cell office:value-type="string">
            <text:p>Processing artist: Grace Jones</text:p>
          </table:table-cell>
        </table:table-row>
        <table:table-row table:style-name="ro6">
          <table:table-cell office:value-type="string">
            <text:p>Processing artist: Mogwai</text:p>
          </table:table-cell>
        </table:table-row>
        <table:table-row table:style-name="ro6">
          <table:table-cell office:value-type="string">
            <text:p>Processing artist: Meat Puppets</text:p>
          </table:table-cell>
        </table:table-row>
        <table:table-row table:style-name="ro6">
          <table:table-cell office:value-type="string">
            <text:p>Processing artist: Kelis</text:p>
          </table:table-cell>
        </table:table-row>
        <table:table-row table:style-name="ro6">
          <table:table-cell office:value-type="string">
            <text:p>Processing artist: 13th Floor Elevators</text:p>
          </table:table-cell>
        </table:table-row>
        <table:table-row table:style-name="ro6">
          <table:table-cell office:value-type="string">
            <text:p>Processing artist: Linda Ronstadt</text:p>
          </table:table-cell>
        </table:table-row>
        <table:table-row table:style-name="ro6">
          <table:table-cell office:value-type="string">
            <text:p>Processing artist: The Flamin' Groovies</text:p>
          </table:table-cell>
        </table:table-row>
        <table:table-row table:style-name="ro6">
          <table:table-cell office:value-type="string">
            <text:p>Processing artist: Guided by Voices</text:p>
          </table:table-cell>
        </table:table-row>
        <table:table-row table:style-name="ro6">
          <table:table-cell office:value-type="string">
            <text:p>Processing artist: Siouxsie and The Banshees</text:p>
          </table:table-cell>
        </table:table-row>
        <table:table-row table:style-name="ro6">
          <table:table-cell office:value-type="string">
            <text:p>Processing artist: The Beat</text:p>
          </table:table-cell>
        </table:table-row>
        <table:table-row table:style-name="ro6">
          <table:table-cell office:value-type="string">
            <text:p>Processing artist: Steve Earle</text:p>
          </table:table-cell>
        </table:table-row>
        <table:table-row table:style-name="ro6">
          <table:table-cell office:value-type="string">
            <text:p>Processing artist: Meat Loaf</text:p>
          </table:table-cell>
        </table:table-row>
        <table:table-row table:style-name="ro6">
          <table:table-cell office:value-type="string">
            <text:p>Processing artist: The Gun Club</text:p>
          </table:table-cell>
        </table:table-row>
        <table:table-row table:style-name="ro6">
          <table:table-cell office:value-type="string">
            <text:p>Processing artist: Bing Crosby</text:p>
          </table:table-cell>
        </table:table-row>
        <table:table-row table:style-name="ro6">
          <table:table-cell office:value-type="string">
            <text:p>Processing artist: The Spinners</text:p>
          </table:table-cell>
        </table:table-row>
        <table:table-row table:style-name="ro6">
          <table:table-cell office:value-type="string">
            <text:p>Processing artist: Slint</text:p>
          </table:table-cell>
        </table:table-row>
        <table:table-row table:style-name="ro6">
          <table:table-cell office:value-type="string">
            <text:p>Processing artist: Johnny Burnette</text:p>
          </table:table-cell>
        </table:table-row>
        <table:table-row table:style-name="ro6">
          <table:table-cell office:value-type="string">
            <text:p>Processing artist: Devendra Banhart</text:p>
          </table:table-cell>
        </table:table-row>
        <table:table-row table:style-name="ro6">
          <table:table-cell office:value-type="string">
            <text:p>Processing artist: Frankie Lymon and The Teenagers</text:p>
          </table:table-cell>
        </table:table-row>
        <table:table-row table:style-name="ro6">
          <table:table-cell office:value-type="string">
            <text:p>Processing artist: Travis</text:p>
          </table:table-cell>
        </table:table-row>
        <table:table-row table:style-name="ro6">
          <table:table-cell office:value-type="string">
            <text:p>Processing artist: The Damned</text:p>
          </table:table-cell>
        </table:table-row>
        <table:table-row table:style-name="ro6">
          <table:table-cell office:value-type="string">
            <text:p>Processing artist: Manu Chao</text:p>
          </table:table-cell>
        </table:table-row>
        <table:table-row table:style-name="ro6">
          <table:table-cell office:value-type="string">
            <text:p>Processing artist: Boards of Canada</text:p>
          </table:table-cell>
        </table:table-row>
        <table:table-row table:style-name="ro6">
          <table:table-cell office:value-type="string">
            <text:p>Processing artist: Modern Jazz Quartet</text:p>
          </table:table-cell>
        </table:table-row>
        <table:table-row table:style-name="ro6">
          <table:table-cell office:value-type="string">
            <text:p>Processing artist: Common</text:p>
          </table:table-cell>
        </table:table-row>
        <table:table-row table:style-name="ro6">
          <table:table-cell office:value-type="string">
            <text:p>Processing artist: Rickie Lee Jones</text:p>
          </table:table-cell>
        </table:table-row>
        <table:table-row table:style-name="ro6">
          <table:table-cell office:value-type="string">
            <text:p>Processing artist: Animal Collective</text:p>
          </table:table-cell>
        </table:table-row>
        <table:table-row table:style-name="ro6">
          <table:table-cell office:value-type="string">
            <text:p>Processing artist: Tindersticks</text:p>
          </table:table-cell>
        </table:table-row>
        <table:table-row table:style-name="ro6">
          <table:table-cell office:value-type="string">
            <text:p>Processing artist: Rufus Wainwright</text:p>
          </table:table-cell>
        </table:table-row>
        <table:table-row table:style-name="ro6">
          <table:table-cell office:value-type="string">
            <text:p>Processing artist: Desmond Dekker</text:p>
          </table:table-cell>
        </table:table-row>
        <table:table-row table:style-name="ro6">
          <table:table-cell office:value-type="string">
            <text:p>Processing artist: Cannonball Adderley</text:p>
          </table:table-cell>
        </table:table-row>
        <table:table-row table:style-name="ro6">
          <table:table-cell office:value-type="string">
            <text:p>Processing artist: Kylie Minogue</text:p>
          </table:table-cell>
        </table:table-row>
        <table:table-row table:style-name="ro6">
          <table:table-cell office:value-type="string">
            <text:p>Processing artist: George Russell</text:p>
          </table:table-cell>
        </table:table-row>
        <table:table-row table:style-name="ro6">
          <table:table-cell office:value-type="string">
            <text:p>Processing artist: Godspeed You Black Emperor!</text:p>
          </table:table-cell>
        </table:table-row>
        <table:table-row table:style-name="ro6">
          <table:table-cell office:value-type="string">
            <text:p>Processing artist: Aaliyah</text:p>
          </table:table-cell>
        </table:table-row>
        <table:table-row table:style-name="ro6">
          <table:table-cell office:value-type="string">
            <text:p>Processing artist: Solomon Burke</text:p>
          </table:table-cell>
        </table:table-row>
        <table:table-row table:style-name="ro6">
          <table:table-cell office:value-type="string">
            <text:p>Processing artist: The Blue Nile</text:p>
          </table:table-cell>
        </table:table-row>
        <table:table-row table:style-name="ro6">
          <table:table-cell office:value-type="string">
            <text:p>Processing artist: Minor Threat</text:p>
          </table:table-cell>
        </table:table-row>
        <table:table-row table:style-name="ro6">
          <table:table-cell office:value-type="string">
            <text:p>Processing artist: Eels</text:p>
          </table:table-cell>
        </table:table-row>
        <table:table-row table:style-name="ro6">
          <table:table-cell office:value-type="string">
            <text:p>Processing artist: The Yardbirds</text:p>
          </table:table-cell>
        </table:table-row>
        <table:table-row table:style-name="ro6">
          <table:table-cell office:value-type="string">
            <text:p>Processing artist: Garth Brooks</text:p>
          </table:table-cell>
        </table:table-row>
        <table:table-row table:style-name="ro6">
          <table:table-cell office:value-type="string">
            <text:p>Processing artist: The Darkness</text:p>
          </table:table-cell>
        </table:table-row>
        <table:table-row table:style-name="ro6">
          <table:table-cell office:value-type="string">
            <text:p>Processing artist: Judy Garland</text:p>
          </table:table-cell>
        </table:table-row>
        <table:table-row table:style-name="ro6">
          <table:table-cell office:value-type="string">
            <text:p>Processing artist: John Martyn</text:p>
          </table:table-cell>
        </table:table-row>
        <table:table-row table:style-name="ro6">
          <table:table-cell office:value-type="string">
            <text:p>Processing artist: The Sparks</text:p>
          </table:table-cell>
        </table:table-row>
        <table:table-row table:style-name="ro6">
          <table:table-cell office:value-type="string">
            <text:p>Processing artist: Buena Vista Social Club</text:p>
          </table:table-cell>
        </table:table-row>
        <table:table-row table:style-name="ro6">
          <table:table-cell office:value-type="string">
            <text:p>Processing artist: Living Colour</text:p>
          </table:table-cell>
        </table:table-row>
        <table:table-row table:style-name="ro6">
          <table:table-cell office:value-type="string">
            <text:p>Processing artist: Fela Kuti</text:p>
          </table:table-cell>
        </table:table-row>
        <table:table-row table:style-name="ro6">
          <table:table-cell office:value-type="string">
            <text:p>Processing artist: King Sunny Adé</text:p>
          </table:table-cell>
        </table:table-row>
        <table:table-row table:style-name="ro6">
          <table:table-cell office:value-type="string">
            <text:p>Processing artist: The Carpenters</text:p>
          </table:table-cell>
        </table:table-row>
        <table:table-row table:style-name="ro6">
          <table:table-cell office:value-type="string">
            <text:p>Processing artist: Neneh Cherry</text:p>
          </table:table-cell>
        </table:table-row>
        <table:table-row table:style-name="ro6">
          <table:table-cell office:value-type="string">
            <text:p>Processing artist: The Sugarcubes</text:p>
          </table:table-cell>
        </table:table-row>
        <table:table-row table:style-name="ro6">
          <table:table-cell office:value-type="string">
            <text:p>Processing artist: Lambchop</text:p>
          </table:table-cell>
        </table:table-row>
        <table:table-row table:style-name="ro6">
          <table:table-cell office:value-type="string">
            <text:p>Processing artist: Roni Size/Reprazent</text:p>
          </table:table-cell>
        </table:table-row>
        <table:table-row table:style-name="ro6">
          <table:table-cell office:value-type="string">
            <text:p>Processing artist: Lloyd Cole and The Commotions</text:p>
          </table:table-cell>
        </table:table-row>
        <table:table-row table:style-name="ro6">
          <table:table-cell office:value-type="string">
            <text:p>Processing artist: Bonnie Raitt</text:p>
          </table:table-cell>
        </table:table-row>
        <table:table-row table:style-name="ro6">
          <table:table-cell office:value-type="string">
            <text:p>Processing artist: The Jungle Brothers</text:p>
          </table:table-cell>
        </table:table-row>
        <table:table-row table:style-name="ro6">
          <table:table-cell office:value-type="string">
            <text:p>Processing artist: Weather Report</text:p>
          </table:table-cell>
        </table:table-row>
        <table:table-row table:style-name="ro6">
          <table:table-cell office:value-type="string">
            <text:p>Processing artist: War</text:p>
          </table:table-cell>
        </table:table-row>
        <table:table-row table:style-name="ro6">
          <table:table-cell office:value-type="string">
            <text:p>Processing artist: Electric Light Orchestra</text:p>
          </table:table-cell>
        </table:table-row>
        <table:table-row table:style-name="ro6">
          <table:table-cell office:value-type="string">
            <text:p>Processing artist: Tammy Wynette</text:p>
          </table:table-cell>
        </table:table-row>
        <table:table-row table:style-name="ro6">
          <table:table-cell office:value-type="string">
            <text:p>Processing artist: Albert King</text:p>
          </table:table-cell>
        </table:table-row>
        <table:table-row table:style-name="ro6">
          <table:table-cell office:value-type="string">
            <text:p>Processing artist: Erykah Badu</text:p>
          </table:table-cell>
        </table:table-row>
        <table:table-row table:style-name="ro6">
          <table:table-cell office:value-type="string">
            <text:p>Processing artist: Ministry</text:p>
          </table:table-cell>
        </table:table-row>
        <table:table-row table:style-name="ro6">
          <table:table-cell office:value-type="string">
            <text:p>Processing artist: Don Henley</text:p>
          </table:table-cell>
        </table:table-row>
        <table:table-row table:style-name="ro6">
          <table:table-cell office:value-type="string">
            <text:p>Processing artist: Nat King Cole</text:p>
          </table:table-cell>
        </table:table-row>
        <table:table-row table:style-name="ro6">
          <table:table-cell office:value-type="string">
            <text:p>Processing artist: Spacemen 3</text:p>
          </table:table-cell>
        </table:table-row>
        <table:table-row table:style-name="ro6">
          <table:table-cell office:value-type="string">
            <text:p>Processing artist: 10 CC</text:p>
          </table:table-cell>
        </table:table-row>
        <table:table-row table:style-name="ro6">
          <table:table-cell office:value-type="string">
            <text:p>Processing artist: The Decemberists</text:p>
          </table:table-cell>
        </table:table-row>
        <table:table-row table:style-name="ro6">
          <table:table-cell office:value-type="string">
            <text:p>Processing artist: Oliver Nelson</text:p>
          </table:table-cell>
        </table:table-row>
        <table:table-row table:style-name="ro6">
          <table:table-cell office:value-type="string">
            <text:p>Processing artist: The Carter Family</text:p>
          </table:table-cell>
        </table:table-row>
        <table:table-row table:style-name="ro6">
          <table:table-cell office:value-type="string">
            <text:p>Processing artist: The Pop Group</text:p>
          </table:table-cell>
        </table:table-row>
        <table:table-row table:style-name="ro6">
          <table:table-cell office:value-type="string">
            <text:p>Processing artist: Gladys Knight and The Pips</text:p>
          </table:table-cell>
        </table:table-row>
        <table:table-row table:style-name="ro6">
          <table:table-cell office:value-type="string">
            <text:p>Processing artist: Blumfeld</text:p>
          </table:table-cell>
        </table:table-row>
        <table:table-row table:style-name="ro6">
          <table:table-cell office:value-type="string">
            <text:p>Processing artist: The Mars Volta</text:p>
          </table:table-cell>
        </table:table-row>
        <table:table-row table:style-name="ro6">
          <table:table-cell office:value-type="string">
            <text:p>Processing artist: Dr. John</text:p>
          </table:table-cell>
        </table:table-row>
        <table:table-row table:style-name="ro6">
          <table:table-cell office:value-type="string">
            <text:p>Processing artist: Gang Starr</text:p>
          </table:table-cell>
        </table:table-row>
        <table:table-row table:style-name="ro6">
          <table:table-cell office:value-type="string">
            <text:p>Processing artist: The Sugarhill Gang</text:p>
          </table:table-cell>
        </table:table-row>
        <table:table-row table:style-name="ro6">
          <table:table-cell office:value-type="string">
            <text:p>Processing artist: The Moody Blues</text:p>
          </table:table-cell>
        </table:table-row>
        <table:table-row table:style-name="ro6">
          <table:table-cell office:value-type="string">
            <text:p>Processing artist: Faust</text:p>
          </table:table-cell>
        </table:table-row>
        <table:table-row table:style-name="ro6">
          <table:table-cell office:value-type="string">
            <text:p>Processing artist: Spencer Davis Group</text:p>
          </table:table-cell>
        </table:table-row>
        <table:table-row table:style-name="ro6">
          <table:table-cell office:value-type="string">
            <text:p>Processing artist: Whitney Houston</text:p>
          </table:table-cell>
        </table:table-row>
        <table:table-row table:style-name="ro6">
          <table:table-cell office:value-type="string">
            <text:p>Processing artist: Chubby Checker</text:p>
          </table:table-cell>
        </table:table-row>
        <table:table-row table:style-name="ro6">
          <table:table-cell office:value-type="string">
            <text:p>Processing artist: …And You Will Know Us by the Trail of Dead</text:p>
          </table:table-cell>
        </table:table-row>
        <table:table-row table:style-name="ro6">
          <table:table-cell office:value-type="string">
            <text:p>Processing artist: The Troggs</text:p>
          </table:table-cell>
        </table:table-row>
        <table:table-row table:style-name="ro6">
          <table:table-cell office:value-type="string">
            <text:p>Processing artist: Salt 'n' Pepa</text:p>
          </table:table-cell>
        </table:table-row>
        <table:table-row table:style-name="ro6">
          <table:table-cell office:value-type="string">
            <text:p>Processing artist: The Birthday Party</text:p>
          </table:table-cell>
        </table:table-row>
        <table:table-row table:style-name="ro6">
          <table:table-cell office:value-type="string">
            <text:p>Processing artist: Phil Spector</text:p>
          </table:table-cell>
        </table:table-row>
        <table:table-row table:style-name="ro6">
          <table:table-cell office:value-type="string">
            <text:p>Processing artist: Nick Lowe</text:p>
          </table:table-cell>
        </table:table-row>
        <table:table-row table:style-name="ro6">
          <table:table-cell office:value-type="string">
            <text:p>Processing artist: Ann Peebles</text:p>
          </table:table-cell>
        </table:table-row>
        <table:table-row table:style-name="ro6">
          <table:table-cell office:value-type="string">
            <text:p>Processing artist: Sugar</text:p>
          </table:table-cell>
        </table:table-row>
        <table:table-row table:style-name="ro6">
          <table:table-cell office:value-type="string">
            <text:p>Processing artist: Joan Jett and The Blackhearts</text:p>
          </table:table-cell>
        </table:table-row>
        <table:table-row table:style-name="ro6">
          <table:table-cell office:value-type="string">
            <text:p>Processing artist: Kate and Anna McGarrigle</text:p>
          </table:table-cell>
        </table:table-row>
        <table:table-row table:style-name="ro6">
          <table:table-cell office:value-type="string">
            <text:p>Processing artist: The Chiffons</text:p>
          </table:table-cell>
        </table:table-row>
        <table:table-row table:style-name="ro6">
          <table:table-cell office:value-type="string">
            <text:p>Processing artist: Cameo</text:p>
          </table:table-cell>
        </table:table-row>
        <table:table-row table:style-name="ro6">
          <table:table-cell office:value-type="string">
            <text:p>Processing artist: The Psychedelic Furs</text:p>
          </table:table-cell>
        </table:table-row>
        <table:table-row table:style-name="ro6">
          <table:table-cell office:value-type="string">
            <text:p>Processing artist: Jimmy Giuffre</text:p>
          </table:table-cell>
        </table:table-row>
        <table:table-row table:style-name="ro6">
          <table:table-cell office:value-type="string">
            <text:p>Processing artist: The Mekons</text:p>
          </table:table-cell>
        </table:table-row>
        <table:table-row table:style-name="ro6">
          <table:table-cell office:value-type="string">
            <text:p>Processing artist: At the Drive-In</text:p>
          </table:table-cell>
        </table:table-row>
        <table:table-row table:style-name="ro6">
          <table:table-cell office:value-type="string">
            <text:p>Processing artist: Amerie</text:p>
          </table:table-cell>
        </table:table-row>
        <table:table-row table:style-name="ro6">
          <table:table-cell office:value-type="string">
            <text:p>Processing artist: Tool</text:p>
          </table:table-cell>
        </table:table-row>
        <table:table-row table:style-name="ro6">
          <table:table-cell office:value-type="string">
            <text:p>Processing artist: Question Mark and the Mysterians</text:p>
          </table:table-cell>
        </table:table-row>
        <table:table-row table:style-name="ro6">
          <table:table-cell office:value-type="string">
            <text:p>Processing artist: Kyuss</text:p>
          </table:table-cell>
        </table:table-row>
        <table:table-row table:style-name="ro6">
          <table:table-cell office:value-type="string">
            <text:p>Processing artist: Earth, Wind &amp; Fire</text:p>
          </table:table-cell>
        </table:table-row>
        <table:table-row table:style-name="ro6">
          <table:table-cell office:value-type="string">
            <text:p>Processing artist: Digital Underground</text:p>
          </table:table-cell>
        </table:table-row>
        <table:table-row table:style-name="ro6">
          <table:table-cell office:value-type="string">
            <text:p>Processing artist: Gil Evans</text:p>
          </table:table-cell>
        </table:table-row>
        <table:table-row table:style-name="ro6">
          <table:table-cell office:value-type="string">
            <text:p>Processing artist: Leadbelly</text:p>
          </table:table-cell>
        </table:table-row>
        <table:table-row table:style-name="ro6">
          <table:table-cell office:value-type="string">
            <text:p>Processing artist: Suzanne Vega</text:p>
          </table:table-cell>
        </table:table-row>
        <table:table-row table:style-name="ro6">
          <table:table-cell office:value-type="string">
            <text:p>Processing artist: The Shadows</text:p>
          </table:table-cell>
        </table:table-row>
        <table:table-row table:style-name="ro6">
          <table:table-cell office:value-type="string">
            <text:p>Processing artist: Don McLean</text:p>
          </table:table-cell>
        </table:table-row>
        <table:table-row table:style-name="ro6">
          <table:table-cell office:value-type="string">
            <text:p>Processing artist: The Meters</text:p>
          </table:table-cell>
        </table:table-row>
        <table:table-row table:style-name="ro6">
          <table:table-cell office:value-type="string">
            <text:p>Processing artist: They Might Be Giants</text:p>
          </table:table-cell>
        </table:table-row>
        <table:table-row table:style-name="ro6">
          <table:table-cell office:value-type="string">
            <text:p>Processing artist: The Killers</text:p>
          </table:table-cell>
        </table:table-row>
        <table:table-row table:style-name="ro6">
          <table:table-cell office:value-type="string">
            <text:p>Processing artist: Afghan Whigs</text:p>
          </table:table-cell>
        </table:table-row>
        <table:table-row table:style-name="ro6">
          <table:table-cell office:value-type="string">
            <text:p>Processing artist: The Flamingos</text:p>
          </table:table-cell>
        </table:table-row>
        <table:table-row table:style-name="ro6">
          <table:table-cell office:value-type="string">
            <text:p>Processing artist: Paul Butterfield Blues Band</text:p>
          </table:table-cell>
        </table:table-row>
        <table:table-row table:style-name="ro6">
          <table:table-cell office:value-type="string">
            <text:p>Processing artist: Rick James</text:p>
          </table:table-cell>
        </table:table-row>
        <table:table-row table:style-name="ro6">
          <table:table-cell office:value-type="string">
            <text:p>Processing artist: Art Pepper</text:p>
          </table:table-cell>
        </table:table-row>
        <table:table-row table:style-name="ro6">
          <table:table-cell office:value-type="string">
            <text:p>Processing artist: John Hiatt</text:p>
          </table:table-cell>
        </table:table-row>
        <table:table-row table:style-name="ro6">
          <table:table-cell office:value-type="string">
            <text:p>Processing artist: Destiny's Child</text:p>
          </table:table-cell>
        </table:table-row>
        <table:table-row table:style-name="ro6">
          <table:table-cell office:value-type="string">
            <text:p>Processing artist: The Five Satins</text:p>
          </table:table-cell>
        </table:table-row>
        <table:table-row table:style-name="ro6">
          <table:table-cell office:value-type="string">
            <text:p>Processing artist: Erroll Garner</text:p>
          </table:table-cell>
        </table:table-row>
        <table:table-row table:style-name="ro6">
          <table:table-cell office:value-type="string">
            <text:p>Processing artist: Fine Young Cannibals</text:p>
          </table:table-cell>
        </table:table-row>
        <table:table-row table:style-name="ro6">
          <table:table-cell office:value-type="string">
            <text:p>Processing artist: Tears for Fears</text:p>
          </table:table-cell>
        </table:table-row>
        <table:table-row table:style-name="ro6">
          <table:table-cell office:value-type="string">
            <text:p>Processing artist: Lee Perry</text:p>
          </table:table-cell>
        </table:table-row>
        <table:table-row table:style-name="ro6">
          <table:table-cell office:value-type="string">
            <text:p>Processing artist: 808 State</text:p>
          </table:table-cell>
        </table:table-row>
        <table:table-row table:style-name="ro6">
          <table:table-cell office:value-type="string">
            <text:p>Processing artist: Art Brut</text:p>
          </table:table-cell>
        </table:table-row>
        <table:table-row table:style-name="ro6">
          <table:table-cell office:value-type="string">
            <text:p>Processing artist: Culture</text:p>
          </table:table-cell>
        </table:table-row>
        <table:table-row table:style-name="ro6">
          <table:table-cell office:value-type="string">
            <text:p>Processing artist: The Orioles</text:p>
          </table:table-cell>
        </table:table-row>
        <table:table-row table:style-name="ro6">
          <table:table-cell office:value-type="string">
            <text:p>Processing artist: Nelly</text:p>
          </table:table-cell>
        </table:table-row>
        <table:table-row table:style-name="ro6">
          <table:table-cell office:value-type="string">
            <text:p>Processing artist: Alicia Keys</text:p>
          </table:table-cell>
        </table:table-row>
        <table:table-row table:style-name="ro6">
          <table:table-cell office:value-type="string">
            <text:p>Processing artist: Gnarls Barkley</text:p>
          </table:table-cell>
        </table:table-row>
        <table:table-row table:style-name="ro6">
          <table:table-cell office:value-type="string">
            <text:p>Processing artist: The Jayhawks</text:p>
          </table:table-cell>
        </table:table-row>
        <table:table-row table:style-name="ro6">
          <table:table-cell office:value-type="string">
            <text:p>Processing artist: Neutral Milk Hotel</text:p>
          </table:table-cell>
        </table:table-row>
        <table:table-row table:style-name="ro6">
          <table:table-cell office:value-type="string">
            <text:p>Processing artist: Boz Scaggs</text:p>
          </table:table-cell>
        </table:table-row>
        <table:table-row table:style-name="ro6">
          <table:table-cell office:value-type="string">
            <text:p>Processing artist: Quicksilver Messenger Service</text:p>
          </table:table-cell>
        </table:table-row>
        <table:table-row table:style-name="ro6">
          <table:table-cell office:value-type="string">
            <text:p>Processing artist: Kaiser Chiefs</text:p>
          </table:table-cell>
        </table:table-row>
        <table:table-row table:style-name="ro6">
          <table:table-cell office:value-type="string">
            <text:p>Processing artist: Rahsaan Roland Kirk</text:p>
          </table:table-cell>
        </table:table-row>
        <table:table-row table:style-name="ro6">
          <table:table-cell office:value-type="string">
            <text:p>Processing artist: Steppenwolf</text:p>
          </table:table-cell>
        </table:table-row>
        <table:table-row table:style-name="ro6">
          <table:table-cell office:value-type="string">
            <text:p>Processing artist: Doves</text:p>
          </table:table-cell>
        </table:table-row>
        <table:table-row table:style-name="ro6">
          <table:table-cell office:value-type="string">
            <text:p>Processing artist: The Notwist</text:p>
          </table:table-cell>
        </table:table-row>
        <table:table-row table:style-name="ro6">
          <table:table-cell office:value-type="string">
            <text:p>Processing artist: Sheryl Crow</text:p>
          </table:table-cell>
        </table:table-row>
        <table:table-row table:style-name="ro6">
          <table:table-cell office:value-type="string">
            <text:p>Processing artist: The Faces</text:p>
          </table:table-cell>
        </table:table-row>
        <table:table-row table:style-name="ro6">
          <table:table-cell office:value-type="string">
            <text:p>Processing artist: Henry Mancini</text:p>
          </table:table-cell>
        </table:table-row>
        <table:table-row table:style-name="ro6">
          <table:table-cell office:value-type="string">
            <text:p>Processing artist: Bill Withers</text:p>
          </table:table-cell>
        </table:table-row>
        <table:table-row table:style-name="ro6">
          <table:table-cell office:value-type="string">
            <text:p>Processing artist: The Boo Radleys</text:p>
          </table:table-cell>
        </table:table-row>
        <table:table-row table:style-name="ro6">
          <table:table-cell office:value-type="string">
            <text:p>Processing artist: Alice in Chains</text:p>
          </table:table-cell>
        </table:table-row>
        <table:table-row table:style-name="ro6">
          <table:table-cell office:value-type="string">
            <text:p>Processing artist: Scritti Politti</text:p>
          </table:table-cell>
        </table:table-row>
        <table:table-row table:style-name="ro6">
          <table:table-cell office:value-type="string">
            <text:p>Processing artist: Japan</text:p>
          </table:table-cell>
        </table:table-row>
        <table:table-row table:style-name="ro6">
          <table:table-cell office:value-type="string">
            <text:p>Processing artist: The Congos</text:p>
          </table:table-cell>
        </table:table-row>
        <table:table-row table:style-name="ro6">
          <table:table-cell office:value-type="string">
            <text:p>Processing artist: The Incredible String Band</text:p>
          </table:table-cell>
        </table:table-row>
        <table:table-row table:style-name="ro6">
          <table:table-cell office:value-type="string">
            <text:p>Processing artist: The Four Seasons</text:p>
          </table:table-cell>
        </table:table-row>
        <table:table-row table:style-name="ro6">
          <table:table-cell office:value-type="string">
            <text:p>Processing artist: Harry Belafonte</text:p>
          </table:table-cell>
        </table:table-row>
        <table:table-row table:style-name="ro6">
          <table:table-cell office:value-type="string">
            <text:p>Processing artist: Badly Drawn Boy</text:p>
          </table:table-cell>
        </table:table-row>
        <table:table-row table:style-name="ro6">
          <table:table-cell office:value-type="string">
            <text:p>Processing artist: Justin Timberlake</text:p>
          </table:table-cell>
        </table:table-row>
        <table:table-row table:style-name="ro6">
          <table:table-cell office:value-type="string">
            <text:p>Processing artist: Joe Henderson</text:p>
          </table:table-cell>
        </table:table-row>
        <table:table-row table:style-name="ro6">
          <table:table-cell office:value-type="string">
            <text:p>Processing artist: Ruben Bladés</text:p>
          </table:table-cell>
        </table:table-row>
        <table:table-row table:style-name="ro6">
          <table:table-cell office:value-type="string">
            <text:p>Processing artist: Jimmy Smith</text:p>
          </table:table-cell>
        </table:table-row>
        <table:table-row table:style-name="ro6">
          <table:table-cell office:value-type="string">
            <text:p>Processing artist: Lenny Kravitz</text:p>
          </table:table-cell>
        </table:table-row>
        <table:table-row table:style-name="ro6">
          <table:table-cell office:value-type="string">
            <text:p>Processing artist: Dexter Gordon</text:p>
          </table:table-cell>
        </table:table-row>
        <table:table-row table:style-name="ro6">
          <table:table-cell office:value-type="string">
            <text:p>Processing artist: The Neville Brothers</text:p>
          </table:table-cell>
        </table:table-row>
        <table:table-row table:style-name="ro6">
          <table:table-cell office:value-type="string">
            <text:p>Processing artist: R. Kelly</text:p>
          </table:table-cell>
        </table:table-row>
        <table:table-row table:style-name="ro6">
          <table:table-cell office:value-type="string">
            <text:p>Processing artist: Judas Priest</text:p>
          </table:table-cell>
        </table:table-row>
        <table:table-row table:style-name="ro6">
          <table:table-cell office:value-type="string">
            <text:p>Processing artist: Placebo</text:p>
          </table:table-cell>
        </table:table-row>
        <table:table-row table:style-name="ro6">
          <table:table-cell office:value-type="string">
            <text:p>Processing artist: Townes Van Zandt</text:p>
          </table:table-cell>
        </table:table-row>
        <table:table-row table:style-name="ro6">
          <table:table-cell office:value-type="string">
            <text:p>Processing artist: David Sylvian</text:p>
          </table:table-cell>
        </table:table-row>
        <table:table-row table:style-name="ro6">
          <table:table-cell office:value-type="string">
            <text:p>Processing artist: Archie Shepp</text:p>
          </table:table-cell>
        </table:table-row>
        <table:table-row table:style-name="ro6">
          <table:table-cell office:value-type="string">
            <text:p>Processing artist: The Slits</text:p>
          </table:table-cell>
        </table:table-row>
        <table:table-row table:style-name="ro6">
          <table:table-cell office:value-type="string">
            <text:p>Processing artist: The Lemonheads</text:p>
          </table:table-cell>
        </table:table-row>
        <table:table-row table:style-name="ro6">
          <table:table-cell office:value-type="string">
            <text:p>Processing artist: Linton Kwesi Johnson</text:p>
          </table:table-cell>
        </table:table-row>
        <table:table-row table:style-name="ro6">
          <table:table-cell office:value-type="string">
            <text:p>Processing artist: Madvillain</text:p>
          </table:table-cell>
        </table:table-row>
        <table:table-row table:style-name="ro6">
          <table:table-cell office:value-type="string">
            <text:p>Processing artist: Bill Monroe</text:p>
          </table:table-cell>
        </table:table-row>
        <table:table-row table:style-name="ro6">
          <table:table-cell office:value-type="string">
            <text:p>Processing artist: The Postal Service</text:p>
          </table:table-cell>
        </table:table-row>
        <table:table-row table:style-name="ro6">
          <table:table-cell office:value-type="string">
            <text:p>Processing artist: Sebadoh</text:p>
          </table:table-cell>
        </table:table-row>
        <table:table-row table:style-name="ro6">
          <table:table-cell office:value-type="string">
            <text:p>Processing artist: Fountains of Wayne</text:p>
          </table:table-cell>
        </table:table-row>
        <table:table-row table:style-name="ro6">
          <table:table-cell office:value-type="string">
            <text:p>Processing artist: Bessie Smith</text:p>
          </table:table-cell>
        </table:table-row>
        <table:table-row table:style-name="ro6">
          <table:table-cell office:value-type="string">
            <text:p>Processing artist: Nina Simone</text:p>
          </table:table-cell>
        </table:table-row>
        <table:table-row table:style-name="ro6">
          <table:table-cell office:value-type="string">
            <text:p>Processing artist: Low</text:p>
          </table:table-cell>
        </table:table-row>
        <table:table-row table:style-name="ro6">
          <table:table-cell office:value-type="string">
            <text:p>Processing artist: Jon Spencer Blues Explosion</text:p>
          </table:table-cell>
        </table:table-row>
        <table:table-row table:style-name="ro6">
          <table:table-cell office:value-type="string">
            <text:p>Processing artist: Raekwon</text:p>
          </table:table-cell>
        </table:table-row>
        <table:table-row table:style-name="ro6">
          <table:table-cell office:value-type="string">
            <text:p>Processing artist: Little Willie John</text:p>
          </table:table-cell>
        </table:table-row>
        <table:table-row table:style-name="ro6">
          <table:table-cell office:value-type="string">
            <text:p>Processing artist: The Teardrop Explodes</text:p>
          </table:table-cell>
        </table:table-row>
        <table:table-row table:style-name="ro6">
          <table:table-cell office:value-type="string">
            <text:p>Processing artist: Inner City</text:p>
          </table:table-cell>
        </table:table-row>
        <table:table-row table:style-name="ro6">
          <table:table-cell office:value-type="string">
            <text:p>Processing artist: The Saints</text:p>
          </table:table-cell>
        </table:table-row>
        <table:table-row table:style-name="ro6">
          <table:table-cell office:value-type="string">
            <text:p>Processing artist: N.E.R.D.</text:p>
          </table:table-cell>
        </table:table-row>
        <table:table-row table:style-name="ro6">
          <table:table-cell office:value-type="string">
            <text:p>Processing artist: Coolio</text:p>
          </table:table-cell>
        </table:table-row>
        <table:table-row table:style-name="ro6">
          <table:table-cell office:value-type="string">
            <text:p>Processing artist: !!!</text:p>
          </table:table-cell>
        </table:table-row>
        <table:table-row table:style-name="ro6">
          <table:table-cell office:value-type="string">
            <text:p>Processing artist: The Box Tops</text:p>
          </table:table-cell>
        </table:table-row>
        <table:table-row table:style-name="ro6">
          <table:table-cell office:value-type="string">
            <text:p>Processing artist: The Nitty Gritty Dirt Band</text:p>
          </table:table-cell>
        </table:table-row>
        <table:table-row table:style-name="ro6">
          <table:table-cell office:value-type="string">
            <text:p>Processing artist: Marty Robbins</text:p>
          </table:table-cell>
        </table:table-row>
        <table:table-row table:style-name="ro6">
          <table:table-cell office:value-type="string">
            <text:p>Processing artist: Average White Band</text:p>
          </table:table-cell>
        </table:table-row>
        <table:table-row table:style-name="ro6">
          <table:table-cell office:value-type="string">
            <text:p>Processing artist: Liars</text:p>
          </table:table-cell>
        </table:table-row>
        <table:table-row table:style-name="ro6">
          <table:table-cell office:value-type="string">
            <text:p>Processing artist: Black Rebel Motorcycle Club</text:p>
          </table:table-cell>
        </table:table-row>
        <table:table-row table:style-name="ro6">
          <table:table-cell office:value-type="string">
            <text:p>Processing artist: The Beta Band</text:p>
          </table:table-cell>
        </table:table-row>
        <table:table-row table:style-name="ro6">
          <table:table-cell office:value-type="string">
            <text:p>Processing artist: Glenn Miller</text:p>
          </table:table-cell>
        </table:table-row>
        <table:table-row table:style-name="ro6">
          <table:table-cell office:value-type="string">
            <text:p>Processing artist: Maximo Park</text:p>
          </table:table-cell>
        </table:table-row>
        <table:table-row table:style-name="ro6">
          <table:table-cell office:value-type="string">
            <text:p>Processing artist: Lester Young</text:p>
          </table:table-cell>
        </table:table-row>
        <table:table-row table:style-name="ro6">
          <table:table-cell office:value-type="string">
            <text:p>Processing artist: Röyksopp</text:p>
          </table:table-cell>
        </table:table-row>
        <table:table-row table:style-name="ro6">
          <table:table-cell office:value-type="string">
            <text:p>Processing artist: The Associates</text:p>
          </table:table-cell>
        </table:table-row>
        <table:table-row table:style-name="ro6">
          <table:table-cell office:value-type="string">
            <text:p>Processing artist: Gloria Gaynor</text:p>
          </table:table-cell>
        </table:table-row>
        <table:table-row table:style-name="ro6">
          <table:table-cell office:value-type="string">
            <text:p>Processing artist: Screamin' Jay Hawkins</text:p>
          </table:table-cell>
        </table:table-row>
        <table:table-row table:style-name="ro6">
          <table:table-cell office:value-type="string">
            <text:p>Processing artist: Destroyer</text:p>
          </table:table-cell>
        </table:table-row>
        <table:table-row table:style-name="ro6">
          <table:table-cell office:value-type="string">
            <text:p>Processing artist: Matthew Sweet</text:p>
          </table:table-cell>
        </table:table-row>
        <table:table-row table:style-name="ro6">
          <table:table-cell office:value-type="string">
            <text:p>Processing artist: Ol' Dirty Bastard</text:p>
          </table:table-cell>
        </table:table-row>
        <table:table-row table:style-name="ro6">
          <table:table-cell office:value-type="string">
            <text:p>Processing artist: Sister Sledge</text:p>
          </table:table-cell>
        </table:table-row>
        <table:table-row table:style-name="ro6">
          <table:table-cell office:value-type="string">
            <text:p>Processing artist: A Guy Called Gerald</text:p>
          </table:table-cell>
        </table:table-row>
        <table:table-row table:style-name="ro6">
          <table:table-cell office:value-type="string">
            <text:p>Processing artist: Anita Baker</text:p>
          </table:table-cell>
        </table:table-row>
        <table:table-row table:style-name="ro6">
          <table:table-cell office:value-type="string">
            <text:p>Processing artist: Fehlfarben</text:p>
          </table:table-cell>
        </table:table-row>
        <table:table-row table:style-name="ro6">
          <table:table-cell office:value-type="string">
            <text:p>Processing artist: Butthole Surfers</text:p>
          </table:table-cell>
        </table:table-row>
        <table:table-row table:style-name="ro6">
          <table:table-cell office:value-type="string">
            <text:p>Processing artist: Mobb Deep</text:p>
          </table:table-cell>
        </table:table-row>
        <table:table-row table:style-name="ro6">
          <table:table-cell office:value-type="string">
            <text:p>Processing artist: John Prine</text:p>
          </table:table-cell>
        </table:table-row>
        <table:table-row table:style-name="ro6">
          <table:table-cell office:value-type="string">
            <text:p>Processing artist: Young Marble Giants</text:p>
          </table:table-cell>
        </table:table-row>
        <table:table-row table:style-name="ro6">
          <table:table-cell office:value-type="string">
            <text:p>Processing artist: Stiff Little Fingers</text:p>
          </table:table-cell>
        </table:table-row>
        <table:table-row table:style-name="ro6">
          <table:table-cell office:value-type="string">
            <text:p>Processing artist: Pat Metheny</text:p>
          </table:table-cell>
        </table:table-row>
        <table:table-row table:style-name="ro6">
          <table:table-cell office:value-type="string">
            <text:p>Processing artist: Lambert, Hendricks and Ross</text:p>
          </table:table-cell>
        </table:table-row>
        <table:table-row table:style-name="ro6">
          <table:table-cell office:value-type="string">
            <text:p>Processing artist: EPMD</text:p>
          </table:table-cell>
        </table:table-row>
        <table:table-row table:style-name="ro6">
          <table:table-cell office:value-type="string">
            <text:p>Processing artist: The Penguins</text:p>
          </table:table-cell>
        </table:table-row>
        <table:table-row table:style-name="ro6">
          <table:table-cell office:value-type="string">
            <text:p>Processing artist: Stereo MC's</text:p>
          </table:table-cell>
        </table:table-row>
        <table:table-row table:style-name="ro6">
          <table:table-cell office:value-type="string">
            <text:p>Processing artist: Norah Jones</text:p>
          </table:table-cell>
        </table:table-row>
        <table:table-row table:style-name="ro6">
          <table:table-cell office:value-type="string">
            <text:p>Processing artist: Kelly Clarkson</text:p>
          </table:table-cell>
        </table:table-row>
        <table:table-row table:style-name="ro6">
          <table:table-cell office:value-type="string">
            <text:p>Processing artist: The Dream Syndicate</text:p>
          </table:table-cell>
        </table:table-row>
        <table:table-row table:style-name="ro6">
          <table:table-cell office:value-type="string">
            <text:p>Processing artist: Spirit</text:p>
          </table:table-cell>
        </table:table-row>
        <table:table-row table:style-name="ro6">
          <table:table-cell office:value-type="string">
            <text:p>Processing artist: Gene Autry</text:p>
          </table:table-cell>
        </table:table-row>
        <table:table-row table:style-name="ro6">
          <table:table-cell office:value-type="string">
            <text:p>Processing artist: David Crosby</text:p>
          </table:table-cell>
        </table:table-row>
        <table:table-row table:style-name="ro6">
          <table:table-cell office:value-type="string">
            <text:p>Processing artist: Jackie Brenston</text:p>
          </table:table-cell>
        </table:table-row>
        <table:table-row table:style-name="ro6">
          <table:table-cell office:value-type="string">
            <text:p>Processing artist: Method Man</text:p>
          </table:table-cell>
        </table:table-row>
        <table:table-row table:style-name="ro6">
          <table:table-cell office:value-type="string">
            <text:p>Processing artist: The Black Crowes</text:p>
          </table:table-cell>
        </table:table-row>
        <table:table-row table:style-name="ro6">
          <table:table-cell office:value-type="string">
            <text:p>Processing artist: The Art Ensemble of Chicago</text:p>
          </table:table-cell>
        </table:table-row>
        <table:table-row table:style-name="ro6">
          <table:table-cell office:value-type="string">
            <text:p>Processing artist: Supertramp</text:p>
          </table:table-cell>
        </table:table-row>
        <table:table-row table:style-name="ro6">
          <table:table-cell office:value-type="string">
            <text:p>Processing artist: Joao Gilberto</text:p>
          </table:table-cell>
        </table:table-row>
        <table:table-row table:style-name="ro6">
          <table:table-cell office:value-type="string">
            <text:p>Processing artist: Everything But the Girl</text:p>
          </table:table-cell>
        </table:table-row>
        <table:table-row table:style-name="ro6">
          <table:table-cell office:value-type="string">
            <text:p>Processing artist: Sting</text:p>
          </table:table-cell>
        </table:table-row>
        <table:table-row table:style-name="ro6">
          <table:table-cell office:value-type="string">
            <text:p>Processing artist: Bobby Darin</text:p>
          </table:table-cell>
        </table:table-row>
        <table:table-row table:style-name="ro6">
          <table:table-cell office:value-type="string">
            <text:p>Processing artist: Link Wray</text:p>
          </table:table-cell>
        </table:table-row>
        <table:table-row table:style-name="ro6">
          <table:table-cell office:value-type="string">
            <text:p>Processing artist: Rob Base &amp; DJ E-Z Rock</text:p>
          </table:table-cell>
        </table:table-row>
        <table:table-row table:style-name="ro6">
          <table:table-cell office:value-type="string">
            <text:p>Processing artist: The Only Ones</text:p>
          </table:table-cell>
        </table:table-row>
        <table:table-row table:style-name="ro6">
          <table:table-cell office:value-type="string">
            <text:p>Processing artist: Yoko Ono</text:p>
          </table:table-cell>
        </table:table-row>
        <table:table-row table:style-name="ro6">
          <table:table-cell office:value-type="string">
            <text:p>Processing artist: The Staple Singers</text:p>
          </table:table-cell>
        </table:table-row>
        <table:table-row table:style-name="ro6">
          <table:table-cell office:value-type="string">
            <text:p>Processing artist: Edwin Starr</text:p>
          </table:table-cell>
        </table:table-row>
        <table:table-row table:style-name="ro6">
          <table:table-cell office:value-type="string">
            <text:p>Processing artist: Youssou N'Dour</text:p>
          </table:table-cell>
        </table:table-row>
        <table:table-row table:style-name="ro6">
          <table:table-cell office:value-type="string">
            <text:p>Processing artist: The Futureheads</text:p>
          </table:table-cell>
        </table:table-row>
        <table:table-row table:style-name="ro6">
          <table:table-cell office:value-type="string">
            <text:p>Processing artist: Jackie McLean</text:p>
          </table:table-cell>
        </table:table-row>
        <table:table-row table:style-name="ro6">
          <table:table-cell office:value-type="string">
            <text:p>Processing artist: McCoy Tyner</text:p>
          </table:table-cell>
        </table:table-row>
        <table:table-row table:style-name="ro6">
          <table:table-cell office:value-type="string">
            <text:p>Processing artist: Wilbert Harrison</text:p>
          </table:table-cell>
        </table:table-row>
        <table:table-row table:style-name="ro6">
          <table:table-cell office:value-type="string">
            <text:p>Processing artist: Fats Waller</text:p>
          </table:table-cell>
        </table:table-row>
        <table:table-row table:style-name="ro6">
          <table:table-cell office:value-type="string">
            <text:p>Processing artist: Elmore James</text:p>
          </table:table-cell>
        </table:table-row>
        <table:table-row table:style-name="ro6">
          <table:table-cell office:value-type="string">
            <text:p>Processing artist: Stardust</text:p>
          </table:table-cell>
        </table:table-row>
        <table:table-row table:style-name="ro6">
          <table:table-cell office:value-type="string">
            <text:p>Processing artist: James Carr</text:p>
          </table:table-cell>
        </table:table-row>
        <table:table-row table:style-name="ro6">
          <table:table-cell office:value-type="string">
            <text:p>Processing artist: Doug E. Fresh</text:p>
          </table:table-cell>
        </table:table-row>
        <table:table-row table:style-name="ro6">
          <table:table-cell office:value-type="string">
            <text:p>Processing artist: Uncle Tupelo</text:p>
          </table:table-cell>
        </table:table-row>
        <table:table-row table:style-name="ro6">
          <table:table-cell office:value-type="string">
            <text:p>Processing artist: Bad Company</text:p>
          </table:table-cell>
        </table:table-row>
        <table:table-row table:style-name="ro6">
          <table:table-cell office:value-type="string">
            <text:p>Processing artist: Marianne Faithfull</text:p>
          </table:table-cell>
        </table:table-row>
        <table:table-row table:style-name="ro6">
          <table:table-cell office:value-type="string">
            <text:p>Processing artist: Neko Case</text:p>
          </table:table-cell>
        </table:table-row>
        <table:table-row table:style-name="ro6">
          <table:table-cell office:value-type="string">
            <text:p>Processing artist: Shania Twain</text:p>
          </table:table-cell>
        </table:table-row>
        <table:table-row table:style-name="ro6">
          <table:table-cell office:value-type="string">
            <text:p>Processing artist: Sublime</text:p>
          </table:table-cell>
        </table:table-row>
        <table:table-row table:style-name="ro6">
          <table:table-cell office:value-type="string">
            <text:p>Processing artist: Jimmy Reed</text:p>
          </table:table-cell>
        </table:table-row>
        <table:table-row table:style-name="ro6">
          <table:table-cell office:value-type="string">
            <text:p>Processing artist: Aztec Camera</text:p>
          </table:table-cell>
        </table:table-row>
        <table:table-row table:style-name="ro6">
          <table:table-cell office:value-type="string">
            <text:p>Processing artist: PM Dawn</text:p>
          </table:table-cell>
        </table:table-row>
        <table:table-row table:style-name="ro6">
          <table:table-cell office:value-type="string">
            <text:p>Processing artist: Steve Reich</text:p>
          </table:table-cell>
        </table:table-row>
        <table:table-row table:style-name="ro6">
          <table:table-cell office:value-type="string">
            <text:p>Processing artist: Slade</text:p>
          </table:table-cell>
        </table:table-row>
        <table:table-row table:style-name="ro6">
          <table:table-cell office:value-type="string">
            <text:p>Processing artist: Bobbie Gentry</text:p>
          </table:table-cell>
        </table:table-row>
        <table:table-row table:style-name="ro6">
          <table:table-cell office:value-type="string">
            <text:p>Processing artist: The Original Soundtrack</text:p>
          </table:table-cell>
        </table:table-row>
        <table:table-row table:style-name="ro6">
          <table:table-cell office:value-type="string">
            <text:p>Processing artist: The Soft Boys</text:p>
          </table:table-cell>
        </table:table-row>
        <table:table-row table:style-name="ro6">
          <table:table-cell office:value-type="string">
            <text:p>Processing artist: "Tennessee" Ernie Ford</text:p>
          </table:table-cell>
        </table:table-row>
        <table:table-row table:style-name="ro6">
          <table:table-cell office:value-type="string">
            <text:p>Processing artist: Little Eva</text:p>
          </table:table-cell>
        </table:table-row>
        <table:table-row table:style-name="ro6">
          <table:table-cell office:value-type="string">
            <text:p>Processing artist: Black Uhuru</text:p>
          </table:table-cell>
        </table:table-row>
        <table:table-row table:style-name="ro6">
          <table:table-cell office:value-type="string">
            <text:p>Processing artist: Electric Six</text:p>
          </table:table-cell>
        </table:table-row>
        <table:table-row table:style-name="ro6">
          <table:table-cell office:value-type="string">
            <text:p>Processing artist: Autechre</text:p>
          </table:table-cell>
        </table:table-row>
        <table:table-row table:style-name="ro6">
          <table:table-cell office:value-type="string">
            <text:p>Processing artist: The Chi-Lites</text:p>
          </table:table-cell>
        </table:table-row>
        <table:table-row table:style-name="ro6">
          <table:table-cell office:value-type="string">
            <text:p>Processing artist: The Cramps</text:p>
          </table:table-cell>
        </table:table-row>
        <table:table-row table:style-name="ro6">
          <table:table-cell office:value-type="string">
            <text:p>Processing artist: Barbra Streisand</text:p>
          </table:table-cell>
        </table:table-row>
        <table:table-row table:style-name="ro6">
          <table:table-cell office:value-type="string">
            <text:p>Processing artist: Diana Ross</text:p>
          </table:table-cell>
        </table:table-row>
        <table:table-row table:style-name="ro6">
          <table:table-cell office:value-type="string">
            <text:p>Processing artist: Cliff Richard</text:p>
          </table:table-cell>
        </table:table-row>
        <table:table-row table:style-name="ro6">
          <table:table-cell office:value-type="string">
            <text:p>Processing artist: The Raincoats</text:p>
          </table:table-cell>
        </table:table-row>
        <table:table-row table:style-name="ro6">
          <table:table-cell office:value-type="string">
            <text:p>Processing artist: Korn</text:p>
          </table:table-cell>
        </table:table-row>
        <table:table-row table:style-name="ro6">
          <table:table-cell office:value-type="string">
            <text:p>Processing artist: Palace Brothers</text:p>
          </table:table-cell>
        </table:table-row>
        <table:table-row table:style-name="ro6">
          <table:table-cell office:value-type="string">
            <text:p>Processing artist: Le Mystère des Voix Bulgares</text:p>
          </table:table-cell>
        </table:table-row>
        <table:table-row table:style-name="ro6">
          <table:table-cell office:value-type="string">
            <text:p>Processing artist: M/A/R/R/S</text:p>
          </table:table-cell>
        </table:table-row>
        <table:table-row table:style-name="ro6">
          <table:table-cell office:value-type="string">
            <text:p>Processing artist: John Zorn</text:p>
          </table:table-cell>
        </table:table-row>
        <table:table-row table:style-name="ro6">
          <table:table-cell office:value-type="string">
            <text:p>Processing artist: Junior Wells' Chicago Blues Band</text:p>
          </table:table-cell>
        </table:table-row>
        <table:table-row table:style-name="ro6">
          <table:table-cell office:value-type="string">
            <text:p>Processing artist: Phil Collins</text:p>
          </table:table-cell>
        </table:table-row>
        <table:table-row table:style-name="ro6">
          <table:table-cell office:value-type="string">
            <text:p>Processing artist: Tangerine Dream</text:p>
          </table:table-cell>
        </table:table-row>
        <table:table-row table:style-name="ro6">
          <table:table-cell office:value-type="string">
            <text:p>Processing artist: Freda Payne</text:p>
          </table:table-cell>
        </table:table-row>
        <table:table-row table:style-name="ro6">
          <table:table-cell office:value-type="string">
            <text:p>Processing artist: Pete Rock and CL Smooth</text:p>
          </table:table-cell>
        </table:table-row>
        <table:table-row table:style-name="ro6">
          <table:table-cell office:value-type="string">
            <text:p>Processing artist: Gwen Stefani</text:p>
          </table:table-cell>
        </table:table-row>
        <table:table-row table:style-name="ro6">
          <table:table-cell office:value-type="string">
            <text:p>Processing artist: L7</text:p>
          </table:table-cell>
        </table:table-row>
        <table:table-row table:style-name="ro6">
          <table:table-cell office:value-type="string">
            <text:p>Processing artist: Merle Haggard</text:p>
          </table:table-cell>
        </table:table-row>
        <table:table-row table:style-name="ro6">
          <table:table-cell office:value-type="string">
            <text:p>Processing artist: Grandaddy</text:p>
          </table:table-cell>
        </table:table-row>
        <table:table-row table:style-name="ro6">
          <table:table-cell office:value-type="string">
            <text:p>Processing artist: Van Dyke Parks</text:p>
          </table:table-cell>
        </table:table-row>
        <table:table-row table:style-name="ro6">
          <table:table-cell office:value-type="string">
            <text:p>Processing artist: Sepultura</text:p>
          </table:table-cell>
        </table:table-row>
        <table:table-row table:style-name="ro6">
          <table:table-cell office:value-type="string">
            <text:p>Processing artist: The Walker Brothers</text:p>
          </table:table-cell>
        </table:table-row>
        <table:table-row table:style-name="ro6">
          <table:table-cell office:value-type="string">
            <text:p>Processing artist: Alexander Skip Spence</text:p>
          </table:table-cell>
        </table:table-row>
        <table:table-row table:style-name="ro6">
          <table:table-cell office:value-type="string">
            <text:p>Processing artist: Caetano Veloso</text:p>
          </table:table-cell>
        </table:table-row>
        <table:table-row table:style-name="ro6">
          <table:table-cell office:value-type="string">
            <text:p>Processing artist: Sam the Sham and The Pharaos</text:p>
          </table:table-cell>
        </table:table-row>
        <table:table-row table:style-name="ro6">
          <table:table-cell office:value-type="string">
            <text:p>Processing artist: Gene Chandler</text:p>
          </table:table-cell>
        </table:table-row>
        <table:table-row table:style-name="ro6">
          <table:table-cell office:value-type="string">
            <text:p>Processing artist: The Residents</text:p>
          </table:table-cell>
        </table:table-row>
        <table:table-row table:style-name="ro6">
          <table:table-cell office:value-type="string">
            <text:p>Processing artist: Fiona Apple</text:p>
          </table:table-cell>
        </table:table-row>
        <table:table-row table:style-name="ro6">
          <table:table-cell office:value-type="string">
            <text:p>Processing artist: Junior Boys</text:p>
          </table:table-cell>
        </table:table-row>
        <table:table-row table:style-name="ro6">
          <table:table-cell office:value-type="string">
            <text:p>Processing artist: Naughty by Nature</text:p>
          </table:table-cell>
        </table:table-row>
        <table:table-row table:style-name="ro6">
          <table:table-cell office:value-type="string">
            <text:p>Processing artist: Killing Joke</text:p>
          </table:table-cell>
        </table:table-row>
        <table:table-row table:style-name="ro6">
          <table:table-cell office:value-type="string">
            <text:p>Processing artist: Gary Numan</text:p>
          </table:table-cell>
        </table:table-row>
        <table:table-row table:style-name="ro6">
          <table:table-cell office:value-type="string">
            <text:p>Processing artist: Fred Neil</text:p>
          </table:table-cell>
        </table:table-row>
        <table:table-row table:style-name="ro6">
          <table:table-cell office:value-type="string">
            <text:p>Processing artist: The Pharcyde</text:p>
          </table:table-cell>
        </table:table-row>
        <table:table-row table:style-name="ro6">
          <table:table-cell office:value-type="string">
            <text:p>Processing artist: Gene Clark</text:p>
          </table:table-cell>
        </table:table-row>
        <table:table-row table:style-name="ro6">
          <table:table-cell office:value-type="string">
            <text:p>Processing artist: Camper Van Beethoven</text:p>
          </table:table-cell>
        </table:table-row>
        <table:table-row table:style-name="ro6">
          <table:table-cell office:value-type="string">
            <text:p>Processing artist: Beth Orton</text:p>
          </table:table-cell>
        </table:table-row>
        <table:table-row table:style-name="ro6">
          <table:table-cell office:value-type="string">
            <text:p>Processing artist: The Sonics</text:p>
          </table:table-cell>
        </table:table-row>
        <table:table-row table:style-name="ro6">
          <table:table-cell office:value-type="string">
            <text:p>Processing artist: This Mortal Coil</text:p>
          </table:table-cell>
        </table:table-row>
        <table:table-row table:style-name="ro6">
          <table:table-cell office:value-type="string">
            <text:p>Processing artist: Cowboy Junkies</text:p>
          </table:table-cell>
        </table:table-row>
        <table:table-row table:style-name="ro6">
          <table:table-cell office:value-type="string">
            <text:p>Processing artist: Ricky Nelson</text:p>
          </table:table-cell>
        </table:table-row>
        <table:table-row table:style-name="ro6">
          <table:table-cell office:value-type="string">
            <text:p>Processing artist: The Weavers</text:p>
          </table:table-cell>
        </table:table-row>
        <table:table-row table:style-name="ro6">
          <table:table-cell office:value-type="string">
            <text:p>Processing artist: The Microphones</text:p>
          </table:table-cell>
        </table:table-row>
        <table:table-row table:style-name="ro6">
          <table:table-cell office:value-type="string">
            <text:p>Processing artist: Foreigner</text:p>
          </table:table-cell>
        </table:table-row>
        <table:table-row table:style-name="ro6">
          <table:table-cell office:value-type="string">
            <text:p>Processing artist: Bauhaus</text:p>
          </table:table-cell>
        </table:table-row>
        <table:table-row table:style-name="ro6">
          <table:table-cell office:value-type="string">
            <text:p>Processing artist: The Last Poets</text:p>
          </table:table-cell>
        </table:table-row>
        <table:table-row table:style-name="ro6">
          <table:table-cell office:value-type="string">
            <text:p>Processing artist: Syd Barrett</text:p>
          </table:table-cell>
        </table:table-row>
        <table:table-row table:style-name="ro6">
          <table:table-cell office:value-type="string">
            <text:p>Processing artist: Wolf Parade</text:p>
          </table:table-cell>
        </table:table-row>
        <table:table-row table:style-name="ro6">
          <table:table-cell office:value-type="string">
            <text:p>Processing artist: Terry Riley</text:p>
          </table:table-cell>
        </table:table-row>
        <table:table-row table:style-name="ro6">
          <table:table-cell office:value-type="string">
            <text:p>Processing artist: The Coral</text:p>
          </table:table-cell>
        </table:table-row>
        <table:table-row table:style-name="ro6">
          <table:table-cell office:value-type="string">
            <text:p>Processing artist: Marilyn Manson</text:p>
          </table:table-cell>
        </table:table-row>
        <table:table-row table:style-name="ro6">
          <table:table-cell office:value-type="string">
            <text:p>Processing artist: Ash</text:p>
          </table:table-cell>
        </table:table-row>
        <table:table-row table:style-name="ro6">
          <table:table-cell office:value-type="string">
            <text:p>Processing artist: Pentangle</text:p>
          </table:table-cell>
        </table:table-row>
        <table:table-row table:style-name="ro6">
          <table:table-cell office:value-type="string">
            <text:p>Processing artist: Freddie Hubbard</text:p>
          </table:table-cell>
        </table:table-row>
        <table:table-row table:style-name="ro6">
          <table:table-cell office:value-type="string">
            <text:p>Processing artist: Busta Rhymes</text:p>
          </table:table-cell>
        </table:table-row>
        <table:table-row table:style-name="ro6">
          <table:table-cell office:value-type="string">
            <text:p>Processing artist: Mary Wells</text:p>
          </table:table-cell>
        </table:table-row>
        <table:table-row table:style-name="ro6">
          <table:table-cell office:value-type="string">
            <text:p>Processing artist: Steve Harley &amp; Cockney Rebel</text:p>
          </table:table-cell>
        </table:table-row>
        <table:table-row table:style-name="ro6">
          <table:table-cell office:value-type="string">
            <text:p>Processing artist: Waylon Jennings</text:p>
          </table:table-cell>
        </table:table-row>
        <table:table-row table:style-name="ro6">
          <table:table-cell office:value-type="string">
            <text:p>Processing artist: Carly Simon</text:p>
          </table:table-cell>
        </table:table-row>
        <table:table-row table:style-name="ro6">
          <table:table-cell office:value-type="string">
            <text:p>Processing artist: Nusrat Fateh Ali Khan</text:p>
          </table:table-cell>
        </table:table-row>
        <table:table-row table:style-name="ro6">
          <table:table-cell office:value-type="string">
            <text:p>Processing artist: Mos Def</text:p>
          </table:table-cell>
        </table:table-row>
        <table:table-row table:style-name="ro6">
          <table:table-cell office:value-type="string">
            <text:p>Processing artist: Journey</text:p>
          </table:table-cell>
        </table:table-row>
        <table:table-row table:style-name="ro6">
          <table:table-cell office:value-type="string">
            <text:p>Processing artist: Country Joe &amp; The Fish</text:p>
          </table:table-cell>
        </table:table-row>
        <table:table-row table:style-name="ro6">
          <table:table-cell office:value-type="string">
            <text:p>Processing artist: The Screaming Trees</text:p>
          </table:table-cell>
        </table:table-row>
        <table:table-row table:style-name="ro6">
          <table:table-cell office:value-type="string">
            <text:p>Processing artist: Aimee Mann</text:p>
          </table:table-cell>
        </table:table-row>
        <table:table-row table:style-name="ro6">
          <table:table-cell office:value-type="string">
            <text:p>Processing artist: LaVern Baker</text:p>
          </table:table-cell>
        </table:table-row>
        <table:table-row table:style-name="ro6">
          <table:table-cell office:value-type="string">
            <text:p>Processing artist: Oscar Peterson</text:p>
          </table:table-cell>
        </table:table-row>
        <table:table-row table:style-name="ro6">
          <table:table-cell office:value-type="string">
            <text:p>Processing artist: The Sisters of Mercy</text:p>
          </table:table-cell>
        </table:table-row>
        <table:table-row table:style-name="ro6">
          <table:table-cell office:value-type="string">
            <text:p>Processing artist: Dinah Washington</text:p>
          </table:table-cell>
        </table:table-row>
        <table:table-row table:style-name="ro6">
          <table:table-cell office:value-type="string">
            <text:p>Processing artist: Drive-By Truckers</text:p>
          </table:table-cell>
        </table:table-row>
        <table:table-row table:style-name="ro6">
          <table:table-cell office:value-type="string">
            <text:p>Processing artist: Blackstreet</text:p>
          </table:table-cell>
        </table:table-row>
        <table:table-row table:style-name="ro6">
          <table:table-cell office:value-type="string">
            <text:p>Processing artist: Calexico</text:p>
          </table:table-cell>
        </table:table-row>
        <table:table-row table:style-name="ro6">
          <table:table-cell office:value-type="string">
            <text:p>Processing artist: Prefuse 73</text:p>
          </table:table-cell>
        </table:table-row>
        <table:table-row table:style-name="ro6">
          <table:table-cell office:value-type="string">
            <text:p>Processing artist: The Raspberries</text:p>
          </table:table-cell>
        </table:table-row>
        <table:table-row table:style-name="ro6">
          <table:table-cell office:value-type="string">
            <text:p>Processing artist: Andrew Hill</text:p>
          </table:table-cell>
        </table:table-row>
        <table:table-row table:style-name="ro6">
          <table:table-cell office:value-type="string">
            <text:p>Processing artist: Anthony Braxton</text:p>
          </table:table-cell>
        </table:table-row>
        <table:table-row table:style-name="ro6">
          <table:table-cell office:value-type="string">
            <text:p>Processing artist: INXS</text:p>
          </table:table-cell>
        </table:table-row>
        <table:table-row table:style-name="ro6">
          <table:table-cell office:value-type="string">
            <text:p>Processing artist: Peter Frampton</text:p>
          </table:table-cell>
        </table:table-row>
        <table:table-row table:style-name="ro6">
          <table:table-cell office:value-type="string">
            <text:p>Processing artist: Gerry Mulligan</text:p>
          </table:table-cell>
        </table:table-row>
        <table:table-row table:style-name="ro6">
          <table:table-cell office:value-type="string">
            <text:p>Processing artist: Emerson, Lake &amp; Palmer</text:p>
          </table:table-cell>
        </table:table-row>
        <table:table-row table:style-name="ro6">
          <table:table-cell office:value-type="string">
            <text:p>Processing artist: Ride</text:p>
          </table:table-cell>
        </table:table-row>
        <table:table-row table:style-name="ro6">
          <table:table-cell office:value-type="string">
            <text:p>Processing artist: Heaven 17</text:p>
          </table:table-cell>
        </table:table-row>
        <table:table-row table:style-name="ro6">
          <table:table-cell office:value-type="string">
            <text:p>Processing artist: Fingers Inc.</text:p>
          </table:table-cell>
        </table:table-row>
        <table:table-row table:style-name="ro6">
          <table:table-cell office:value-type="string">
            <text:p>Processing artist: Sparklehorse</text:p>
          </table:table-cell>
        </table:table-row>
        <table:table-row table:style-name="ro6">
          <table:table-cell office:value-type="string">
            <text:p>Processing artist: The Marvelettes</text:p>
          </table:table-cell>
        </table:table-row>
        <table:table-row table:style-name="ro6">
          <table:table-cell office:value-type="string">
            <text:p>Processing artist: Funky Four Plus One</text:p>
          </table:table-cell>
        </table:table-row>
        <table:table-row table:style-name="ro6">
          <table:table-cell office:value-type="string">
            <text:p>Processing artist: Ray Price</text:p>
          </table:table-cell>
        </table:table-row>
        <table:table-row table:style-name="ro6">
          <table:table-cell office:value-type="string">
            <text:p>Processing artist: Hanson</text:p>
          </table:table-cell>
        </table:table-row>
        <table:table-row table:style-name="ro6">
          <table:table-cell office:value-type="string">
            <text:p>Processing artist: Geto Boys</text:p>
          </table:table-cell>
        </table:table-row>
        <table:table-row table:style-name="ro6">
          <table:table-cell office:value-type="string">
            <text:p>Processing artist: Salif Keita</text:p>
          </table:table-cell>
        </table:table-row>
        <table:table-row table:style-name="ro6">
          <table:table-cell office:value-type="string">
            <text:p>Processing artist: The Searchers</text:p>
          </table:table-cell>
        </table:table-row>
        <table:table-row table:style-name="ro6">
          <table:table-cell office:value-type="string">
            <text:p>Processing artist: Galaxie 500</text:p>
          </table:table-cell>
        </table:table-row>
        <table:table-row table:style-name="ro6">
          <table:table-cell office:value-type="string">
            <text:p>Processing artist: The Stranglers</text:p>
          </table:table-cell>
        </table:table-row>
        <table:table-row table:style-name="ro6">
          <table:table-cell office:value-type="string">
            <text:p>Processing artist: The Left Banke</text:p>
          </table:table-cell>
        </table:table-row>
        <table:table-row table:style-name="ro6">
          <table:table-cell office:value-type="string">
            <text:p>Processing artist: Buju Banton</text:p>
          </table:table-cell>
        </table:table-row>
        <table:table-row table:style-name="ro6">
          <table:table-cell office:value-type="string">
            <text:p>Processing artist: Jimmie Rodgers</text:p>
          </table:table-cell>
        </table:table-row>
        <table:table-row table:style-name="ro6">
          <table:table-cell office:value-type="string">
            <text:p>Processing artist: Daryl Hall and John Oates</text:p>
          </table:table-cell>
        </table:table-row>
        <table:table-row table:style-name="ro6">
          <table:table-cell office:value-type="string">
            <text:p>Processing artist: Disposable Heroes of Hiphoprisy</text:p>
          </table:table-cell>
        </table:table-row>
        <table:table-row table:style-name="ro6">
          <table:table-cell office:value-type="string">
            <text:p>Processing artist: Womack and Womack</text:p>
          </table:table-cell>
        </table:table-row>
        <table:table-row table:style-name="ro6">
          <table:table-cell office:value-type="string">
            <text:p>Processing artist: New Radicals</text:p>
          </table:table-cell>
        </table:table-row>
        <table:table-row table:style-name="ro6">
          <table:table-cell office:value-type="string">
            <text:p>Processing artist: Nancy Sinatra</text:p>
          </table:table-cell>
        </table:table-row>
        <table:table-row table:style-name="ro6">
          <table:table-cell office:value-type="string">
            <text:p>Processing artist: Willie Mae "Big Mama" Thornton</text:p>
          </table:table-cell>
        </table:table-row>
        <table:table-row table:style-name="ro6">
          <table:table-cell office:value-type="string">
            <text:p>Processing artist: Urge Overkill</text:p>
          </table:table-cell>
        </table:table-row>
        <table:table-row table:style-name="ro6">
          <table:table-cell office:value-type="string">
            <text:p>Processing artist: Milt Jackson</text:p>
          </table:table-cell>
        </table:table-row>
        <table:table-row table:style-name="ro6">
          <table:table-cell office:value-type="string">
            <text:p>Processing artist: Bunny Wailer</text:p>
          </table:table-cell>
        </table:table-row>
        <table:table-row table:style-name="ro6">
          <table:table-cell office:value-type="string">
            <text:p>Processing artist: Marshall Crenshaw</text:p>
          </table:table-cell>
        </table:table-row>
        <table:table-row table:style-name="ro6">
          <table:table-cell office:value-type="string">
            <text:p>Processing artist: Robert Cray Band</text:p>
          </table:table-cell>
        </table:table-row>
        <table:table-row table:style-name="ro6">
          <table:table-cell office:value-type="string">
            <text:p>Processing artist: Junior Senior</text:p>
          </table:table-cell>
        </table:table-row>
        <table:table-row table:style-name="ro6">
          <table:table-cell office:value-type="string">
            <text:p>Processing artist: Magic Sam</text:p>
          </table:table-cell>
        </table:table-row>
        <table:table-row table:style-name="ro6">
          <table:table-cell office:value-type="string">
            <text:p>Processing artist: Art Tatum</text:p>
          </table:table-cell>
        </table:table-row>
        <table:table-row table:style-name="ro6">
          <table:table-cell office:value-type="string">
            <text:p>Processing artist: Bobby Fuller Four</text:p>
          </table:table-cell>
        </table:table-row>
        <table:table-row table:style-name="ro6">
          <table:table-cell office:value-type="string">
            <text:p>Processing artist: Usher</text:p>
          </table:table-cell>
        </table:table-row>
        <table:table-row table:style-name="ro6">
          <table:table-cell office:value-type="string">
            <text:p>Processing artist: House of Pain</text:p>
          </table:table-cell>
        </table:table-row>
        <table:table-row table:style-name="ro6">
          <table:table-cell office:value-type="string">
            <text:p>Processing artist: Four Tet</text:p>
          </table:table-cell>
        </table:table-row>
        <table:table-row table:style-name="ro6">
          <table:table-cell office:value-type="string">
            <text:p>Processing artist: Dismemberment Plan</text:p>
          </table:table-cell>
        </table:table-row>
        <table:table-row table:style-name="ro6">
          <table:table-cell office:value-type="string">
            <text:p>Processing artist: Fennesz</text:p>
          </table:table-cell>
        </table:table-row>
        <table:table-row table:style-name="ro6">
          <table:table-cell office:value-type="string">
            <text:p>Processing artist: Junior Murvin</text:p>
          </table:table-cell>
        </table:table-row>
        <table:table-row table:style-name="ro6">
          <table:table-cell office:value-type="string">
            <text:p>Processing artist: Lyle Lovett</text:p>
          </table:table-cell>
        </table:table-row>
        <table:table-row table:style-name="ro6">
          <table:table-cell office:value-type="string">
            <text:p>Processing artist: Toné Loc</text:p>
          </table:table-cell>
        </table:table-row>
        <table:table-row table:style-name="ro6">
          <table:table-cell office:value-type="string">
            <text:p>Processing artist: Jerry Butler</text:p>
          </table:table-cell>
        </table:table-row>
        <table:table-row table:style-name="ro6">
          <table:table-cell office:value-type="string">
            <text:p>Processing artist: Orange Juice</text:p>
          </table:table-cell>
        </table:table-row>
        <table:table-row table:style-name="ro6">
          <table:table-cell office:value-type="string">
            <text:p>Processing artist: En Vogue</text:p>
          </table:table-cell>
        </table:table-row>
        <table:table-row table:style-name="ro6">
          <table:table-cell office:value-type="string">
            <text:p>Processing artist: The United States of America</text:p>
          </table:table-cell>
        </table:table-row>
        <table:table-row table:style-name="ro6">
          <table:table-cell office:value-type="string">
            <text:p>Processing artist: Kings of Leon</text:p>
          </table:table-cell>
        </table:table-row>
        <table:table-row table:style-name="ro6">
          <table:table-cell office:value-type="string">
            <text:p>Processing artist: Roberta Flack</text:p>
          </table:table-cell>
        </table:table-row>
        <table:table-row table:style-name="ro6">
          <table:table-cell office:value-type="string">
            <text:p>Processing artist: Dr. Octagon</text:p>
          </table:table-cell>
        </table:table-row>
        <table:table-row table:style-name="ro6">
          <table:table-cell office:value-type="string">
            <text:p>Processing artist: George Clinton</text:p>
          </table:table-cell>
        </table:table-row>
        <table:table-row table:style-name="ro6">
          <table:table-cell office:value-type="string">
            <text:p>Processing artist: Bill Doggett</text:p>
          </table:table-cell>
        </table:table-row>
        <table:table-row table:style-name="ro6">
          <table:table-cell office:value-type="string">
            <text:p>Processing artist: Jill Scott</text:p>
          </table:table-cell>
        </table:table-row>
        <table:table-row table:style-name="ro6">
          <table:table-cell office:value-type="string">
            <text:p>Processing artist: Peter Brötzmann</text:p>
          </table:table-cell>
        </table:table-row>
        <table:table-row table:style-name="ro6">
          <table:table-cell office:value-type="string">
            <text:p>Processing artist: Les Paul &amp; Mary Ford</text:p>
          </table:table-cell>
        </table:table-row>
        <table:table-row table:style-name="ro6">
          <table:table-cell office:value-type="string">
            <text:p>Processing artist: Ween</text:p>
          </table:table-cell>
        </table:table-row>
        <table:table-row table:style-name="ro6">
          <table:table-cell office:value-type="string">
            <text:p>Processing artist: Mary Margaret O'Hara</text:p>
          </table:table-cell>
        </table:table-row>
        <table:table-row table:style-name="ro6">
          <table:table-cell office:value-type="string">
            <text:p>Processing artist: Hot Hot Heat</text:p>
          </table:table-cell>
        </table:table-row>
        <table:table-row table:style-name="ro6">
          <table:table-cell office:value-type="string">
            <text:p>Processing artist: Chaka Khan</text:p>
          </table:table-cell>
        </table:table-row>
        <table:table-row table:style-name="ro6">
          <table:table-cell office:value-type="string">
            <text:p>Processing artist: Blind Faith</text:p>
          </table:table-cell>
        </table:table-row>
        <table:table-row table:style-name="ro6">
          <table:table-cell office:value-type="string">
            <text:p>Processing artist: Isolee</text:p>
          </table:table-cell>
        </table:table-row>
        <table:table-row table:style-name="ro6">
          <table:table-cell office:value-type="string">
            <text:p>Processing artist: The Pretty Things</text:p>
          </table:table-cell>
        </table:table-row>
        <table:table-row table:style-name="ro6">
          <table:table-cell office:value-type="string">
            <text:p>Processing artist: Tim Hardin</text:p>
          </table:table-cell>
        </table:table-row>
        <table:table-row table:style-name="ro6">
          <table:table-cell office:value-type="string">
            <text:p>Processing artist: Muse</text:p>
          </table:table-cell>
        </table:table-row>
        <table:table-row table:style-name="ro6">
          <table:table-cell office:value-type="string">
            <text:p>Processing artist: Coleman Hawkins</text:p>
          </table:table-cell>
        </table:table-row>
        <table:table-row table:style-name="ro6">
          <table:table-cell office:value-type="string">
            <text:p>Processing artist: Ultramagnetic MCs</text:p>
          </table:table-cell>
        </table:table-row>
        <table:table-row table:style-name="ro6">
          <table:table-cell office:value-type="string">
            <text:p>Processing artist: Steve Winwood</text:p>
          </table:table-cell>
        </table:table-row>
        <table:table-row table:style-name="ro6">
          <table:table-cell office:value-type="string">
            <text:p>Processing artist: Anita O'Day</text:p>
          </table:table-cell>
        </table:table-row>
        <table:table-row table:style-name="ro6">
          <table:table-cell office:value-type="string">
            <text:p>Processing artist: Clap Your Hands Say Yeah</text:p>
          </table:table-cell>
        </table:table-row>
        <table:table-row table:style-name="ro6">
          <table:table-cell office:value-type="string">
            <text:p>Processing artist: Veruca Salt</text:p>
          </table:table-cell>
        </table:table-row>
        <table:table-row table:style-name="ro6">
          <table:table-cell office:value-type="string">
            <text:p>Processing artist: Paul Weller</text:p>
          </table:table-cell>
        </table:table-row>
        <table:table-row table:style-name="ro6">
          <table:table-cell office:value-type="string">
            <text:p>Processing artist: Pantera</text:p>
          </table:table-cell>
        </table:table-row>
        <table:table-row table:style-name="ro6">
          <table:table-cell office:value-type="string">
            <text:p>Processing artist: Billy Idol</text:p>
          </table:table-cell>
        </table:table-row>
        <table:table-row table:style-name="ro6">
          <table:table-cell office:value-type="string">
            <text:p>Processing artist: Manitoba</text:p>
          </table:table-cell>
        </table:table-row>
        <table:table-row table:style-name="ro6">
          <table:table-cell office:value-type="string">
            <text:p>Processing artist: The Magic Numbers</text:p>
          </table:table-cell>
        </table:table-row>
        <table:table-row table:style-name="ro6">
          <table:table-cell office:value-type="string">
            <text:p>Processing artist: Planxty</text:p>
          </table:table-cell>
        </table:table-row>
        <table:table-row table:style-name="ro6">
          <table:table-cell office:value-type="string">
            <text:p>Processing artist: Social Distortion</text:p>
          </table:table-cell>
        </table:table-row>
        <table:table-row table:style-name="ro6">
          <table:table-cell office:value-type="string">
            <text:p>Processing artist: Damien Rice</text:p>
          </table:table-cell>
        </table:table-row>
        <table:table-row table:style-name="ro6">
          <table:table-cell office:value-type="string">
            <text:p>Processing artist: Genius/GZA</text:p>
          </table:table-cell>
        </table:table-row>
        <table:table-row table:style-name="ro6">
          <table:table-cell office:value-type="string">
            <text:p>Processing artist: Chet Baker</text:p>
          </table:table-cell>
        </table:table-row>
        <table:table-row table:style-name="ro6">
          <table:table-cell office:value-type="string">
            <text:p>Processing artist: The Go! Team</text:p>
          </table:table-cell>
        </table:table-row>
        <table:table-row table:style-name="ro6">
          <table:table-cell office:value-type="string">
            <text:p>Processing artist: Red House Painters</text:p>
          </table:table-cell>
        </table:table-row>
        <table:table-row table:style-name="ro6">
          <table:table-cell office:value-type="string">
            <text:p>Processing artist: Deutsch Amerikanische Freundschaft</text:p>
          </table:table-cell>
        </table:table-row>
        <table:table-row table:style-name="ro6">
          <table:table-cell office:value-type="string">
            <text:p>Processing artist: M83</text:p>
          </table:table-cell>
        </table:table-row>
        <table:table-row table:style-name="ro6">
          <table:table-cell office:value-type="string">
            <text:p>Processing artist: Adam and The Ants</text:p>
          </table:table-cell>
        </table:table-row>
        <table:table-row table:style-name="ro6">
          <table:table-cell office:value-type="string">
            <text:p>Processing artist: The Sons of the Pioneers</text:p>
          </table:table-cell>
        </table:table-row>
        <table:table-row table:style-name="ro6">
          <table:table-cell office:value-type="string">
            <text:p>Processing artist: Terence Trent D'Arby</text:p>
          </table:table-cell>
        </table:table-row>
        <table:table-row table:style-name="ro6">
          <table:table-cell office:value-type="string">
            <text:p>Processing artist: The Wrens</text:p>
          </table:table-cell>
        </table:table-row>
        <table:table-row table:style-name="ro6">
          <table:table-cell office:value-type="string">
            <text:p>Processing artist: The Easybeats</text:p>
          </table:table-cell>
        </table:table-row>
        <table:table-row table:style-name="ro6">
          <table:table-cell office:value-type="string">
            <text:p>Processing artist: Warren G</text:p>
          </table:table-cell>
        </table:table-row>
        <table:table-row table:style-name="ro6">
          <table:table-cell office:value-type="string">
            <text:p>Processing artist: Michael Hurley/The Unholy Modal Rounders</text:p>
          </table:table-cell>
        </table:table-row>
        <table:table-row table:style-name="ro6">
          <table:table-cell office:value-type="string">
            <text:p>Processing artist: Joan Baez</text:p>
          </table:table-cell>
        </table:table-row>
        <table:table-row table:style-name="ro6">
          <table:table-cell office:value-type="string">
            <text:p>Processing artist: Backstreet Boys</text:p>
          </table:table-cell>
        </table:table-row>
        <table:table-row table:style-name="ro6">
          <table:table-cell office:value-type="string">
            <text:p>Processing artist: Roger Miller</text:p>
          </table:table-cell>
        </table:table-row>
        <table:table-row table:style-name="ro6">
          <table:table-cell office:value-type="string">
            <text:p>Processing artist: Kate Smith</text:p>
          </table:table-cell>
        </table:table-row>
        <table:table-row table:style-name="ro6">
          <table:table-cell office:value-type="string">
            <text:p>Processing artist: Hank Mobley</text:p>
          </table:table-cell>
        </table:table-row>
        <table:table-row table:style-name="ro6">
          <table:table-cell office:value-type="string">
            <text:p>Processing artist: Mark Lanegan</text:p>
          </table:table-cell>
        </table:table-row>
        <table:table-row table:style-name="ro6">
          <table:table-cell office:value-type="string">
            <text:p>Processing artist: George McRae</text:p>
          </table:table-cell>
        </table:table-row>
        <table:table-row table:style-name="ro6">
          <table:table-cell office:value-type="string">
            <text:p>Processing artist: The Tornados</text:p>
          </table:table-cell>
        </table:table-row>
        <table:table-row table:style-name="ro6">
          <table:table-cell office:value-type="string">
            <text:p>Processing artist: Charlie Rich</text:p>
          </table:table-cell>
        </table:table-row>
        <table:table-row table:style-name="ro6">
          <table:table-cell office:value-type="string">
            <text:p>Processing artist: Sunny Day Real Estate</text:p>
          </table:table-cell>
        </table:table-row>
        <table:table-row table:style-name="ro6">
          <table:table-cell office:value-type="string">
            <text:p>Processing artist: Vashti Bunyan</text:p>
          </table:table-cell>
        </table:table-row>
        <table:table-row table:style-name="ro6">
          <table:table-cell office:value-type="string">
            <text:p>Processing artist: Rythim Is Rythim</text:p>
          </table:table-cell>
        </table:table-row>
        <table:table-row table:style-name="ro6">
          <table:table-cell office:value-type="string">
            <text:p>Processing artist: Clifton Chenier</text:p>
          </table:table-cell>
        </table:table-row>
        <table:table-row table:style-name="ro6">
          <table:table-cell office:value-type="string">
            <text:p>Processing artist: The Chords</text:p>
          </table:table-cell>
        </table:table-row>
        <table:table-row table:style-name="ro6">
          <table:table-cell office:value-type="string">
            <text:p>Processing artist: Sade</text:p>
          </table:table-cell>
        </table:table-row>
        <table:table-row table:style-name="ro6">
          <table:table-cell office:value-type="string">
            <text:p>Processing artist: Os Mutantes</text:p>
          </table:table-cell>
        </table:table-row>
        <table:table-row table:style-name="ro6">
          <table:table-cell office:value-type="string">
            <text:p>Processing artist: Death Cab for Cutie</text:p>
          </table:table-cell>
        </table:table-row>
        <table:table-row table:style-name="ro6">
          <table:table-cell office:value-type="string">
            <text:p>Processing artist: Tito Puente</text:p>
          </table:table-cell>
        </table:table-row>
        <table:table-row table:style-name="ro6">
          <table:table-cell office:value-type="string">
            <text:p>Processing artist: The Hold Steady</text:p>
          </table:table-cell>
        </table:table-row>
        <table:table-row table:style-name="ro6">
          <table:table-cell office:value-type="string">
            <text:p>Processing artist: Stevie Ray Vaughan</text:p>
          </table:table-cell>
        </table:table-row>
        <table:table-row table:style-name="ro6">
          <table:table-cell office:value-type="string">
            <text:p>Processing artist: The Triffids</text:p>
          </table:table-cell>
        </table:table-row>
        <table:table-row table:style-name="ro6">
          <table:table-cell office:value-type="string">
            <text:p>Processing artist: Kurtis Blow</text:p>
          </table:table-cell>
        </table:table-row>
        <table:table-row table:style-name="ro6">
          <table:table-cell office:value-type="string">
            <text:p>Processing artist: Mudhoney</text:p>
          </table:table-cell>
        </table:table-row>
        <table:table-row table:style-name="ro6">
          <table:table-cell office:value-type="string">
            <text:p>Processing artist: Lennie Tristano</text:p>
          </table:table-cell>
        </table:table-row>
        <table:table-row table:style-name="ro6">
          <table:table-cell office:value-type="string">
            <text:p>Processing artist: Lionel Richie</text:p>
          </table:table-cell>
        </table:table-row>
        <table:table-row table:style-name="ro6">
          <table:table-cell office:value-type="string">
            <text:p>Processing artist: Chris Isaak</text:p>
          </table:table-cell>
        </table:table-row>
        <table:table-row table:style-name="ro6">
          <table:table-cell office:value-type="string">
            <text:p>Processing artist: Bob Wills and His Texas Playboys</text:p>
          </table:table-cell>
        </table:table-row>
        <table:table-row table:style-name="ro6">
          <table:table-cell office:value-type="string">
            <text:p>Processing artist: Ice-T</text:p>
          </table:table-cell>
        </table:table-row>
        <table:table-row table:style-name="ro6">
          <table:table-cell office:value-type="string">
            <text:p>Processing artist: The Auteurs</text:p>
          </table:table-cell>
        </table:table-row>
        <table:table-row table:style-name="ro6">
          <table:table-cell office:value-type="string">
            <text:p>Processing artist: Pharrell Williams</text:p>
          </table:table-cell>
        </table:table-row>
        <table:table-row table:style-name="ro6">
          <table:table-cell office:value-type="string">
            <text:p>Processing artist: Lipps Inc.</text:p>
          </table:table-cell>
        </table:table-row>
        <table:table-row table:style-name="ro6">
          <table:table-cell office:value-type="string">
            <text:p>Processing artist: No Doubt</text:p>
          </table:table-cell>
        </table:table-row>
        <table:table-row table:style-name="ro6">
          <table:table-cell office:value-type="string">
            <text:p>Processing artist: dEUS</text:p>
          </table:table-cell>
        </table:table-row>
        <table:table-row table:style-name="ro6">
          <table:table-cell office:value-type="string">
            <text:p>Processing artist: Saint Etienne</text:p>
          </table:table-cell>
        </table:table-row>
        <table:table-row table:style-name="ro6">
          <table:table-cell office:value-type="string">
            <text:p>Processing artist: Bachman-Turner Overdrive</text:p>
          </table:table-cell>
        </table:table-row>
        <table:table-row table:style-name="ro6">
          <table:table-cell office:value-type="string">
            <text:p>Processing artist: John Fogerty</text:p>
          </table:table-cell>
        </table:table-row>
        <table:table-row table:style-name="ro6">
          <table:table-cell office:value-type="string">
            <text:p>Processing artist: The Ventures</text:p>
          </table:table-cell>
        </table:table-row>
        <table:table-row table:style-name="ro6">
          <table:table-cell office:value-type="string">
            <text:p>Processing artist: Patti Labelle</text:p>
          </table:table-cell>
        </table:table-row>
        <table:table-row table:style-name="ro6">
          <table:table-cell office:value-type="string">
            <text:p>Processing artist: Barrett Strong</text:p>
          </table:table-cell>
        </table:table-row>
        <table:table-row table:style-name="ro6">
          <table:table-cell office:value-type="string">
            <text:p>Processing artist: Spice Girls</text:p>
          </table:table-cell>
        </table:table-row>
        <table:table-row table:style-name="ro6">
          <table:table-cell office:value-type="string">
            <text:p>Processing artist: Kim Carnes</text:p>
          </table:table-cell>
        </table:table-row>
        <table:table-row table:style-name="ro6">
          <table:table-cell office:value-type="string">
            <text:p>Processing artist: The Sabres of Paradise</text:p>
          </table:table-cell>
        </table:table-row>
        <table:table-row table:style-name="ro6">
          <table:table-cell office:value-type="string">
            <text:p>Processing artist: Cab Calloway</text:p>
          </table:table-cell>
        </table:table-row>
        <table:table-row table:style-name="ro6">
          <table:table-cell office:value-type="string">
            <text:p>Processing artist: Bronski Beat</text:p>
          </table:table-cell>
        </table:table-row>
        <table:table-row table:style-name="ro6">
          <table:table-cell office:value-type="string">
            <text:p>Processing artist: Jurassic 5</text:p>
          </table:table-cell>
        </table:table-row>
        <table:table-row table:style-name="ro6">
          <table:table-cell office:value-type="string">
            <text:p>Processing artist: The Kingston Trio</text:p>
          </table:table-cell>
        </table:table-row>
        <table:table-row table:style-name="ro6">
          <table:table-cell office:value-type="string">
            <text:p>Processing artist: Brenda Lee</text:p>
          </table:table-cell>
        </table:table-row>
        <table:table-row table:style-name="ro6">
          <table:table-cell office:value-type="string">
            <text:p>Processing artist: Bikini Kill</text:p>
          </table:table-cell>
        </table:table-row>
        <table:table-row table:style-name="ro6">
          <table:table-cell office:value-type="string">
            <text:p>Processing artist: Tom Tom Club</text:p>
          </table:table-cell>
        </table:table-row>
        <table:table-row table:style-name="ro6">
          <table:table-cell office:value-type="string">
            <text:p>Processing artist: Temple of the Dog</text:p>
          </table:table-cell>
        </table:table-row>
        <table:table-row table:style-name="ro6">
          <table:table-cell office:value-type="string">
            <text:p>Processing artist: Tony Bennett</text:p>
          </table:table-cell>
        </table:table-row>
        <table:table-row table:style-name="ro6">
          <table:table-cell office:value-type="string">
            <text:p>Processing artist: Ms. Dynamite</text:p>
          </table:table-cell>
        </table:table-row>
        <table:table-row table:style-name="ro6">
          <table:table-cell office:value-type="string">
            <text:p>Processing artist: Ali Farka Toure</text:p>
          </table:table-cell>
        </table:table-row>
        <table:table-row table:style-name="ro6">
          <table:table-cell office:value-type="string">
            <text:p>Processing artist: Slick Rick</text:p>
          </table:table-cell>
        </table:table-row>
        <table:table-row table:style-name="ro6">
          <table:table-cell office:value-type="string">
            <text:p>Processing artist: The Dixie Cups</text:p>
          </table:table-cell>
        </table:table-row>
        <table:table-row table:style-name="ro6">
          <table:table-cell office:value-type="string">
            <text:p>Processing artist: T-Bone Walker</text:p>
          </table:table-cell>
        </table:table-row>
        <table:table-row table:style-name="ro6">
          <table:table-cell office:value-type="string">
            <text:p>Processing artist: Annie</text:p>
          </table:table-cell>
        </table:table-row>
        <table:table-row table:style-name="ro6">
          <table:table-cell office:value-type="string">
            <text:p>Processing artist: Ketty Lester</text:p>
          </table:table-cell>
        </table:table-row>
        <table:table-row table:style-name="ro6">
          <table:table-cell office:value-type="string">
            <text:p>Processing artist: Sonny and Cher</text:p>
          </table:table-cell>
        </table:table-row>
        <table:table-row table:style-name="ro6">
          <table:table-cell office:value-type="string">
            <text:p>Processing artist: Johnny Horton</text:p>
          </table:table-cell>
        </table:table-row>
        <table:table-row table:style-name="ro6">
          <table:table-cell office:value-type="string">
            <text:p>Processing artist: Queensryche</text:p>
          </table:table-cell>
        </table:table-row>
        <table:table-row table:style-name="ro6">
          <table:table-cell office:value-type="string">
            <text:p>Processing artist: The Style Council</text:p>
          </table:table-cell>
        </table:table-row>
        <table:table-row table:style-name="ro6">
          <table:table-cell office:value-type="string">
            <text:p>Processing artist: Lefty Frizzell</text:p>
          </table:table-cell>
        </table:table-row>
        <table:table-row table:style-name="ro6">
          <table:table-cell office:value-type="string">
            <text:p>Processing artist: Petula Clark</text:p>
          </table:table-cell>
        </table:table-row>
        <table:table-row table:style-name="ro6">
          <table:table-cell office:value-type="string">
            <text:p>Processing artist: Peggy Lee</text:p>
          </table:table-cell>
        </table:table-row>
        <table:table-row table:style-name="ro6">
          <table:table-cell office:value-type="string">
            <text:p>Processing artist: Jimmie Davis</text:p>
          </table:table-cell>
        </table:table-row>
        <table:table-row table:style-name="ro6">
          <table:table-cell office:value-type="string">
            <text:p>Processing artist: Flipper</text:p>
          </table:table-cell>
        </table:table-row>
        <table:table-row table:style-name="ro6">
          <table:table-cell office:value-type="string">
            <text:p>Processing artist: Pete Townshend</text:p>
          </table:table-cell>
        </table:table-row>
        <table:table-row table:style-name="ro6">
          <table:table-cell office:value-type="string">
            <text:p>Processing artist: The Champs</text:p>
          </table:table-cell>
        </table:table-row>
        <table:table-row table:style-name="ro6">
          <table:table-cell office:value-type="string">
            <text:p>Processing artist: Death in Vegas</text:p>
          </table:table-cell>
        </table:table-row>
        <table:table-row table:style-name="ro6">
          <table:table-cell office:value-type="string">
            <text:p>Processing artist: The Sundays</text:p>
          </table:table-cell>
        </table:table-row>
        <table:table-row table:style-name="ro6">
          <table:table-cell office:value-type="string">
            <text:p>Processing artist: Herbert</text:p>
          </table:table-cell>
        </table:table-row>
        <table:table-row table:style-name="ro6">
          <table:table-cell office:value-type="string">
            <text:p>Processing artist: Stephen Stills</text:p>
          </table:table-cell>
        </table:table-row>
        <table:table-row table:style-name="ro6">
          <table:table-cell office:value-type="string">
            <text:p>Processing artist: Mazzy Star</text:p>
          </table:table-cell>
        </table:table-row>
        <table:table-row table:style-name="ro6">
          <table:table-cell office:value-type="string">
            <text:p>Processing artist: Blind Lemon Jefferson</text:p>
          </table:table-cell>
        </table:table-row>
        <table:table-row table:style-name="ro6">
          <table:table-cell office:value-type="string">
            <text:p>Processing artist: The White Stripes</text:p>
          </table:table-cell>
        </table:table-row>
        <table:table-row table:style-name="ro6">
          <table:table-cell office:value-type="string">
            <text:p>Processing artist: OutKast</text:p>
          </table:table-cell>
        </table:table-row>
        <table:table-row table:style-name="ro6">
          <table:table-cell office:value-type="string">
            <text:p>Processing artist: Franz Ferdinand</text:p>
          </table:table-cell>
        </table:table-row>
        <table:table-row table:style-name="ro6">
          <table:table-cell office:value-type="string">
            <text:p>Processing artist: Eminem</text:p>
          </table:table-cell>
        </table:table-row>
        <table:table-row table:style-name="ro6">
          <table:table-cell office:value-type="string">
            <text:p>Processing artist: The Strokes</text:p>
          </table:table-cell>
        </table:table-row>
        <table:table-row table:style-name="ro6">
          <table:table-cell office:value-type="string">
            <text:p>Processing artist: Radiohead</text:p>
          </table:table-cell>
        </table:table-row>
        <table:table-row table:style-name="ro6">
          <table:table-cell office:value-type="string">
            <text:p>Processing artist: Kanye West</text:p>
          </table:table-cell>
        </table:table-row>
        <table:table-row table:style-name="ro6">
          <table:table-cell office:value-type="string">
            <text:p>Processing artist: Missy Misdemeanor Elliott</text:p>
          </table:table-cell>
        </table:table-row>
        <table:table-row table:style-name="ro6">
          <table:table-cell office:value-type="string">
            <text:p>Processing artist: Coldplay</text:p>
          </table:table-cell>
        </table:table-row>
        <table:table-row table:style-name="ro6">
          <table:table-cell office:value-type="string">
            <text:p>Processing artist: The Streets</text:p>
          </table:table-cell>
        </table:table-row>
        <table:table-row table:style-name="ro6">
          <table:table-cell office:value-type="string">
            <text:p>Processing artist: Jay-Z</text:p>
          </table:table-cell>
        </table:table-row>
        <table:table-row table:style-name="ro6">
          <table:table-cell office:value-type="string">
            <text:p>Processing artist: Queens of the Stone Age</text:p>
          </table:table-cell>
        </table:table-row>
        <table:table-row table:style-name="ro6">
          <table:table-cell office:value-type="string">
            <text:p>Processing artist: Gorillaz</text:p>
          </table:table-cell>
        </table:table-row>
        <table:table-row table:style-name="ro6">
          <table:table-cell office:value-type="string">
            <text:p>Processing artist: Wilco</text:p>
          </table:table-cell>
        </table:table-row>
        <table:table-row table:style-name="ro6">
          <table:table-cell office:value-type="string">
            <text:p>Processing artist: Sufjan Stevens</text:p>
          </table:table-cell>
        </table:table-row>
        <table:table-row table:style-name="ro6">
          <table:table-cell office:value-type="string">
            <text:p>Processing artist: The Libertines</text:p>
          </table:table-cell>
        </table:table-row>
        <table:table-row table:style-name="ro6">
          <table:table-cell office:value-type="string">
            <text:p>Processing artist: LCD Soundsystem</text:p>
          </table:table-cell>
        </table:table-row>
        <table:table-row table:style-name="ro6">
          <table:table-cell office:value-type="string">
            <text:p>Processing artist: Dizzee Rascal</text:p>
          </table:table-cell>
        </table:table-row>
        <table:table-row table:style-name="ro6">
          <table:table-cell office:value-type="string">
            <text:p>Processing artist: Interpol</text:p>
          </table:table-cell>
        </table:table-row>
        <table:table-row table:style-name="ro6">
          <table:table-cell office:value-type="string">
            <text:p>Processing artist: TV on the Radio</text:p>
          </table:table-cell>
        </table:table-row>
        <table:table-row table:style-name="ro6">
          <table:table-cell office:value-type="string">
            <text:p>Processing artist: M.I.A.</text:p>
          </table:table-cell>
        </table:table-row>
        <table:table-row table:style-name="ro6">
          <table:table-cell office:value-type="string">
            <text:p>Processing artist: The Arcade Fire</text:p>
          </table:table-cell>
        </table:table-row>
        <table:table-row table:style-name="ro6">
          <table:table-cell office:value-type="string">
            <text:p>Processing artist: Bob Dylan</text:p>
          </table:table-cell>
        </table:table-row>
        <table:table-row table:style-name="ro6">
          <table:table-cell office:value-type="string">
            <text:p>Processing artist: U2</text:p>
          </table:table-cell>
        </table:table-row>
        <table:table-row table:style-name="ro6">
          <table:table-cell office:value-type="string">
            <text:p>Processing artist: Modest Mouse</text:p>
          </table:table-cell>
        </table:table-row>
        <table:table-row table:style-name="ro6">
          <table:table-cell office:value-type="string">
            <text:p>Processing artist: Johnny Cash</text:p>
          </table:table-cell>
        </table:table-row>
        <table:table-row table:style-name="ro6">
          <table:table-cell office:value-type="string">
            <text:p>Processing artist: Antony and The Johnsons</text:p>
          </table:table-cell>
        </table:table-row>
        <table:table-row table:style-name="ro6">
          <table:table-cell office:value-type="string">
            <text:p>Processing artist: Yeah Yeah Yeahs</text:p>
          </table:table-cell>
        </table:table-row>
        <table:table-row table:style-name="ro6">
          <table:table-cell office:value-type="string">
            <text:p>Processing artist: Spoon</text:p>
          </table:table-cell>
        </table:table-row>
        <table:table-row table:style-name="ro6">
          <table:table-cell office:value-type="string">
            <text:p>Processing artist: The Flaming Lips</text:p>
          </table:table-cell>
        </table:table-row>
        <table:table-row table:style-name="ro6">
          <table:table-cell office:value-type="string">
            <text:p>Processing artist: Björk</text:p>
          </table:table-cell>
        </table:table-row>
        <table:table-row table:style-name="ro6">
          <table:table-cell office:value-type="string">
            <text:p>Processing artist: The New Pornographers</text:p>
          </table:table-cell>
        </table:table-row>
        <table:table-row table:style-name="ro6">
          <table:table-cell office:value-type="string">
            <text:p>Processing artist: Madonna</text:p>
          </table:table-cell>
        </table:table-row>
        <table:table-row table:style-name="ro6">
          <table:table-cell office:value-type="string">
            <text:p>Processing artist: Yo La Tengo</text:p>
          </table:table-cell>
        </table:table-row>
        <table:table-row table:style-name="ro6">
          <table:table-cell office:value-type="string">
            <text:p>Processing artist: Arctic Monkeys</text:p>
          </table:table-cell>
        </table:table-row>
        <table:table-row table:style-name="ro6">
          <table:table-cell office:value-type="string">
            <text:p>Processing artist: Ryan Adams</text:p>
          </table:table-cell>
        </table:table-row>
        <table:table-row table:style-name="ro6">
          <table:table-cell office:value-type="string">
            <text:p>Processing artist: P J Harvey</text:p>
          </table:table-cell>
        </table:table-row>
        <table:table-row table:style-name="ro6">
          <table:table-cell office:value-type="string">
            <text:p>Processing artist: The Rapture</text:p>
          </table:table-cell>
        </table:table-row>
        <table:table-row table:style-name="ro6">
          <table:table-cell office:value-type="string">
            <text:p>Processing artist: The Shins</text:p>
          </table:table-cell>
        </table:table-row>
        <table:table-row table:style-name="ro6">
          <table:table-cell office:value-type="string">
            <text:p>Processing artist: Bloc Party</text:p>
          </table:table-cell>
        </table:table-row>
        <table:table-row table:style-name="ro6">
          <table:table-cell office:value-type="string">
            <text:p>Processing artist: Morrissey</text:p>
          </table:table-cell>
        </table:table-row>
        <table:table-row table:style-name="ro6">
          <table:table-cell office:value-type="string">
            <text:p>Processing artist: System of a Down</text:p>
          </table:table-cell>
        </table:table-row>
        <table:table-row table:style-name="ro6">
          <table:table-cell office:value-type="string">
            <text:p>Processing artist: Ghostface Killah</text:p>
          </table:table-cell>
        </table:table-row>
        <table:table-row table:style-name="ro6">
          <table:table-cell office:value-type="string">
            <text:p>Processing artist: Brian Wilson</text:p>
          </table:table-cell>
        </table:table-row>
        <table:table-row table:style-name="ro6">
          <table:table-cell office:value-type="string">
            <text:p>Processing artist: Bright Eyes</text:p>
          </table:table-cell>
        </table:table-row>
        <table:table-row table:style-name="ro6">
          <table:table-cell office:value-type="string">
            <text:p>Processing artist: Nick Cave</text:p>
          </table:table-cell>
        </table:table-row>
        <table:table-row table:style-name="ro6">
          <table:table-cell office:value-type="string">
            <text:p>Processing artist: Sleater-Kinney</text:p>
          </table:table-cell>
        </table:table-row>
        <table:table-row table:style-name="ro6">
          <table:table-cell office:value-type="string">
            <text:p>Processing artist: The Hives</text:p>
          </table:table-cell>
        </table:table-row>
        <table:table-row table:style-name="ro6">
          <table:table-cell office:value-type="string">
            <text:p>Processing artist: 50 Cent</text:p>
          </table:table-cell>
        </table:table-row>
        <table:table-row table:style-name="ro6">
          <table:table-cell office:value-type="string">
            <text:p>Processing artist: The Roots</text:p>
          </table:table-cell>
        </table:table-row>
        <table:table-row table:style-name="ro6">
          <table:table-cell office:value-type="string">
            <text:p>Processing artist: Nirvana</text:p>
          </table:table-cell>
        </table:table-row>
        <table:table-row table:style-name="ro6">
          <table:table-cell office:value-type="string">
            <text:p>Processing artist: R.E.M.</text:p>
          </table:table-cell>
        </table:table-row>
        <table:table-row table:style-name="ro6">
          <table:table-cell office:value-type="string">
            <text:p>Processing artist: Radiohead</text:p>
          </table:table-cell>
        </table:table-row>
        <table:table-row table:style-name="ro6">
          <table:table-cell office:value-type="string">
            <text:p>Processing artist: Beck</text:p>
          </table:table-cell>
        </table:table-row>
        <table:table-row table:style-name="ro6">
          <table:table-cell office:value-type="string">
            <text:p>Processing artist: Oasis</text:p>
          </table:table-cell>
        </table:table-row>
        <table:table-row table:style-name="ro6">
          <table:table-cell office:value-type="string">
            <text:p>Processing artist: Blur</text:p>
          </table:table-cell>
        </table:table-row>
        <table:table-row table:style-name="ro6">
          <table:table-cell office:value-type="string">
            <text:p>Processing artist: Massive Attack</text:p>
          </table:table-cell>
        </table:table-row>
        <table:table-row table:style-name="ro6">
          <table:table-cell office:value-type="string">
            <text:p>Processing artist: P J Harvey</text:p>
          </table:table-cell>
        </table:table-row>
        <table:table-row table:style-name="ro6">
          <table:table-cell office:value-type="string">
            <text:p>Processing artist: Pavement</text:p>
          </table:table-cell>
        </table:table-row>
        <table:table-row table:style-name="ro6">
          <table:table-cell office:value-type="string">
            <text:p>Processing artist: Björk</text:p>
          </table:table-cell>
        </table:table-row>
        <table:table-row table:style-name="ro6">
          <table:table-cell office:value-type="string">
            <text:p>Processing artist: Pulp</text:p>
          </table:table-cell>
        </table:table-row>
        <table:table-row table:style-name="ro6">
          <table:table-cell office:value-type="string">
            <text:p>Processing artist: Beastie Boys</text:p>
          </table:table-cell>
        </table:table-row>
        <table:table-row table:style-name="ro6">
          <table:table-cell office:value-type="string">
            <text:p>Processing artist: The Smashing Pumpkins</text:p>
          </table:table-cell>
        </table:table-row>
        <table:table-row table:style-name="ro6">
          <table:table-cell office:value-type="string">
            <text:p>Processing artist: Pearl Jam</text:p>
          </table:table-cell>
        </table:table-row>
        <table:table-row table:style-name="ro6">
          <table:table-cell office:value-type="string">
            <text:p>Processing artist: Primal Scream</text:p>
          </table:table-cell>
        </table:table-row>
        <table:table-row table:style-name="ro6">
          <table:table-cell office:value-type="string">
            <text:p>Processing artist: The Chemical Brothers</text:p>
          </table:table-cell>
        </table:table-row>
        <table:table-row table:style-name="ro6">
          <table:table-cell office:value-type="string">
            <text:p>Processing artist: U2</text:p>
          </table:table-cell>
        </table:table-row>
        <table:table-row table:style-name="ro6">
          <table:table-cell office:value-type="string">
            <text:p>Processing artist: The Verve</text:p>
          </table:table-cell>
        </table:table-row>
        <table:table-row table:style-name="ro6">
          <table:table-cell office:value-type="string">
            <text:p>Processing artist: Dr. Dre</text:p>
          </table:table-cell>
        </table:table-row>
        <table:table-row table:style-name="ro6">
          <table:table-cell office:value-type="string">
            <text:p>Processing artist: Manic Street Preachers</text:p>
          </table:table-cell>
        </table:table-row>
        <table:table-row table:style-name="ro6">
          <table:table-cell office:value-type="string">
            <text:p>Processing artist: Portishead</text:p>
          </table:table-cell>
        </table:table-row>
        <table:table-row table:style-name="ro6">
          <table:table-cell office:value-type="string">
            <text:p>Processing artist: A Tribe Called Quest</text:p>
          </table:table-cell>
        </table:table-row>
        <table:table-row table:style-name="ro6">
          <table:table-cell office:value-type="string">
            <text:p>Processing artist: The Prodigy</text:p>
          </table:table-cell>
        </table:table-row>
        <table:table-row table:style-name="ro6">
          <table:table-cell office:value-type="string">
            <text:p>Processing artist: Suede</text:p>
          </table:table-cell>
        </table:table-row>
        <table:table-row table:style-name="ro6">
          <table:table-cell office:value-type="string">
            <text:p>Processing artist: Nick Cave</text:p>
          </table:table-cell>
        </table:table-row>
        <table:table-row table:style-name="ro6">
          <table:table-cell office:value-type="string">
            <text:p>Processing artist: Underworld</text:p>
          </table:table-cell>
        </table:table-row>
        <table:table-row table:style-name="ro6">
          <table:table-cell office:value-type="string">
            <text:p>Processing artist: Red Hot Chili Peppers</text:p>
          </table:table-cell>
        </table:table-row>
        <table:table-row table:style-name="ro6">
          <table:table-cell office:value-type="string">
            <text:p>Processing artist: Public Enemy</text:p>
          </table:table-cell>
        </table:table-row>
        <table:table-row table:style-name="ro6">
          <table:table-cell office:value-type="string">
            <text:p>Processing artist: My Bloody Valentine</text:p>
          </table:table-cell>
        </table:table-row>
        <table:table-row table:style-name="ro6">
          <table:table-cell office:value-type="string">
            <text:p>Processing artist: Notorious B.I.G.</text:p>
          </table:table-cell>
        </table:table-row>
        <table:table-row table:style-name="ro6">
          <table:table-cell office:value-type="string">
            <text:p>Processing artist: Madonna</text:p>
          </table:table-cell>
        </table:table-row>
        <table:table-row table:style-name="ro6">
          <table:table-cell office:value-type="string">
            <text:p>Processing artist: Soundgarden</text:p>
          </table:table-cell>
        </table:table-row>
        <table:table-row table:style-name="ro6">
          <table:table-cell office:value-type="string">
            <text:p>Processing artist: Tricky</text:p>
          </table:table-cell>
        </table:table-row>
        <table:table-row table:style-name="ro6">
          <table:table-cell office:value-type="string">
            <text:p>Processing artist: TLC</text:p>
          </table:table-cell>
        </table:table-row>
        <table:table-row table:style-name="ro6">
          <table:table-cell office:value-type="string">
            <text:p>Processing artist: Aphex Twin</text:p>
          </table:table-cell>
        </table:table-row>
        <table:table-row table:style-name="ro6">
          <table:table-cell office:value-type="string">
            <text:p>Processing artist: Weezer</text:p>
          </table:table-cell>
        </table:table-row>
        <table:table-row table:style-name="ro6">
          <table:table-cell office:value-type="string">
            <text:p>Processing artist: Rage Against the Machine</text:p>
          </table:table-cell>
        </table:table-row>
        <table:table-row table:style-name="ro6">
          <table:table-cell office:value-type="string">
            <text:p>Processing artist: Lauryn Hill</text:p>
          </table:table-cell>
        </table:table-row>
        <table:table-row table:style-name="ro6">
          <table:table-cell office:value-type="string">
            <text:p>Processing artist: Fatboy Slim</text:p>
          </table:table-cell>
        </table:table-row>
        <table:table-row table:style-name="ro6">
          <table:table-cell office:value-type="string">
            <text:p>Processing artist: Neil Young</text:p>
          </table:table-cell>
        </table:table-row>
        <table:table-row table:style-name="ro6">
          <table:table-cell office:value-type="string">
            <text:p>Processing artist: Bob Dylan</text:p>
          </table:table-cell>
        </table:table-row>
        <table:table-row table:style-name="ro6">
          <table:table-cell office:value-type="string">
            <text:p>Processing artist: Pet Shop Boys</text:p>
          </table:table-cell>
        </table:table-row>
        <table:table-row table:style-name="ro6">
          <table:table-cell office:value-type="string">
            <text:p>Processing artist: Jeff Buckley</text:p>
          </table:table-cell>
        </table:table-row>
        <table:table-row table:style-name="ro6">
          <table:table-cell office:value-type="string">
            <text:p>Processing artist: Fugees</text:p>
          </table:table-cell>
        </table:table-row>
        <table:table-row table:style-name="ro6">
          <table:table-cell office:value-type="string">
            <text:p>Processing artist: Belle and Sebastian</text:p>
          </table:table-cell>
        </table:table-row>
        <table:table-row table:style-name="ro6">
          <table:table-cell office:value-type="string">
            <text:p>Processing artist: Happy Mondays</text:p>
          </table:table-cell>
        </table:table-row>
        <table:table-row table:style-name="ro6">
          <table:table-cell office:value-type="string">
            <text:p>Processing artist: Sinéad O'Connor</text:p>
          </table:table-cell>
        </table:table-row>
        <table:table-row table:style-name="ro6">
          <table:table-cell office:value-type="string">
            <text:p>Processing artist: Metallica</text:p>
          </table:table-cell>
        </table:table-row>
        <table:table-row table:style-name="ro6">
          <table:table-cell office:value-type="string">
            <text:p>Processing artist: Sonic Youth</text:p>
          </table:table-cell>
        </table:table-row>
        <table:table-row table:style-name="ro6">
          <table:table-cell office:value-type="string">
            <text:p>Processing artist: Wu-Tang Clan</text:p>
          </table:table-cell>
        </table:table-row>
        <table:table-row table:style-name="ro6">
          <table:table-cell office:value-type="string">
            <text:p>Processing artist: Nine Inch Nails</text:p>
          </table:table-cell>
        </table:table-row>
        <table:table-row table:style-name="ro6">
          <table:table-cell office:value-type="string">
            <text:p>Processing artist: Air</text:p>
          </table:table-cell>
        </table:table-row>
        <table:table-row table:style-name="ro6">
          <table:table-cell office:value-type="string">
            <text:p>Processing artist: Hole</text:p>
          </table:table-cell>
        </table:table-row>
        <table:table-row table:style-name="ro6">
          <table:table-cell office:value-type="string">
            <text:p>Processing artist: The Flaming Lips</text:p>
          </table:table-cell>
        </table:table-row>
        <table:table-row table:style-name="ro6">
          <table:table-cell office:value-type="string">
            <text:p>Processing artist: The Breeders</text:p>
          </table:table-cell>
        </table:table-row>
        <table:table-row table:style-name="ro6">
          <table:table-cell office:value-type="string">
            <text:p>Processing artist: Supergrass</text:p>
          </table:table-cell>
        </table:table-row>
        <table:table-row table:style-name="ro6">
          <table:table-cell office:value-type="string">
            <text:p>Processing artist: Moby</text:p>
          </table:table-cell>
        </table:table-row>
        <table:table-row table:style-name="ro6">
          <table:table-cell office:value-type="string">
            <text:p>Processing artist: DJ Shadow</text:p>
          </table:table-cell>
        </table:table-row>
        <table:table-row table:style-name="ro6">
          <table:table-cell office:value-type="string">
            <text:p>Processing artist: Wilco</text:p>
          </table:table-cell>
        </table:table-row>
        <table:table-row table:style-name="ro6">
          <table:table-cell office:value-type="string">
            <text:p>Processing artist: Daft Punk</text:p>
          </table:table-cell>
        </table:table-row>
        <table:table-row table:style-name="ro6">
          <table:table-cell office:value-type="string">
            <text:p>Processing artist: Teenage Fanclub</text:p>
          </table:table-cell>
        </table:table-row>
        <table:table-row table:style-name="ro6">
          <table:table-cell office:value-type="string">
            <text:p>Processing artist: Elliott Smith</text:p>
          </table:table-cell>
        </table:table-row>
        <table:table-row table:style-name="ro6">
          <table:table-cell office:value-type="string">
            <text:p>Processing artist: Orbital</text:p>
          </table:table-cell>
        </table:table-row>
        <table:table-row table:style-name="ro6">
          <table:table-cell office:value-type="string">
            <text:p>Processing artist: Yo La Tengo</text:p>
          </table:table-cell>
        </table:table-row>
        <table:table-row table:style-name="ro6">
          <table:table-cell office:value-type="string">
            <text:p>Processing artist: Cypress Hill</text:p>
          </table:table-cell>
        </table:table-row>
        <table:table-row table:style-name="ro6">
          <table:table-cell office:value-type="string">
            <text:p>Processing artist: Spiritualized</text:p>
          </table:table-cell>
        </table:table-row>
        <table:table-row table:style-name="ro6">
          <table:table-cell office:value-type="string">
            <text:p>Processing artist: The Orb</text:p>
          </table:table-cell>
        </table:table-row>
        <table:table-row table:style-name="ro6">
          <table:table-cell office:value-type="string">
            <text:p>Processing artist: Green Day</text:p>
          </table:table-cell>
        </table:table-row>
        <table:table-row table:style-name="ro6">
          <table:table-cell office:value-type="string">
            <text:p>Processing artist: Mercury Rev</text:p>
          </table:table-cell>
        </table:table-row>
        <table:table-row table:style-name="ro6">
          <table:table-cell office:value-type="string">
            <text:p>Processing artist: Eminem</text:p>
          </table:table-cell>
        </table:table-row>
        <table:table-row table:style-name="ro6">
          <table:table-cell office:value-type="string">
            <text:p>Processing artist: Ice Cube</text:p>
          </table:table-cell>
        </table:table-row>
        <table:table-row table:style-name="ro6">
          <table:table-cell office:value-type="string">
            <text:p>Processing artist: Alanis Morissette</text:p>
          </table:table-cell>
        </table:table-row>
        <table:table-row table:style-name="ro6">
          <table:table-cell office:value-type="string">
            <text:p>Processing artist: Stereolab</text:p>
          </table:table-cell>
        </table:table-row>
        <table:table-row table:style-name="ro6">
          <table:table-cell office:value-type="string">
            <text:p>Processing artist: Liz Phair</text:p>
          </table:table-cell>
        </table:table-row>
        <table:table-row table:style-name="ro6">
          <table:table-cell office:value-type="string">
            <text:p>Processing artist: Snoop Doggy Dogg</text:p>
          </table:table-cell>
        </table:table-row>
        <table:table-row table:style-name="ro6">
          <table:table-cell office:value-type="string">
            <text:p>Processing artist: Tom Waits</text:p>
          </table:table-cell>
        </table:table-row>
        <table:table-row table:style-name="ro6">
          <table:table-cell office:value-type="string">
            <text:p>Processing artist: The LA's</text:p>
          </table:table-cell>
        </table:table-row>
        <table:table-row table:style-name="ro6">
          <table:table-cell office:value-type="string">
            <text:p>Processing artist: Basement Jaxx</text:p>
          </table:table-cell>
        </table:table-row>
        <table:table-row table:style-name="ro6">
          <table:table-cell office:value-type="string">
            <text:p>Processing artist: Tori Amos</text:p>
          </table:table-cell>
        </table:table-row>
        <table:table-row table:style-name="ro6">
          <table:table-cell office:value-type="string">
            <text:p>Processing artist: Built to Spill</text:p>
          </table:table-cell>
        </table:table-row>
        <table:table-row table:style-name="ro6">
          <table:table-cell office:value-type="string">
            <text:p>Processing artist: Foo Fighters</text:p>
          </table:table-cell>
        </table:table-row>
        <table:table-row table:style-name="ro6">
          <table:table-cell office:value-type="string">
            <text:p>Processing artist: 2Pac</text:p>
          </table:table-cell>
        </table:table-row>
        <table:table-row table:style-name="ro6">
          <table:table-cell office:value-type="string">
            <text:p>Processing artist: Tortoise</text:p>
          </table:table-cell>
        </table:table-row>
        <table:table-row table:style-name="ro6">
          <table:table-cell office:value-type="string">
            <text:p>Processing artist: The KLF</text:p>
          </table:table-cell>
        </table:table-row>
        <table:table-row table:style-name="ro6">
          <table:table-cell office:value-type="string">
            <text:p>Processing artist: Arrested Development</text:p>
          </table:table-cell>
        </table:table-row>
        <table:table-row table:style-name="ro6">
          <table:table-cell office:value-type="string">
            <text:p>Processing artist: Jane's Addiction</text:p>
          </table:table-cell>
        </table:table-row>
        <table:table-row table:style-name="ro6">
          <table:table-cell office:value-type="string">
            <text:p>Processing artist: Cornershop</text:p>
          </table:table-cell>
        </table:table-row>
        <table:table-row table:style-name="ro6">
          <table:table-cell office:value-type="string">
            <text:p>Processing artist: LL Cool J</text:p>
          </table:table-cell>
        </table:table-row>
        <table:table-row table:style-name="ro6">
          <table:table-cell office:value-type="string">
            <text:p>Processing artist: Garbage</text:p>
          </table:table-cell>
        </table:table-row>
        <table:table-row table:style-name="ro6">
          <table:table-cell office:value-type="string">
            <text:p>Processing artist: Fugazi</text:p>
          </table:table-cell>
        </table:table-row>
        <table:table-row table:style-name="ro6">
          <table:table-cell office:value-type="string">
            <text:p>Processing artist: Leftfield</text:p>
          </table:table-cell>
        </table:table-row>
        <table:table-row table:style-name="ro6">
          <table:table-cell office:value-type="string">
            <text:p>Processing artist: Goldie</text:p>
          </table:table-cell>
        </table:table-row>
        <table:table-row table:style-name="ro6">
          <table:table-cell office:value-type="string">
            <text:p>Processing artist: OutKast</text:p>
          </table:table-cell>
        </table:table-row>
        <table:table-row table:style-name="ro6">
          <table:table-cell office:value-type="string">
            <text:p>Processing artist: Pixies</text:p>
          </table:table-cell>
        </table:table-row>
        <table:table-row table:style-name="ro6">
          <table:table-cell office:value-type="string">
            <text:p>Processing artist: Magnetic Fields</text:p>
          </table:table-cell>
        </table:table-row>
        <table:table-row table:style-name="ro6">
          <table:table-cell office:value-type="string">
            <text:p>Processing artist: Sigur Ros</text:p>
          </table:table-cell>
        </table:table-row>
        <table:table-row table:style-name="ro6">
          <table:table-cell office:value-type="string">
            <text:p>Processing artist: Missy Misdemeanor Elliott</text:p>
          </table:table-cell>
        </table:table-row>
        <table:table-row table:style-name="ro6">
          <table:table-cell office:value-type="string">
            <text:p>Processing artist: Lucinda Williams</text:p>
          </table:table-cell>
        </table:table-row>
        <table:table-row table:style-name="ro6">
          <table:table-cell office:value-type="string">
            <text:p>Processing artist: Nas</text:p>
          </table:table-cell>
        </table:table-row>
        <table:table-row table:style-name="ro6">
          <table:table-cell office:value-type="string">
            <text:p>Processing artist: Depeche Mod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N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5-08">08/05/2025</text:date>, <text:time>07:04: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4-25T03:32:48</meta:creation-date>
    <dc:date>2025-05-08T07:04:43</dc:date>
    <meta:editing-duration>P1DT5M27S</meta:editing-duration>
    <meta:editing-cycles>10</meta:editing-cycles>
    <meta:generator>OpenOffice/4.1.15$Unix OpenOffice.org_project/4115m2$Build-9813</meta:generator>
    <meta:document-statistic meta:table-count="5" meta:cell-count="1166" meta:object-count="0"/>
    <meta:user-defined meta:name=""/>
  </office:meta>
</office:document-meta>
</file>